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514D1842.svm" manifest:media-type=""/>
  <manifest:file-entry manifest:full-path="Object 3/Pictures/2000000A000000DD000000DD3111ECA1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style:font-name="Liberation Sans" style:font-name-asian="Droid Sans Fallback" style:font-name-complex="FreeSans"/>
    </style:style>
    <style:style style:name="ce9" style:family="table-cell" style:parent-style-name="Default" style:data-style-name="N43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2"/>
          <table:covered-table-cell table:number-columns-repeated="10"/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174074" calcext:value-type="float">
            <text:p>1.74E-002</text:p>
          </table:table-cell>
          <table:table-cell table:style-name="ce4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179655" calcext:value-type="float">
            <text:p>1.80E-002</text:p>
          </table:table-cell>
          <table:table-cell table:style-name="ce4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83347" calcext:value-type="float">
            <text:p>1.83E-002</text:p>
          </table:table-cell>
          <table:table-cell table:style-name="ce4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0.0188775" calcext:value-type="float">
            <text:p>1.89E-002</text:p>
          </table:table-cell>
          <table:table-cell table:style-name="ce4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194708" calcext:value-type="float">
            <text:p>1.95E-002</text:p>
          </table:table-cell>
          <table:table-cell table:style-name="ce4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199692" calcext:value-type="float">
            <text:p>2.00E-002</text:p>
          </table:table-cell>
          <table:table-cell table:style-name="ce4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3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202021" calcext:value-type="float">
            <text:p>2.02E-002</text:p>
          </table:table-cell>
          <table:table-cell table:style-name="ce4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020529" calcext:value-type="float">
            <text:p>2.05E-002</text:p>
          </table:table-cell>
          <table:table-cell table:style-name="ce4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211757" calcext:value-type="float">
            <text:p>2.12E-002</text:p>
          </table:table-cell>
          <table:table-cell table:style-name="ce4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0213264" calcext:value-type="float">
            <text:p>2.13E-002</text:p>
          </table:table-cell>
          <table:table-cell table:style-name="ce4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4" office:value-type="float" office:value="0.0217069" calcext:value-type="float">
            <text:p>2.17E-002</text:p>
          </table:table-cell>
          <table:table-cell table:style-name="ce4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3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3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3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3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3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.2988in" svg:height="3.098in" svg:x="4.3917in" svg:y="2.8315in">
            <draw:object draw:notify-on-update-of-ranges="Sheet5.B4:Sheet5.B10 Sheet5.C15:Sheet5.C15 Sheet5.F4:Sheet5.F10 Sheet5.B4:Sheet5.B12 Sheet15.B14:Sheet15.B14 Sheet15.F4:Sheet15.F12 Sheet5.S4:Sheet5.S19 Sheet5.F16:Sheet5.F16 Sheet5.T4:Sheet5.T19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1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3"/>
          <table:table-cell office:value-type="string" calcext:value-type="string">
            <text:p>run18</text:p>
          </table:table-cell>
          <table:table-cell table:number-columns-repeated="2"/>
          <table:table-cell office:value-type="string" calcext:value-type="string">
            <text:p>run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3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3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40969498754988" calcext:value-type="float">
            <text:p>0.1409694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3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3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240755850157" calcext:value-type="float">
            <text:p>0.2132407559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3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3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67505148401012" calcext:value-type="float">
            <text:p>0.26750514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3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7059877862578" calcext:value-type="float">
            <text:p>0.28705987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3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3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99621311463038" calcext:value-type="float">
            <text:p>0.29962131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3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0790570773176" calcext:value-type="float">
            <text:p>0.3207905708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3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15948204750467" calcext:value-type="float">
            <text:p>0.3159482048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3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7739790745362" calcext:value-type="float">
            <text:p>0.33773979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32319760467047" calcext:value-type="float">
            <text:p>0.3323197605</text:p>
          </table:table-cell>
        </table:table-row>
        <table:table-row table:style-name="ro3">
          <table:table-cell table:number-columns-repeated="12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30488176211161" calcext:value-type="float">
            <text:p>0.3304881762</text:p>
          </table:table-cell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4670178478991" calcext:value-type="float">
            <text:p>0.34670178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382210139243" calcext:value-type="float">
            <text:p>0.3382210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office:value-type="string" calcext:value-type="string">
            <text:p>VUV3_test5</text:p>
          </table:table-cell>
          <table:table-cell office:value-type="string" calcext:value-type="string">
            <text:p>VUV3_test6</text:p>
          </table:table-cell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33462432516567" calcext:value-type="float">
            <text:p>0.3334624325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32360153429329" calcext:value-type="float">
            <text:p>0.3323601534</text:p>
          </table:table-cell>
        </table:table-row>
        <table:table-row table:style-name="ro3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18912383605591" calcext:value-type="float">
            <text:p>0.3189123836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  <table:table-cell table:number-columns-repeated="3"/>
        </table:table-row>
        <table:table-row table:style-name="ro1" table:number-rows-repeated="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14" table:style-name="ta1"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</table:table>
      <table:table table:name="Sheet15" table:style-name="ta1">
        <table:shapes>
          <draw:frame draw:z-index="0" draw:style-name="gr1" draw:text-style-name="P1" svg:width="6.2988in" svg:height="3.5429in" svg:x="18.2118in" svg:y="0.2591in">
            <draw:object draw:notify-on-update-of-ranges="Sheet15.B4:Sheet15.B12 Sheet15.B14:Sheet15.B14 Sheet15.F4:Sheet15.F12 Sheet15.B4:Sheet15.B12 Sheet15.D14:Sheet15.D14 Sheet15.T4:Sheet15.T12 Sheet15.I4:Sheet15.I12 Sheet15.C14:Sheet15.C14 Sheet15.M4:Sheet15.M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SiPM 22 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office:value-type="float" office:value="57.84" calcext:value-type="float">
            <text:p>57.8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00578399" calcext:value-type="float">
            <text:p>0.00578399</text:p>
          </table:table-cell>
          <table:table-cell office:value-type="float" office:value="14723" calcext:value-type="float">
            <text:p>14723</text:p>
          </table:table-cell>
          <table:table-cell office:value-type="float" office:value="14694" calcext:value-type="float">
            <text:p>14694</text:p>
          </table:table-cell>
          <table:table-cell table:formula="of:=-LN([.K4]/[.L4])" office:value-type="float" office:value="-0.00197164968518588" calcext:value-type="float">
            <text:p>-0.00197164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4]/[.S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office:value-type="float" office:value="58.34" calcext:value-type="float">
            <text:p>58.34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0609993" calcext:value-type="float">
            <text:p>6.10E-003</text:p>
          </table:table-cell>
          <table:table-cell office:value-type="float" office:value="14716" calcext:value-type="float">
            <text:p>14716</text:p>
          </table:table-cell>
          <table:table-cell office:value-type="float" office:value="14742" calcext:value-type="float">
            <text:p>14742</text:p>
          </table:table-cell>
          <table:table-cell table:formula="of:=-LN([.K5]/[.L5])" office:value-type="float" office:value="0.00176522552456919" calcext:value-type="float">
            <text:p>0.00176522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office:value-type="float" office:value="0.00612256" calcext:value-type="float">
            <text:p>0.00612256</text:p>
          </table:table-cell>
          <table:table-cell office:value-type="float" office:value="14723" calcext:value-type="float">
            <text:p>14723</text:p>
          </table:table-cell>
          <table:table-cell office:value-type="float" office:value="14763" calcext:value-type="float">
            <text:p>14763</text:p>
          </table:table-cell>
          <table:table-cell table:formula="of:=-LN([.R5]/[.S5])" office:value-type="float" office:value="0.00271315366867934" calcext:value-type="float">
            <text:p>0.00271315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office:value-type="float" office:value="58.84" calcext:value-type="float">
            <text:p>58.8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0946776" calcext:value-type="float">
            <text:p>0.00946776</text:p>
          </table:table-cell>
          <table:table-cell office:value-type="float" office:value="14578" calcext:value-type="float">
            <text:p>14578</text:p>
          </table:table-cell>
          <table:table-cell office:value-type="float" office:value="14981" calcext:value-type="float">
            <text:p>14981</text:p>
          </table:table-cell>
          <table:table-cell table:formula="of:=-LN([.K6]/[.L6])" office:value-type="float" office:value="0.0272691885752237" calcext:value-type="float">
            <text:p>0.027269188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0894106" calcext:value-type="float">
            <text:p>0.00894106</text:p>
          </table:table-cell>
          <table:table-cell office:value-type="float" office:value="14603" calcext:value-type="float">
            <text:p>14603</text:p>
          </table:table-cell>
          <table:table-cell office:value-type="float" office:value="14958" calcext:value-type="float">
            <text:p>14958</text:p>
          </table:table-cell>
          <table:table-cell table:formula="of:=-LN([.R6]/[.S6])" office:value-type="float" office:value="0.0240192867111414" calcext:value-type="float">
            <text:p>0.02401928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office:value-type="float" office:value="59.34" calcext:value-type="float">
            <text:p>59.34</text:p>
          </table:table-cell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office:value-type="float" office:value="0.0111856" calcext:value-type="float">
            <text:p>0.0111856</text:p>
          </table:table-cell>
          <table:table-cell office:value-type="float" office:value="14503" calcext:value-type="float">
            <text:p>14503</text:p>
          </table:table-cell>
          <table:table-cell office:value-type="float" office:value="14985" calcext:value-type="float">
            <text:p>14985</text:p>
          </table:table-cell>
          <table:table-cell table:formula="of:=-LN([.K7]/[.L7])" office:value-type="float" office:value="0.0326941761905135" calcext:value-type="float">
            <text:p>0.032694176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office:value-type="float" office:value="0.0105219" calcext:value-type="float">
            <text:p>0.0105219</text:p>
          </table:table-cell>
          <table:table-cell office:value-type="float" office:value="14524" calcext:value-type="float">
            <text:p>14524</text:p>
          </table:table-cell>
          <table:table-cell office:value-type="float" office:value="14826" calcext:value-type="float">
            <text:p>14826</text:p>
          </table:table-cell>
          <table:table-cell table:formula="of:=-LN([.R7]/[.S7])" office:value-type="float" office:value="0.0205799426824387" calcext:value-type="float">
            <text:p>0.02057994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office:value-type="float" office:value="59.84" calcext:value-type="float">
            <text:p>59.8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134694" calcext:value-type="float">
            <text:p>0.0134694</text:p>
          </table:table-cell>
          <table:table-cell office:value-type="float" office:value="14403" calcext:value-type="float">
            <text:p>14403</text:p>
          </table:table-cell>
          <table:table-cell office:value-type="float" office:value="14956" calcext:value-type="float">
            <text:p>14956</text:p>
          </table:table-cell>
          <table:table-cell table:formula="of:=-LN([.K8]/[.L8])" office:value-type="float" office:value="0.0376760388979542" calcext:value-type="float">
            <text:p>0.037676038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14404" calcext:value-type="float">
            <text:p>14404</text:p>
          </table:table-cell>
          <table:table-cell office:value-type="float" office:value="14890" calcext:value-type="float">
            <text:p>14890</text:p>
          </table:table-cell>
          <table:table-cell table:formula="of:=-LN([.R8]/[.S8])" office:value-type="float" office:value="0.0331839009092888" calcext:value-type="float">
            <text:p>0.0331839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office:value-type="float" office:value="60.34" calcext:value-type="float">
            <text:p>60.34</text:p>
          </table:table-cell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office:value-type="float" office:value="0.0144669" calcext:value-type="float">
            <text:p>0.0144669</text:p>
          </table:table-cell>
          <table:table-cell office:value-type="float" office:value="14361" calcext:value-type="float">
            <text:p>14361</text:p>
          </table:table-cell>
          <table:table-cell office:value-type="float" office:value="14979" calcext:value-type="float">
            <text:p>14979</text:p>
          </table:table-cell>
          <table:table-cell table:formula="of:=-LN([.K9]/[.L9])" office:value-type="float" office:value="0.0421330211081002" calcext:value-type="float">
            <text:p>0.042133021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0.0144545" calcext:value-type="float">
            <text:p>0.0144545</text:p>
          </table:table-cell>
          <table:table-cell office:value-type="float" office:value="14343" calcext:value-type="float">
            <text:p>14343</text:p>
          </table:table-cell>
          <table:table-cell office:value-type="float" office:value="14937" calcext:value-type="float">
            <text:p>14937</text:p>
          </table:table-cell>
          <table:table-cell table:formula="of:=-LN([.R9]/[.S9])" office:value-type="float" office:value="0.0405793380160794" calcext:value-type="float">
            <text:p>0.040579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office:value-type="float" office:value="60.84" calcext:value-type="float">
            <text:p>60.84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.0155109" calcext:value-type="float">
            <text:p>0.0155109</text:p>
          </table:table-cell>
          <table:table-cell office:value-type="float" office:value="14317" calcext:value-type="float">
            <text:p>14317</text:p>
          </table:table-cell>
          <table:table-cell office:value-type="float" office:value="14972" calcext:value-type="float">
            <text:p>14972</text:p>
          </table:table-cell>
          <table:table-cell table:formula="of:=-LN([.K10]/[.L10])" office:value-type="float" office:value="0.0447341476639921" calcext:value-type="float">
            <text:p>0.044734147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141826" calcext:value-type="float">
            <text:p>0.0141826</text:p>
          </table:table-cell>
          <table:table-cell office:value-type="float" office:value="14216" calcext:value-type="float">
            <text:p>14216</text:p>
          </table:table-cell>
          <table:table-cell office:value-type="float" office:value="14832" calcext:value-type="float">
            <text:p>14832</text:p>
          </table:table-cell>
          <table:table-cell table:formula="of:=-LN([.R10]/[.S10])" office:value-type="float" office:value="0.0424189179711492" calcext:value-type="float">
            <text:p>0.0424189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office:value-type="float" office:value="61.34" calcext:value-type="float">
            <text:p>61.34</text:p>
          </table:table-cell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office:value-type="float" office:value="0.0176152" calcext:value-type="float">
            <text:p>0.0176152</text:p>
          </table:table-cell>
          <table:table-cell office:value-type="float" office:value="14225" calcext:value-type="float">
            <text:p>14225</text:p>
          </table:table-cell>
          <table:table-cell office:value-type="float" office:value="14959" calcext:value-type="float">
            <text:p>14959</text:p>
          </table:table-cell>
          <table:table-cell table:formula="of:=-LN([.K11]/[.L11])" office:value-type="float" office:value="0.0503121453799293" calcext:value-type="float">
            <text:p>0.050312145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office:value-type="float" office:value="0.000467132" calcext:value-type="float">
            <text:p>0.000467132</text:p>
          </table:table-cell>
          <table:table-cell office:value-type="float" office:value="14334" calcext:value-type="float">
            <text:p>14334</text:p>
          </table:table-cell>
          <table:table-cell office:value-type="float" office:value="14992" calcext:value-type="float">
            <text:p>14992</text:p>
          </table:table-cell>
          <table:table-cell table:formula="of:=-LN([.R11]/[.S11])" office:value-type="float" office:value="0.0448823879243389" calcext:value-type="float">
            <text:p>0.04488238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office:value-type="float" office:value="61.84" calcext:value-type="float">
            <text:p>61.84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0.00196145" calcext:value-type="float">
            <text:p>0.00196145</text:p>
          </table:table-cell>
          <table:table-cell office:value-type="float" office:value="14273" calcext:value-type="float">
            <text:p>1427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049613891565591" calcext:value-type="float">
            <text:p>0.04961389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0.00144826" calcext:value-type="float">
            <text:p>0.001448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985" calcext:value-type="float">
            <text:p>14985</text:p>
          </table:table-cell>
          <table:table-cell table:formula="of:=-LN([.R12]/[.S12])" office:value-type="float" office:value="0.0340741529499073" calcext:value-type="float">
            <text:p>0.03407415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, normalisation detector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0.110097" calcext:value-type="float">
            <text:p>-0.110097</text:p>
          </table:table-cell>
          <table:table-cell table:number-columns-repeated="2"/>
          <table:table-cell table:formula="of:=-LN([.D18]/[.E18])" office:value-type="string" office:string-value="" calcext:value-type="error">
            <text:p>#DIV/0!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K18]/[.L18])" office:value-type="string" office:string-value="" calcext:value-type="error">
            <text:p>#DIV/0!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18]/[.S1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D19]/[.E19])" office:value-type="string" office:string-value="" calcext:value-type="error">
            <text:p>#DIV/0!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/>
          <table:table-cell table:number-columns-repeated="2"/>
          <table:table-cell table:formula="of:=-LN([.K19]/[.L19])" office:value-type="string" office:string-value="" calcext:value-type="error">
            <text:p>#DIV/0!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R19]/[.S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K20]/[.L20])" office:value-type="string" office:string-value="" calcext:value-type="error">
            <text:p>#DIV/0!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R20]/[.S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D21]/[.E21])" office:value-type="string" office:string-value="" calcext:value-type="error">
            <text:p>#DIV/0!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K21]/[.L21])" office:value-type="string" office:string-value="" calcext:value-type="error">
            <text:p>#DIV/0!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R21]/[.S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D22]/[.E22])" office:value-type="string" office:string-value="" calcext:value-type="error">
            <text:p>#DIV/0!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K22]/[.L22])" office:value-type="string" office:string-value="" calcext:value-type="error">
            <text:p>#DIV/0!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R22]/[.S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D23]/[.E23])" office:value-type="string" office:string-value="" calcext:value-type="error">
            <text:p>#DIV/0!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K23]/[.L23])" office:value-type="string" office:string-value="" calcext:value-type="error">
            <text:p>#DIV/0!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R23]/[.S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D24]/[.E24])" office:value-type="string" office:string-value="" calcext:value-type="error">
            <text:p>#DIV/0!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K24]/[.L24])" office:value-type="string" office:string-value="" calcext:value-type="error">
            <text:p>#DIV/0!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R24]/[.S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D25]/[.E25])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K25]/[.L25])" office:value-type="string" office:string-value="" calcext:value-type="error">
            <text:p>#DIV/0!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R25]/[.S2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K26]/[.L26])" office:value-type="string" office:string-value="" calcext:value-type="error">
            <text:p>#DIV/0!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R26]/[.S26])" office:value-type="string" office:string-value="" calcext:value-type="error">
            <text:p>#DIV/0!</text:p>
          </table:table-cell>
        </table:table-row>
      </table:table>
      <table:table table:name="Sheet16" table:style-name="ta1">
        <table:shapes>
          <draw:frame draw:z-index="0" draw:style-name="gr1" draw:text-style-name="P1" svg:width="6.2988in" svg:height="3.5429in" svg:x="4.4299in" svg:y="6.687in">
            <draw:object draw:notify-on-update-of-ranges="Sheet16.K3:Sheet16.K21 Sheet16.L1:Sheet16.L1 Sheet16.N3:Sheet16.N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VUV 3 , RT, N2, no colling, bs</text:p>
          </table:table-cell>
          <table:covered-table-cell table:number-columns-repeated="4" table:style-name="ce7"/>
          <table:covered-table-cell table:style-name="ce8"/>
          <table:table-cell table:number-columns-repeated="2"/>
          <table:table-cell table:style-name="Default"/>
          <table:table-cell table:number-columns-repeated="2"/>
          <table:table-cell table:style-name="ce10" office:value-type="string" calcext:value-type="string" table:number-columns-spanned="3" table:number-rows-spanned="1">
            <text:p>VUV 2 , RT, N2, no colling, bs</text:p>
          </table:table-cell>
          <table:covered-table-cell table:number-columns-repeated="2"/>
          <table:table-cell table:style-name="ce7"/>
          <table:table-cell table:style-name="ce1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V (V)</text:p>
          </table:table-cell>
          <table:table-cell table:style-name="ce7" office:value-type="string" calcext:value-type="string">
            <text:p>OV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 table:number-columns-repeated="3"/>
          <table:table-cell table:style-name="ce7" table:number-columns-repeated="2"/>
          <table:table-cell table:style-name="ce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1.61" calcext:value-type="float">
            <text:p>51.61</text:p>
          </table:table-cell>
          <table:table-cell office:value-type="float" office:value="0.5" calcext:value-type="float">
            <text:p>0.5</text:p>
          </table:table-cell>
          <table:table-cell office:value-type="float" office:value="5978" calcext:value-type="float">
            <text:p>5978</text:p>
          </table:table-cell>
          <table:table-cell office:value-type="float" office:value="8968" calcext:value-type="float">
            <text:p>8968</text:p>
          </table:table-cell>
          <table:table-cell table:formula="of:=LN([.E3]/[.D3])" office:value-type="float" office:value="0.405576621908113" calcext:value-type="float">
            <text:p>0.4055766219</text:p>
          </table:table-cell>
          <table:table-cell table:number-columns-repeated="2"/>
          <table:table-cell office:value-type="time" office:time-value="PT15H00M00S" calcext:value-type="time">
            <text:p>03:00:00 PM</text:p>
          </table:table-cell>
          <table:table-cell table:formula="of:= HOUR([.I3])*60 + MINUTE ([.I3])" office:value-type="float" office:value="900" calcext:value-type="float">
            <text:p>900</text:p>
          </table:table-cell>
          <table:table-cell table:formula="of:= [.J3] - [.J$3]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328" calcext:value-type="float">
            <text:p>7328</text:p>
          </table:table-cell>
          <table:table-cell table:formula="of:=LN([.M3]/[.L3])" office:value-type="float" office:value="0.642331620356536" calcext:value-type="float">
            <text:p>0.6423316204</text:p>
          </table:table-cell>
          <table:table-cell table:formula="of:= [.N3]/[.N$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.11" calcext:value-type="float">
            <text:p>52.11</text:p>
          </table:table-cell>
          <table:table-cell office:value-type="float" office:value="1" calcext:value-type="float">
            <text:p>1</text:p>
          </table:table-cell>
          <table:table-cell office:value-type="float" office:value="4196" calcext:value-type="float">
            <text:p>4196</text:p>
          </table:table-cell>
          <table:table-cell office:value-type="float" office:value="6538" calcext:value-type="float">
            <text:p>6538</text:p>
          </table:table-cell>
          <table:table-cell table:formula="of:=LN([.E4]/[.D4])" office:value-type="float" office:value="0.443499617767968" calcext:value-type="float">
            <text:p>0.4434996178</text:p>
          </table:table-cell>
          <table:table-cell table:number-columns-repeated="2"/>
          <table:table-cell office:value-type="time" office:time-value="PT15H04M00S" calcext:value-type="time">
            <text:p>03:04:00 PM</text:p>
          </table:table-cell>
          <table:table-cell table:formula="of:= HOUR([.I4])*60 + MINUTE ([.I4])" office:value-type="float" office:value="904" calcext:value-type="float">
            <text:p>904</text:p>
          </table:table-cell>
          <table:table-cell table:formula="of:= [.J4] - [.J$3]"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7004" calcext:value-type="float">
            <text:p>7004</text:p>
          </table:table-cell>
          <table:table-cell table:formula="of:=LN([.M4]/[.L4])" office:value-type="float" office:value="0.60100904782397" calcext:value-type="float">
            <text:p>0.6010090478</text:p>
          </table:table-cell>
          <table:table-cell table:formula="of:= [.N4]/[.N$3]" office:value-type="float" office:value="0.935667852518876" calcext:value-type="float">
            <text:p>0.9356678525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2.61" calcext:value-type="float">
            <text:p>52.61</text:p>
          </table:table-cell>
          <table:table-cell office:value-type="float" office:value="1.5" calcext:value-type="float">
            <text:p>1.5</text:p>
          </table:table-cell>
          <table:table-cell office:value-type="float" office:value="3231" calcext:value-type="float">
            <text:p>3231</text:p>
          </table:table-cell>
          <table:table-cell office:value-type="float" office:value="5057" calcext:value-type="float">
            <text:p>5057</text:p>
          </table:table-cell>
          <table:table-cell table:formula="of:=LN([.E5]/[.D5])" office:value-type="float" office:value="0.447981735255485" calcext:value-type="float">
            <text:p>0.4479817353</text:p>
          </table:table-cell>
          <table:table-cell table:number-columns-repeated="2"/>
          <table:table-cell office:value-type="time" office:time-value="PT15H07M00S" calcext:value-type="time">
            <text:p>03:07:00 PM</text:p>
          </table:table-cell>
          <table:table-cell table:formula="of:= HOUR([.I5])*60 + MINUTE ([.I5])" office:value-type="float" office:value="907" calcext:value-type="float">
            <text:p>907</text:p>
          </table:table-cell>
          <table:table-cell table:formula="of:= [.J5] - [.J$3]" office:value-type="float" office:value="7" calcext:value-type="float">
            <text:p>7</text:p>
          </table:table-cell>
          <table:table-cell office:value-type="float" office:value="3610" calcext:value-type="float">
            <text:p>3610</text:p>
          </table:table-cell>
          <table:table-cell office:value-type="float" office:value="6976" calcext:value-type="float">
            <text:p>6976</text:p>
          </table:table-cell>
          <table:table-cell table:formula="of:=LN([.M5]/[.L5])" office:value-type="float" office:value="0.658767914261889" calcext:value-type="float">
            <text:p>0.6587679143</text:p>
          </table:table-cell>
          <table:table-cell table:formula="of:= [.N5]/[.N$3]" office:value-type="float" office:value="1.02558848635885" calcext:value-type="float">
            <text:p>1.0255884864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.11" calcext:value-type="float">
            <text:p>53.11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964" calcext:value-type="float">
            <text:p>3964</text:p>
          </table:table-cell>
          <table:table-cell table:formula="of:=LN([.E6]/[.D6])" office:value-type="float" office:value="0.490597689723277" calcext:value-type="float">
            <text:p>0.4905976897</text:p>
          </table:table-cell>
          <table:table-cell table:number-columns-repeated="2"/>
          <table:table-cell office:value-type="time" office:time-value="PT15H11M00S" calcext:value-type="time">
            <text:p>03:11:00 PM</text:p>
          </table:table-cell>
          <table:table-cell table:formula="of:= HOUR([.I6])*60 + MINUTE ([.I6])" office:value-type="float" office:value="911" calcext:value-type="float">
            <text:p>911</text:p>
          </table:table-cell>
          <table:table-cell table:formula="of:= [.J6] - [.J$3]" office:value-type="float" office:value="11" calcext:value-type="float">
            <text:p>11</text:p>
          </table:table-cell>
          <table:table-cell office:value-type="float" office:value="3183" calcext:value-type="float">
            <text:p>3183</text:p>
          </table:table-cell>
          <table:table-cell office:value-type="float" office:value="7142" calcext:value-type="float">
            <text:p>7142</text:p>
          </table:table-cell>
          <table:table-cell table:formula="of:=LN([.M6]/[.L6])" office:value-type="float" office:value="0.808168700872301" calcext:value-type="float">
            <text:p>0.8081687009</text:p>
          </table:table-cell>
          <table:table-cell table:formula="of:= [.N6]/[.N$3]" office:value-type="float" office:value="1.25817984863288" calcext:value-type="float">
            <text:p>1.2581798486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3.61" calcext:value-type="float">
            <text:p>53.61</text:p>
          </table:table-cell>
          <table:table-cell office:value-type="float" office:value="2.5" calcext:value-type="float">
            <text:p>2.5</text:p>
          </table:table-cell>
          <table:table-cell office:value-type="float" office:value="1877" calcext:value-type="float">
            <text:p>1877</text:p>
          </table:table-cell>
          <table:table-cell office:value-type="float" office:value="3096" calcext:value-type="float">
            <text:p>3096</text:p>
          </table:table-cell>
          <table:table-cell table:formula="of:=LN([.E7]/[.D7])" office:value-type="float" office:value="0.500436198123109" calcext:value-type="float">
            <text:p>0.5004361981</text:p>
          </table:table-cell>
          <table:table-cell table:number-columns-repeated="2"/>
          <table:table-cell office:value-type="time" office:time-value="PT15H15M00S" calcext:value-type="time">
            <text:p>03:15:00 PM</text:p>
          </table:table-cell>
          <table:table-cell table:formula="of:= HOUR([.I7])*60 + MINUTE ([.I7])" office:value-type="float" office:value="915" calcext:value-type="float">
            <text:p>915</text:p>
          </table:table-cell>
          <table:table-cell table:formula="of:= [.J7] - [.J$3]" office:value-type="float" office:value="15" calcext:value-type="float">
            <text:p>15</text:p>
          </table:table-cell>
          <table:table-cell office:value-type="float" office:value="2798" calcext:value-type="float">
            <text:p>2798</text:p>
          </table:table-cell>
          <table:table-cell office:value-type="float" office:value="6963" calcext:value-type="float">
            <text:p>6963</text:p>
          </table:table-cell>
          <table:table-cell table:formula="of:=LN([.M7]/[.L7])" office:value-type="float" office:value="0.91170553971712" calcext:value-type="float">
            <text:p>0.9117055397</text:p>
          </table:table-cell>
          <table:table-cell table:formula="of:= [.N7]/[.N$3]" office:value-type="float" office:value="1.41936892225711" calcext:value-type="float">
            <text:p>1.4193689223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4.11" calcext:value-type="float">
            <text:p>54.11</text:p>
          </table:table-cell>
          <table:table-cell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2482" calcext:value-type="float">
            <text:p>2482</text:p>
          </table:table-cell>
          <table:table-cell table:formula="of:=LN([.E8]/[.D8])" office:value-type="float" office:value="0.512304019304397" calcext:value-type="float">
            <text:p>0.5123040193</text:p>
          </table:table-cell>
          <table:table-cell table:number-columns-repeated="2"/>
          <table:table-cell office:value-type="time" office:time-value="PT15H18M00S" calcext:value-type="time">
            <text:p>03:18:00 PM</text:p>
          </table:table-cell>
          <table:table-cell table:formula="of:= HOUR([.I8])*60 + MINUTE ([.I8])" office:value-type="float" office:value="918" calcext:value-type="float">
            <text:p>918</text:p>
          </table:table-cell>
          <table:table-cell table:formula="of:= [.J8] - [.J$3]"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6762" calcext:value-type="float">
            <text:p>6762</text:p>
          </table:table-cell>
          <table:table-cell table:formula="of:=LN([.M8]/[.L8])" office:value-type="float" office:value="1.02260474018177" calcext:value-type="float">
            <text:p>1.0226047402</text:p>
          </table:table-cell>
          <table:table-cell table:formula="of:= [.N8]/[.N$3]" office:value-type="float" office:value="1.59201992829523" calcext:value-type="float">
            <text:p>1.5920199283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4.61" calcext:value-type="float">
            <text:p>54.61</text:p>
          </table:table-cell>
          <table:table-cell office:value-type="float" office:value="3.5" calcext:value-type="float">
            <text:p>3.5</text:p>
          </table:table-cell>
          <table:table-cell office:value-type="float" office:value="1146" calcext:value-type="float">
            <text:p>1146</text:p>
          </table:table-cell>
          <table:table-cell office:value-type="float" office:value="2043" calcext:value-type="float">
            <text:p>2043</text:p>
          </table:table-cell>
          <table:table-cell table:formula="of:=LN([.E9]/[.D9])" office:value-type="float" office:value="0.578141697542937" calcext:value-type="float">
            <text:p>0.5781416975</text:p>
          </table:table-cell>
          <table:table-cell table:number-columns-repeated="2"/>
          <table:table-cell office:value-type="time" office:time-value="PT15H22M00S" calcext:value-type="time">
            <text:p>03:22:00 PM</text:p>
          </table:table-cell>
          <table:table-cell table:formula="of:= HOUR([.I9])*60 + MINUTE ([.I9])" office:value-type="float" office:value="922" calcext:value-type="float">
            <text:p>922</text:p>
          </table:table-cell>
          <table:table-cell table:formula="of:= [.J9] - [.J$3]" office:value-type="float" office:value="22" calcext:value-type="float">
            <text:p>22</text:p>
          </table:table-cell>
          <table:table-cell office:value-type="float" office:value="2119" calcext:value-type="float">
            <text:p>2119</text:p>
          </table:table-cell>
          <table:table-cell office:value-type="float" office:value="6746" calcext:value-type="float">
            <text:p>6746</text:p>
          </table:table-cell>
          <table:table-cell table:formula="of:=LN([.M9]/[.L9])" office:value-type="float" office:value="1.1580054573533" calcext:value-type="float">
            <text:p>1.1580054574</text:p>
          </table:table-cell>
          <table:table-cell table:formula="of:= [.N9]/[.N$3]" office:value-type="float" office:value="1.80281558723596" calcext:value-type="float">
            <text:p>1.8028155872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5.11" calcext:value-type="float">
            <text:p>55.11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1638" calcext:value-type="float">
            <text:p>1638</text:p>
          </table:table-cell>
          <table:table-cell table:formula="of:=LN([.E10]/[.D10])" office:value-type="float" office:value="0.559615787935423" calcext:value-type="float">
            <text:p>0.5596157879</text:p>
          </table:table-cell>
          <table:table-cell table:number-columns-repeated="2"/>
          <table:table-cell office:value-type="time" office:time-value="PT15H25M00S" calcext:value-type="time">
            <text:p>03:25:00 PM</text:p>
          </table:table-cell>
          <table:table-cell table:formula="of:= HOUR([.I10])*60 + MINUTE ([.I10])" office:value-type="float" office:value="925" calcext:value-type="float">
            <text:p>925</text:p>
          </table:table-cell>
          <table:table-cell table:formula="of:= [.J10] - [.J$3]" office:value-type="float" office:value="25" calcext:value-type="float">
            <text:p>25</text:p>
          </table:table-cell>
          <table:table-cell office:value-type="float" office:value="1849" calcext:value-type="float">
            <text:p>1849</text:p>
          </table:table-cell>
          <table:table-cell office:value-type="float" office:value="6722" calcext:value-type="float">
            <text:p>6722</text:p>
          </table:table-cell>
          <table:table-cell table:formula="of:=LN([.M10]/[.L10])" office:value-type="float" office:value="1.29074077689793" calcext:value-type="float">
            <text:p>1.2907407769</text:p>
          </table:table-cell>
          <table:table-cell table:formula="of:= [.N10]/[.N$3]" office:value-type="float" office:value="2.00946167990528" calcext:value-type="float">
            <text:p>2.0094616799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5.61" calcext:value-type="float">
            <text:p>55.61</text:p>
          </table:table-cell>
          <table:table-cell office:value-type="float" office:value="4.5" calcext:value-type="float">
            <text:p>4.5</text:p>
          </table:table-cell>
          <table:table-cell office:value-type="float" office:value="760" calcext:value-type="float">
            <text:p>760</text:p>
          </table:table-cell>
          <table:table-cell office:value-type="float" office:value="1259" calcext:value-type="float">
            <text:p>1259</text:p>
          </table:table-cell>
          <table:table-cell table:formula="of:=LN([.E11]/[.D11])" office:value-type="float" office:value="0.50475460076397" calcext:value-type="float">
            <text:p>0.5047546008</text:p>
          </table:table-cell>
          <table:table-cell table:number-columns-repeated="2"/>
          <table:table-cell office:value-type="time" office:time-value="PT15H29M00S" calcext:value-type="time">
            <text:p>03:29:00 PM</text:p>
          </table:table-cell>
          <table:table-cell table:formula="of:= HOUR([.I11])*60 + MINUTE ([.I11])" office:value-type="float" office:value="929" calcext:value-type="float">
            <text:p>929</text:p>
          </table:table-cell>
          <table:table-cell table:formula="of:= [.J11] - [.J$3]" office:value-type="float" office:value="29" calcext:value-type="float">
            <text:p>29</text:p>
          </table:table-cell>
          <table:table-cell office:value-type="float" office:value="1744" calcext:value-type="float">
            <text:p>1744</text:p>
          </table:table-cell>
          <table:table-cell office:value-type="float" office:value="6706" calcext:value-type="float">
            <text:p>6706</text:p>
          </table:table-cell>
          <table:table-cell table:formula="of:=LN([.M11]/[.L11])" office:value-type="float" office:value="1.34682132255725" calcext:value-type="float">
            <text:p>1.3468213226</text:p>
          </table:table-cell>
          <table:table-cell table:formula="of:= [.N11]/[.N$3]" office:value-type="float" office:value="2.09676945657708" calcext:value-type="float">
            <text:p>2.0967694566</text:p>
          </table:table-cell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6.11" calcext:value-type="float">
            <text:p>56.11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1071" calcext:value-type="float">
            <text:p>1071</text:p>
          </table:table-cell>
          <table:table-cell table:formula="of:=LN([.E12]/[.D12])" office:value-type="float" office:value="0.502457374095474" calcext:value-type="float">
            <text:p>0.5024573741</text:p>
          </table:table-cell>
          <table:table-cell table:number-columns-repeated="2"/>
          <table:table-cell office:value-type="time" office:time-value="PT15H33M00S" calcext:value-type="time">
            <text:p>03:33:00 PM</text:p>
          </table:table-cell>
          <table:table-cell table:formula="of:= HOUR([.I12])*60 + MINUTE ([.I12])" office:value-type="float" office:value="933" calcext:value-type="float">
            <text:p>933</text:p>
          </table:table-cell>
          <table:table-cell table:formula="of:= [.J12] - [.J$3]" office:value-type="float" office:value="33" calcext:value-type="float">
            <text:p>33</text:p>
          </table:table-cell>
          <table:table-cell office:value-type="float" office:value="1536" calcext:value-type="float">
            <text:p>1536</text:p>
          </table:table-cell>
          <table:table-cell office:value-type="float" office:value="6725" calcext:value-type="float">
            <text:p>6725</text:p>
          </table:table-cell>
          <table:table-cell table:formula="of:=LN([.M12]/[.L12])" office:value-type="float" office:value="1.47665029076242" calcext:value-type="float">
            <text:p>1.4766502908</text:p>
          </table:table-cell>
          <table:table-cell table:formula="of:= [.N12]/[.N$3]" office:value-type="float" office:value="2.29889085943299" calcext:value-type="float">
            <text:p>2.2988908594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6.61" calcext:value-type="float">
            <text:p>56.61</text:p>
          </table:table-cell>
          <table:table-cell office:value-type="float" office:value="5.5" calcext:value-type="float">
            <text:p>5.5</text:p>
          </table:table-cell>
          <table:table-cell office:value-type="float" office:value="590" calcext:value-type="float">
            <text:p>590</text:p>
          </table:table-cell>
          <table:table-cell office:value-type="float" office:value="930" calcext:value-type="float">
            <text:p>930</text:p>
          </table:table-cell>
          <table:table-cell table:formula="of:=LN([.E13]/[.D13])" office:value-type="float" office:value="0.455062049247537" calcext:value-type="float">
            <text:p>0.4550620492</text:p>
          </table:table-cell>
          <table:table-cell table:number-columns-repeated="2"/>
          <table:table-cell office:value-type="time" office:time-value="PT15H36M00S" calcext:value-type="time">
            <text:p>03:36:00 PM</text:p>
          </table:table-cell>
          <table:table-cell table:formula="of:= HOUR([.I13])*60 + MINUTE ([.I13])" office:value-type="float" office:value="936" calcext:value-type="float">
            <text:p>936</text:p>
          </table:table-cell>
          <table:table-cell table:formula="of:= [.J13] - [.J$3]" office:value-type="float" office:value="36" calcext:value-type="float">
            <text:p>36</text:p>
          </table:table-cell>
          <table:table-cell office:value-type="float" office:value="1385" calcext:value-type="float">
            <text:p>1385</text:p>
          </table:table-cell>
          <table:table-cell office:value-type="float" office:value="6778" calcext:value-type="float">
            <text:p>6778</text:p>
          </table:table-cell>
          <table:table-cell table:formula="of:=LN([.M13]/[.L13])" office:value-type="float" office:value="1.58798193354556" calcext:value-type="float">
            <text:p>1.5879819335</text:p>
          </table:table-cell>
          <table:table-cell table:formula="of:= [.N13]/[.N$3]" office:value-type="float" office:value="2.47221510388065" calcext:value-type="float">
            <text:p>2.4722151039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7.11" calcext:value-type="float">
            <text:p>57.11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727" calcext:value-type="float">
            <text:p>727</text:p>
          </table:table-cell>
          <table:table-cell table:formula="of:=LN([.E14]/[.D14])" office:value-type="float" office:value="0.434068383517102" calcext:value-type="float">
            <text:p>0.4340683835</text:p>
          </table:table-cell>
          <table:table-cell table:number-columns-repeated="2"/>
          <table:table-cell office:value-type="time" office:time-value="PT15H40M00S" calcext:value-type="time">
            <text:p>03:40:00 PM</text:p>
          </table:table-cell>
          <table:table-cell table:formula="of:= HOUR([.I14])*60 + MINUTE ([.I14])" office:value-type="float" office:value="940" calcext:value-type="float">
            <text:p>940</text:p>
          </table:table-cell>
          <table:table-cell table:formula="of:= [.J14] - [.J$3]"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6800" calcext:value-type="float">
            <text:p>6800</text:p>
          </table:table-cell>
          <table:table-cell table:formula="of:=LN([.M14]/[.L14])" office:value-type="float" office:value="1.66073120682165" calcext:value-type="float">
            <text:p>1.6607312068</text:p>
          </table:table-cell>
          <table:table-cell table:formula="of:= [.N14]/[.N$3]" office:value-type="float" office:value="2.58547322627498" calcext:value-type="float">
            <text:p>2.5854732263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7.61" calcext:value-type="float">
            <text:p>57.61</text:p>
          </table:table-cell>
          <table:table-cell office:value-type="float" office:value="6.5" calcext:value-type="float">
            <text:p>6.5</text:p>
          </table:table-cell>
          <table:table-cell office:value-type="float" office:value="420" calcext:value-type="float">
            <text:p>420</text:p>
          </table:table-cell>
          <table:table-cell office:value-type="float" office:value="598" calcext:value-type="float">
            <text:p>598</text:p>
          </table:table-cell>
          <table:table-cell table:formula="of:=LN([.E15]/[.D15])" office:value-type="float" office:value="0.353336042673218" calcext:value-type="float">
            <text:p>0.3533360427</text:p>
          </table:table-cell>
          <table:table-cell table:number-columns-repeated="2"/>
          <table:table-cell office:value-type="time" office:time-value="PT15H44M00S" calcext:value-type="time">
            <text:p>03:44:00 PM</text:p>
          </table:table-cell>
          <table:table-cell table:formula="of:= HOUR([.I15])*60 + MINUTE ([.I15])" office:value-type="float" office:value="944" calcext:value-type="float">
            <text:p>944</text:p>
          </table:table-cell>
          <table:table-cell table:formula="of:= [.J15] - [.J$3]" office:value-type="float" office:value="44" calcext:value-type="float">
            <text:p>44</text:p>
          </table:table-cell>
          <table:table-cell office:value-type="float" office:value="1268" calcext:value-type="float">
            <text:p>1268</text:p>
          </table:table-cell>
          <table:table-cell office:value-type="float" office:value="6628" calcext:value-type="float">
            <text:p>6628</text:p>
          </table:table-cell>
          <table:table-cell table:formula="of:=LN([.M15]/[.L15])" office:value-type="float" office:value="1.65386224354928" calcext:value-type="float">
            <text:p>1.6538622435</text:p>
          </table:table-cell>
          <table:table-cell table:formula="of:= [.N15]/[.N$3]" office:value-type="float" office:value="2.57477943033737" calcext:value-type="float">
            <text:p>2.5747794303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497" calcext:value-type="float">
            <text:p>497</text:p>
          </table:table-cell>
          <table:table-cell table:formula="of:=LN([.E16]/[.D16])" office:value-type="float" office:value="0.43403848055222" calcext:value-type="float">
            <text:p>0.4340384806</text:p>
          </table:table-cell>
          <table:table-cell table:number-columns-repeated="2"/>
          <table:table-cell office:value-type="time" office:time-value="PT15H47M00S" calcext:value-type="time">
            <text:p>03:47:00 PM</text:p>
          </table:table-cell>
          <table:table-cell table:formula="of:= HOUR([.I16])*60 + MINUTE ([.I16])" office:value-type="float" office:value="947" calcext:value-type="float">
            <text:p>947</text:p>
          </table:table-cell>
          <table:table-cell table:formula="of:= [.J16] - [.J$3]" office:value-type="float" office:value="47" calcext:value-type="float">
            <text:p>47</text:p>
          </table:table-cell>
          <table:table-cell office:value-type="float" office:value="1161" calcext:value-type="float">
            <text:p>1161</text:p>
          </table:table-cell>
          <table:table-cell office:value-type="float" office:value="6600" calcext:value-type="float">
            <text:p>6600</text:p>
          </table:table-cell>
          <table:table-cell table:formula="of:=LN([.M16]/[.L16])" office:value-type="float" office:value="1.73778794631663" calcext:value-type="float">
            <text:p>1.7377879463</text:p>
          </table:table-cell>
          <table:table-cell table:formula="of:= [.N16]/[.N$3]" office:value-type="float" office:value="2.70543733368138" calcext:value-type="float">
            <text:p>2.7054373337</text:p>
          </table:table-cell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8.61" calcext:value-type="float">
            <text:p>58.61</text:p>
          </table:table-cell>
          <table:table-cell office:value-type="float" office:value="7.5" calcext:value-type="float">
            <text:p>7.5</text:p>
          </table:table-cell>
          <table:table-cell office:value-type="float" office:value="268" calcext:value-type="float">
            <text:p>268</text:p>
          </table:table-cell>
          <table:table-cell office:value-type="float" office:value="457" calcext:value-type="float">
            <text:p>457</text:p>
          </table:table-cell>
          <table:table-cell table:formula="of:=LN([.E17]/[.D17])" office:value-type="float" office:value="0.533696410383348" calcext:value-type="float">
            <text:p>0.5336964104</text:p>
          </table:table-cell>
          <table:table-cell table:number-columns-repeated="2"/>
          <table:table-cell office:value-type="time" office:time-value="PT15H51M00S" calcext:value-type="time">
            <text:p>03:51:00 PM</text:p>
          </table:table-cell>
          <table:table-cell table:formula="of:= HOUR([.I17])*60 + MINUTE ([.I17])" office:value-type="float" office:value="951" calcext:value-type="float">
            <text:p>951</text:p>
          </table:table-cell>
          <table:table-cell table:formula="of:= [.J17] - [.J$3]" office:value-type="float" office:value="51" calcext:value-type="float">
            <text:p>51</text:p>
          </table:table-cell>
          <table:table-cell office:value-type="float" office:value="1130" calcext:value-type="float">
            <text:p>1130</text:p>
          </table:table-cell>
          <table:table-cell office:value-type="float" office:value="6587" calcext:value-type="float">
            <text:p>6587</text:p>
          </table:table-cell>
          <table:table-cell table:formula="of:=LN([.M17]/[.L17])" office:value-type="float" office:value="1.76288037693431" calcext:value-type="float">
            <text:p>1.7628803769</text:p>
          </table:table-cell>
          <table:table-cell table:formula="of:= [.N17]/[.N$3]" office:value-type="float" office:value="2.74450193804221" calcext:value-type="float">
            <text:p>2.744501938</text:p>
          </table:table-cell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9.11" calcext:value-type="float">
            <text:p>59.11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354" calcext:value-type="float">
            <text:p>354</text:p>
          </table:table-cell>
          <table:table-cell table:formula="of:=LN([.E18]/[.D18])" office:value-type="float" office:value="0.448761913861489" calcext:value-type="float">
            <text:p>0.4487619139</text:p>
          </table:table-cell>
          <table:table-cell table:number-columns-repeated="2"/>
          <table:table-cell office:value-type="time" office:time-value="PT15H54M00S" calcext:value-type="time">
            <text:p>03:54:00 PM</text:p>
          </table:table-cell>
          <table:table-cell table:formula="of:= HOUR([.I18])*60 + MINUTE ([.I18])" office:value-type="float" office:value="954" calcext:value-type="float">
            <text:p>954</text:p>
          </table:table-cell>
          <table:table-cell table:formula="of:= [.J18] - [.J$3]" office:value-type="float" office:value="54" calcext:value-type="float">
            <text:p>54</text:p>
          </table:table-cell>
          <table:table-cell office:value-type="float" office:value="1078" calcext:value-type="float">
            <text:p>1078</text:p>
          </table:table-cell>
          <table:table-cell office:value-type="float" office:value="6625" calcext:value-type="float">
            <text:p>6625</text:p>
          </table:table-cell>
          <table:table-cell table:formula="of:=LN([.M18]/[.L18])" office:value-type="float" office:value="1.81574289938548" calcext:value-type="float">
            <text:p>1.8157428994</text:p>
          </table:table-cell>
          <table:table-cell table:formula="of:= [.N18]/[.N$3]" office:value-type="float" office:value="2.82679980533673" calcext:value-type="float">
            <text:p>2.8267998053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9.61" calcext:value-type="float">
            <text:p>59.61</text:p>
          </table:table-cell>
          <table:table-cell office:value-type="float" office:value="8.5" calcext:value-type="float">
            <text:p>8.5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table:formula="of:=LN([.E19]/[.D19])" office:value-type="float" office:value="0.396315913454576" calcext:value-type="float">
            <text:p>0.3963159135</text:p>
          </table:table-cell>
          <table:table-cell table:number-columns-repeated="2"/>
          <table:table-cell office:value-type="time" office:time-value="PT15H58M00S" calcext:value-type="time">
            <text:p>03:58:00 PM</text:p>
          </table:table-cell>
          <table:table-cell table:formula="of:= HOUR([.I19])*60 + MINUTE ([.I19])" office:value-type="float" office:value="958" calcext:value-type="float">
            <text:p>958</text:p>
          </table:table-cell>
          <table:table-cell table:formula="of:= [.J19] - [.J$3]" office:value-type="float" office:value="58" calcext:value-type="float">
            <text:p>58</text:p>
          </table:table-cell>
          <table:table-cell office:value-type="float" office:value="1103" calcext:value-type="float">
            <text:p>1103</text:p>
          </table:table-cell>
          <table:table-cell office:value-type="float" office:value="6478" calcext:value-type="float">
            <text:p>6478</text:p>
          </table:table-cell>
          <table:table-cell table:formula="of:=LN([.M19]/[.L19])" office:value-type="float" office:value="1.77037808047777" calcext:value-type="float">
            <text:p>1.7703780805</text:p>
          </table:table-cell>
          <table:table-cell table:formula="of:= [.N19]/[.N$3]" office:value-type="float" office:value="2.7561745745836" calcext:value-type="float">
            <text:p>2.7561745746</text:p>
          </table:table-cell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0.11" calcext:value-type="float">
            <text:p>60.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formula="of:=LN([.E20]/[.D20])" office:value-type="float" office:value="0.357263006290287" calcext:value-type="float">
            <text:p>0.3572630063</text:p>
          </table:table-cell>
          <table:table-cell table:number-columns-repeated="2"/>
          <table:table-cell office:value-type="time" office:time-value="PT16H01M00S" calcext:value-type="time">
            <text:p>04:01:00 PM</text:p>
          </table:table-cell>
          <table:table-cell table:formula="of:= HOUR([.I20])*60 + MINUTE ([.I20])" office:value-type="float" office:value="961" calcext:value-type="float">
            <text:p>961</text:p>
          </table:table-cell>
          <table:table-cell table:formula="of:= [.J20] - [.J$3]" office:value-type="float" office:value="61" calcext:value-type="float">
            <text:p>61</text:p>
          </table:table-cell>
          <table:table-cell office:value-type="float" office:value="1030" calcext:value-type="float">
            <text:p>1030</text:p>
          </table:table-cell>
          <table:table-cell office:value-type="float" office:value="6647" calcext:value-type="float">
            <text:p>6647</text:p>
          </table:table-cell>
          <table:table-cell table:formula="of:=LN([.M20]/[.L20])" office:value-type="float" office:value="1.8646068228179" calcext:value-type="float">
            <text:p>1.8646068228</text:p>
          </table:table-cell>
          <table:table-cell table:formula="of:= [.N20]/[.N$3]" office:value-type="float" office:value="2.90287254079586" calcext:value-type="float">
            <text:p>2.9028725408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0.61" calcext:value-type="float">
            <text:p>60.61</text:p>
          </table:table-cell>
          <table:table-cell office:value-type="float" office:value="9.5" calcext:value-type="float">
            <text:p>9.5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LN([.E21]/[.D21])" office:value-type="float" office:value="0.418368512944072" calcext:value-type="float">
            <text:p>0.4183685129</text:p>
          </table:table-cell>
          <table:table-cell table:number-columns-repeated="2"/>
          <table:table-cell office:value-type="time" office:time-value="PT16H05M00S" calcext:value-type="time">
            <text:p>04:05:00 PM</text:p>
          </table:table-cell>
          <table:table-cell table:formula="of:= HOUR([.I21])*60 + MINUTE ([.I21])" office:value-type="float" office:value="965" calcext:value-type="float">
            <text:p>965</text:p>
          </table:table-cell>
          <table:table-cell table:formula="of:= [.J21] - [.J$3]"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office:value-type="float" office:value="6537" calcext:value-type="float">
            <text:p>6537</text:p>
          </table:table-cell>
          <table:table-cell table:formula="of:=LN([.M21]/[.L21])" office:value-type="float" office:value="1.88752868048409" calcext:value-type="float">
            <text:p>1.8875286805</text:p>
          </table:table-cell>
          <table:table-cell table:formula="of:= [.N21]/[.N$3]" office:value-type="float" office:value="2.93855793590917" calcext:value-type="float">
            <text:p>2.9385579359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p middle 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23.44" calcext:value-type="float">
            <text:p>23.44</text:p>
          </table:table-cell>
          <table:table-cell office:value-type="float" office:value="23.52" calcext:value-type="float">
            <text:p>23.52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23.81" calcext:value-type="float">
            <text:p>23.81</text:p>
          </table:table-cell>
          <table:table-cell office:value-type="float" office:value="23.84" calcext:value-type="float">
            <text:p>23.84</text:p>
          </table:table-cell>
          <table:table-cell office:value-type="float" office:value="23.95" calcext:value-type="float">
            <text:p>23.95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18" calcext:value-type="float">
            <text:p>24.18</text:p>
          </table:table-cell>
          <table:table-cell office:value-type="float" office:value="24.3" calcext:value-type="float">
            <text:p>24.3</text:p>
          </table:table-cell>
          <table:table-cell office:value-type="float" office:value="24.32" calcext:value-type="float">
            <text:p>24.32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detector top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.6" calcext:value-type="float">
            <text:p>23.6</text:p>
          </table:table-cell>
          <table:table-cell office:value-type="float" office:value="21.6" calcext:value-type="float">
            <text:p>21.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6" calcext:value-type="float">
            <text:p>21.6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8" calcext:value-type="float">
            <text:p>21.58</text:p>
          </table:table-cell>
          <table:table-cell office:value-type="float" office:value="21.6" calcext:value-type="float">
            <text:p>21.6</text:p>
          </table:table-cell>
          <table:table-cell office:value-type="float" office:value="21.61" calcext:value-type="float">
            <text:p>21.61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" calcext:value-type="float">
            <text:p>21.66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7" calcext:value-type="float">
            <text:p>21.7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.84" calcext:value-type="float">
            <text:p>21.84</text:p>
          </table:table-cell>
          <table:table-cell office:value-type="float" office:value="21.96" calcext:value-type="float">
            <text:p>21.96</text:p>
          </table:table-cell>
          <table:table-cell office:value-type="float" office:value="21.88" calcext:value-type="float">
            <text:p>21.8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8" calcext:value-type="float">
            <text:p>21.98</text:p>
          </table:table-cell>
          <table:table-cell office:value-type="float" office:value="21.89" calcext:value-type="float">
            <text:p>21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3.75" calcext:value-type="float">
            <text:p>23.75</text:p>
          </table:table-cell>
          <table:table-cell office:value-type="float" office:value="23.8" calcext:value-type="float">
            <text:p>23.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 office:value-type="float" office:value="24.3" calcext:value-type="float">
            <text:p>24.3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6" calcext:value-type="float">
            <text:p>24.6</text:p>
          </table:table-cell>
          <table:table-cell office:value-type="float" office:value="24.59" calcext:value-type="float">
            <text:p>24.59</text:p>
          </table:table-cell>
          <table:table-cell office:value-type="float" office:value="24.68" calcext:value-type="float">
            <text:p>24.68</text:p>
          </table:table-cell>
          <table:table-cell office:value-type="float" office:value="24.7" calcext:value-type="float">
            <text:p>24.7</text:p>
          </table:table-cell>
          <table:table-cell office:value-type="float" office:value="24.72" calcext:value-type="float">
            <text:p>24.72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1.8" calcext:value-type="float">
            <text:p>21.8</text:p>
          </table:table-cell>
          <table:table-cell office:value-type="float" office:value="21.82" calcext:value-type="float">
            <text:p>21.82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" calcext:value-type="float">
            <text:p>21.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21.88" calcext:value-type="float">
            <text:p>21.8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.7" calcext:value-type="float">
            <text:p>21.7</text:p>
          </table:table-cell>
          <table:table-cell table:style-name="Default" office:value-type="float" office:value="21.7" calcext:value-type="float">
            <text:p>21.7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" calcext:value-type="float">
            <text:p>21.7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" calcext:value-type="float">
            <text:p>21.7</text:p>
          </table:table-cell>
          <table:table-cell office:value-type="float" office:value="21.75" calcext:value-type="float">
            <text:p>21.75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5" calcext:value-type="float">
            <text:p>21.75</text:p>
          </table:table-cell>
          <table:table-cell office:value-type="float" office:value="21.8" calcext:value-type="float">
            <text:p>21.8</text:p>
          </table:table-cell>
          <table:table-cell office:value-type="float" office:value="21.77" calcext:value-type="float">
            <text:p>21.77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string" calcext:value-type="string">
            <text:p>air N2 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  <table:table-cell office:value-type="float" office:value="20.1" calcext:value-type="float">
            <text:p>20.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.4" calcext:value-type="float">
            <text:p>20.4</text:p>
          </table:table-cell>
          <table:table-cell office:value-type="float" office:value="20.35" calcext:value-type="float">
            <text:p>20.35</text:p>
          </table:table-cell>
          <table:table-cell office:value-type="float" office:value="20.02" calcext:value-type="float">
            <text:p>20.02</text:p>
          </table:table-cell>
          <table:table-cell office:value-type="float" office:value="20.04" calcext:value-type="float">
            <text:p>20.04</text:p>
          </table:table-cell>
          <table:table-cell office:value-type="float" office:value="19.91" calcext:value-type="float">
            <text:p>19.91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45" calcext:value-type="float">
            <text:p>20.45</text:p>
          </table:table-cell>
          <table:table-cell office:value-type="float" office:value="19.98" calcext:value-type="float">
            <text:p>19.9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" calcext:value-type="float">
            <text:p>21.9</text:p>
          </table:table-cell>
          <table:table-cell office:value-type="float" office:value="21.88" calcext:value-type="float">
            <text:p>21.8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1" calcext:value-type="float">
            <text:p>21.91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" calcext:value-type="float">
            <text:p>21.9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8" calcext:value-type="float">
            <text:p>21.9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4" calcext:value-type="float">
            <text:p>21.94</text:p>
          </table:table-cell>
          <table:table-cell office:value-type="float" office:value="21.9" calcext:value-type="float">
            <text:p>21.9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5" calcext:value-type="float">
            <text:p>21.95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fron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19" calcext:value-type="float">
            <text:p>23.19</text:p>
          </table:table-cell>
          <table:table-cell office:value-type="float" office:value="23.28" calcext:value-type="float">
            <text:p>23.28</text:p>
          </table:table-cell>
          <table:table-cell office:value-type="float" office:value="23.41" calcext:value-type="float">
            <text:p>23.41</text:p>
          </table:table-cell>
          <table:table-cell office:value-type="float" office:value="23.51" calcext:value-type="float">
            <text:p>23.51</text:p>
          </table:table-cell>
          <table:table-cell table:style-name="Default" office:value-type="float" office:value="23.69" calcext:value-type="float">
            <text:p>23.6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85" calcext:value-type="float">
            <text:p>23.85</text:p>
          </table:table-cell>
          <table:table-cell office:value-type="float" office:value="23.93" calcext:value-type="float">
            <text:p>23.93</text:p>
          </table:table-cell>
          <table:table-cell office:value-type="float" office:value="24" calcext:value-type="float">
            <text:p>24</text:p>
          </table:table-cell>
          <table:table-cell office:value-type="float" office:value="24.07" calcext:value-type="float">
            <text:p>24.07</text:p>
          </table:table-cell>
          <table:table-cell office:value-type="float" office:value="24.12" calcext:value-type="float">
            <text:p>24.12</text:p>
          </table:table-cell>
          <table:table-cell office:value-type="float" office:value="24.23" calcext:value-type="float">
            <text:p>24.23</text:p>
          </table:table-cell>
          <table:table-cell office:value-type="float" office:value="24.24" calcext:value-type="float">
            <text:p>24.24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</table:table-row>
      </table:table>
      <table:table table:name="Sheet17" table:style-name="ta1">
        <office:forms form:automatic-focus="false" form:apply-design-mode="false"/>
        <table:shapes>
          <draw:frame draw:z-index="0" draw:style-name="gr1" draw:text-style-name="P1" svg:width="9.2898in" svg:height="4.6846in" svg:x="3.5232in" svg:y="3.7335in">
            <draw:object draw:notify-on-update-of-ranges="Sheet17.B4:Sheet17.B23 Sheet17.AJ2:Sheet17.AJ2 Sheet17.AL4:Sheet17.AL20 Sheet17.Z4:Sheet17.Z20 Sheet17.L2:Sheet17.L2 Sheet17.N4:Sheet17.N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TEST 1 <text:s/>PE VUV3 @ 10C</text:p>
          </table:table-cell>
          <table:covered-table-cell table:number-columns-repeated="19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0" table:number-rows-spanned="1">
            <text:p>VUV2 , test 1</text:p>
          </table:table-cell>
          <table:covered-table-cell table:number-columns-repeated="9"/>
          <table:table-cell/>
          <table:table-cell table:style-name="ce11" office:value-type="string" calcext:value-type="string" table:number-columns-spanned="9" table:number-rows-spanned="1">
            <text:p>VUV3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5" calcext:value-type="float">
            <text:p>0.5</text:p>
          </table:table-cell>
          <table:table-cell office:value-type="float" office:value="3350" calcext:value-type="float">
            <text:p>3350</text:p>
          </table:table-cell>
          <table:table-cell office:value-type="float" office:value="12116" calcext:value-type="float">
            <text:p>12116</text:p>
          </table:table-cell>
          <table:table-cell table:formula="of:=LN([.D4]/[.C4])" office:value-type="float" office:value="1.28556654732802" calcext:value-type="float">
            <text:p>1.2855665473</text:p>
          </table:table-cell>
          <table:table-cell table:formula="of:=[.D4]/25000" office:value-type="float" office:value="0.48464" calcext:value-type="float">
            <text:p>0.48464</text:p>
          </table:table-cell>
          <table:table-cell table:formula="of:=[.C4]/25000" office:value-type="float" office:value="0.134" calcext:value-type="float">
            <text:p>0.134</text:p>
          </table:table-cell>
          <table:table-cell table:formula="of:=SQRT([.F4]*(1-[.F4]))/25000" office:value-type="float" office:value="0.0000199905605884377" calcext:value-type="float">
            <text:p>1.99905605884377E-005</text:p>
          </table:table-cell>
          <table:table-cell table:formula="of:=SQRT([.G4]*(1-[.G4]))/25000" office:value-type="float" office:value="0.0000136260926167409" calcext:value-type="float">
            <text:p>1.36260926167409E-005</text:p>
          </table:table-cell>
          <table:table-cell table:formula="of:=SQRT( ([.H4]/[.F4])*([.H4]/[.F4]) + ([.I4]/[.G4])*([.I4]/[.G4]) )" office:value-type="float" office:value="0.000109734762577294" calcext:value-type="float">
            <text:p>0.0001097348</text:p>
          </table:table-cell>
          <table:table-cell/>
          <table:table-cell office:value-type="float" office:value="16241" calcext:value-type="float">
            <text:p>16241</text:p>
          </table:table-cell>
          <table:table-cell office:value-type="float" office:value="21289" calcext:value-type="float">
            <text:p>21289</text:p>
          </table:table-cell>
          <table:table-cell table:formula="of:=LN([.M4]/[.L4])" office:value-type="float" office:value="0.270651598201136" calcext:value-type="float">
            <text:p>0.2706515982</text:p>
          </table:table-cell>
          <table:table-cell table:formula="of:=[.N4]/[.E4]" office:value-type="float" office:value="0.210530990218804" calcext:value-type="float">
            <text:p>0.2105309902</text:p>
          </table:table-cell>
          <table:table-cell table:formula="of:=[.M4]/25000" office:value-type="float" office:value="0.85156" calcext:value-type="float">
            <text:p>0.85156</text:p>
          </table:table-cell>
          <table:table-cell table:formula="of:=[.L4]/25000" office:value-type="float" office:value="0.64964" calcext:value-type="float">
            <text:p>0.64964</text:p>
          </table:table-cell>
          <table:table-cell table:formula="of:=SQRT([.P4]*(1-[.P4]))/25000" office:value-type="float" office:value="0.0000142214241987222" calcext:value-type="float">
            <text:p>1.42214241987222E-005</text:p>
          </table:table-cell>
          <table:table-cell table:formula="of:=SQRT([.Q4]*(1-[.Q4]))/25000" office:value-type="float" office:value="0.0000190833066484821" calcext:value-type="float">
            <text:p>1.90833066484821E-005</text:p>
          </table:table-cell>
          <table:table-cell table:formula="of:=SQRT( ([.R4]/[.P4])*([.R4]/[.P4]) + ([.S4]/[.Q4])*([.S4]/[.Q4]) )" office:value-type="float" office:value="0.0000337906367097656" calcext:value-type="float">
            <text:p>3.37906367097656E-005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B4]/[.AA4])" office:value-type="float" office:value="1.42658133722709" calcext:value-type="float">
            <text:p>1.4265813372</text:p>
          </table:table-cell>
          <table:table-cell table:formula="of:=[.AB4]/25000" office:value-type="float" office:value="0.46092" calcext:value-type="float">
            <text:p>0.46092</text:p>
          </table:table-cell>
          <table:table-cell table:formula="of:=[.AA4]/25000" office:value-type="float" office:value="0.11068" calcext:value-type="float">
            <text:p>0.11068</text:p>
          </table:table-cell>
          <table:table-cell table:formula="of:=SQRT([.AD4]*(1-[.AD4]))/25000" office:value-type="float" office:value="0.0000199388165586627" calcext:value-type="float">
            <text:p>1.99388165586627E-005</text:p>
          </table:table-cell>
          <table:table-cell table:formula="of:=SQRT([.AE4]*(1-[.AE4]))/25000" office:value-type="float" office:value="0.0000125494183195876" calcext:value-type="float">
            <text:p>1.25494183195876E-005</text:p>
          </table:table-cell>
          <table:table-cell table:formula="of:= SQRT( ([.AF4]/[.AD4])*([.AF4]/[.AD4]) + ([.AG4]/[.AE4])*([.AG4]/[.AE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K4]/[.AJ4])" office:value-type="float" office:value="0.143319027046509" calcext:value-type="float">
            <text:p>0.143319027</text:p>
          </table:table-cell>
          <table:table-cell table:formula="of:=[.AK4]/25000" office:value-type="float" office:value="0.7052" calcext:value-type="float">
            <text:p>0.7052</text:p>
          </table:table-cell>
          <table:table-cell table:formula="of:=[.AJ4]/25000" office:value-type="float" office:value="0.61104" calcext:value-type="float">
            <text:p>0.61104</text:p>
          </table:table-cell>
          <table:table-cell table:formula="of:=SQRT([.AM4]*(1-[.AM4]))/25000" office:value-type="float" office:value="0.0000182381121830084" calcext:value-type="float">
            <text:p>1.82381121830084E-005</text:p>
          </table:table-cell>
          <table:table-cell table:formula="of:=SQRT([.AN4]*(1-[.AN4]))/25000" office:value-type="float" office:value="0.0000195005689516998" calcext:value-type="float">
            <text:p>1.95005689516998E-005</text:p>
          </table:table-cell>
          <table:table-cell table:formula="of:=SQRT( ([.AO4]/[.AM4])*([.AO4]/[.AM4]) + ([.AP4]/[.AN4])*([.AP4]/[.AN4]) )" office:value-type="float" office:value="0.0000410773223652145" calcext:value-type="float">
            <text:p>4.10773223652145E-005</text:p>
          </table:table-cell>
          <table:table-cell/>
          <table:table-cell table:style-name="ce9" office:value-type="time" office:time-value="PT13H05M00S" calcext:value-type="time">
            <text:p>01:05:00 PM</text:p>
          </table:table-cell>
          <table:table-cell table:formula="of:=HOUR([.AS4])*60 + MINUTE([.AS4])" office:value-type="float" office:value="785" calcext:value-type="float">
            <text:p>785</text:p>
          </table:table-cell>
          <table:table-cell table:formula="of:= [.AT4] - [.AT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3223" calcext:value-type="float">
            <text:p>3223</text:p>
          </table:table-cell>
          <table:table-cell office:value-type="float" office:value="12391" calcext:value-type="float">
            <text:p>12391</text:p>
          </table:table-cell>
          <table:table-cell table:formula="of:=LN([.D5]/[.C5])" office:value-type="float" office:value="1.34665779980106" calcext:value-type="float">
            <text:p>1.3466577998</text:p>
          </table:table-cell>
          <table:table-cell table:formula="of:=[.D5]/25000" office:value-type="float" office:value="0.49564" calcext:value-type="float">
            <text:p>0.49564</text:p>
          </table:table-cell>
          <table:table-cell table:formula="of:=[.C5]/25000" office:value-type="float" office:value="0.12892" calcext:value-type="float">
            <text:p>0.12892</text:p>
          </table:table-cell>
          <table:table-cell table:formula="of:=SQRT([.F5]*(1-[.F5]))/25000" office:value-type="float" office:value="0.0000199992396015449" calcext:value-type="float">
            <text:p>1.99992396015449E-005</text:p>
          </table:table-cell>
          <table:table-cell table:formula="of:=SQRT([.G5]*(1-[.G5]))/25000" office:value-type="float" office:value="0.0000134044549967539" calcext:value-type="float">
            <text:p>1.34044549967539E-005</text:p>
          </table:table-cell>
          <table:table-cell table:formula="of:=SQRT( ([.H5]/[.F5])*([.H5]/[.F5]) + ([.I5]/[.G5])*([.I5]/[.G5]) )" office:value-type="float" office:value="0.000111530026706052" calcext:value-type="float">
            <text:p>0.00011153</text:p>
          </table:table-cell>
          <table:table-cell/>
          <table:table-cell office:value-type="float" office:value="8792" calcext:value-type="float">
            <text:p>8792</text:p>
          </table:table-cell>
          <table:table-cell office:value-type="float" office:value="20365" calcext:value-type="float">
            <text:p>20365</text:p>
          </table:table-cell>
          <table:table-cell table:formula="of:=LN([.M5]/[.L5])" office:value-type="float" office:value="0.839975523999056" calcext:value-type="float">
            <text:p>0.839975524</text:p>
          </table:table-cell>
          <table:table-cell table:formula="of:=[.N5]/[.E5]" office:value-type="float" office:value="0.623748307939216" calcext:value-type="float">
            <text:p>0.6237483079</text:p>
          </table:table-cell>
          <table:table-cell table:formula="of:=[.M5]/25000" office:value-type="float" office:value="0.8146" calcext:value-type="float">
            <text:p>0.8146</text:p>
          </table:table-cell>
          <table:table-cell table:formula="of:=[.L5]/25000" office:value-type="float" office:value="0.35168" calcext:value-type="float">
            <text:p>0.35168</text:p>
          </table:table-cell>
          <table:table-cell table:formula="of:=SQRT([.P5]*(1-[.P5]))/25000" office:value-type="float" office:value="0.0000155448687353737" calcext:value-type="float">
            <text:p>1.55448687353737E-005</text:p>
          </table:table-cell>
          <table:table-cell table:formula="of:=SQRT([.Q5]*(1-[.Q5]))/25000" office:value-type="float" office:value="0.0000190997875422739" calcext:value-type="float">
            <text:p>1.90997875422739E-005</text:p>
          </table:table-cell>
          <table:table-cell table:formula="of:=SQRT( ([.R5]/[.P5])*([.R5]/[.P5]) + ([.S5]/[.Q5])*([.S5]/[.Q5]) )" office:value-type="float" office:value="0.0000575651346125004" calcext:value-type="float">
            <text:p>5.75651346125004E-005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B5]/[.AA5])" office:value-type="float" office:value="1.47531701944863" calcext:value-type="float">
            <text:p>1.4753170194</text:p>
          </table:table-cell>
          <table:table-cell table:formula="of:=[.AB5]/25000" office:value-type="float" office:value="0.45788" calcext:value-type="float">
            <text:p>0.45788</text:p>
          </table:table-cell>
          <table:table-cell table:formula="of:=[.AA5]/25000" office:value-type="float" office:value="0.10472" calcext:value-type="float">
            <text:p>0.10472</text:p>
          </table:table-cell>
          <table:table-cell table:formula="of:=SQRT([.AD5]*(1-[.AD5]))/25000" office:value-type="float" office:value="0.0000199289098788669" calcext:value-type="float">
            <text:p>1.99289098788669E-005</text:p>
          </table:table-cell>
          <table:table-cell table:formula="of:=SQRT([.AE5]*(1-[.AE5]))/25000" office:value-type="float" office:value="0.0000122476918053975" calcext:value-type="float">
            <text:p>1.22476918053975E-005</text:p>
          </table:table-cell>
          <table:table-cell table:formula="of:= SQRT( ([.AF5]/[.AD5])*([.AF5]/[.AD5]) + ([.AG5]/[.AE5])*([.AG5]/[.AE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K5]/[.AJ5])" office:value-type="float" office:value="0.798425617997181" calcext:value-type="float">
            <text:p>0.798425618</text:p>
          </table:table-cell>
          <table:table-cell table:formula="of:=[.AK5]/25000" office:value-type="float" office:value="0.8122" calcext:value-type="float">
            <text:p>0.8122</text:p>
          </table:table-cell>
          <table:table-cell table:formula="of:=[.AJ5]/25000" office:value-type="float" office:value="0.36552" calcext:value-type="float">
            <text:p>0.36552</text:p>
          </table:table-cell>
          <table:table-cell table:formula="of:=SQRT([.AM5]*(1-[.AM5]))/25000" office:value-type="float" office:value="0.0000156220951219739" calcext:value-type="float">
            <text:p>1.56220951219739E-005</text:p>
          </table:table-cell>
          <table:table-cell table:formula="of:=SQRT([.AN5]*(1-[.AN5]))/25000" office:value-type="float" office:value="0.0000192630269521693" calcext:value-type="float">
            <text:p>0.000019263</text:p>
          </table:table-cell>
          <table:table-cell table:formula="of:=SQRT( ([.AO5]/[.AM5])*([.AO5]/[.AM5]) + ([.AP5]/[.AN5])*([.AP5]/[.AN5]) )" office:value-type="float" office:value="0.0000561006559011307" calcext:value-type="float">
            <text:p>5.61006559011307E-005</text:p>
          </table:table-cell>
          <table:table-cell/>
          <table:table-cell table:style-name="ce9" office:value-type="time" office:time-value="PT13H11M00S" calcext:value-type="time">
            <text:p>01:11:00 PM</text:p>
          </table:table-cell>
          <table:table-cell table:formula="of:=HOUR([.AS5])*60 + MINUTE([.AS5])" office:value-type="float" office:value="791" calcext:value-type="float">
            <text:p>791</text:p>
          </table:table-cell>
          <table:table-cell table:formula="of:= [.AT5] - [.AT$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.5" calcext:value-type="float">
            <text:p>1.5</text:p>
          </table:table-cell>
          <table:table-cell office:value-type="float" office:value="3172" calcext:value-type="float">
            <text:p>3172</text:p>
          </table:table-cell>
          <table:table-cell office:value-type="float" office:value="11800" calcext:value-type="float">
            <text:p>11800</text:p>
          </table:table-cell>
          <table:table-cell table:formula="of:=LN([.D6]/[.C6])" office:value-type="float" office:value="1.31373722769902" calcext:value-type="float">
            <text:p>1.3137372277</text:p>
          </table:table-cell>
          <table:table-cell table:formula="of:=[.D6]/25000" office:value-type="float" office:value="0.472" calcext:value-type="float">
            <text:p>0.472</text:p>
          </table:table-cell>
          <table:table-cell table:formula="of:=[.C6]/25000" office:value-type="float" office:value="0.12688" calcext:value-type="float">
            <text:p>0.12688</text:p>
          </table:table-cell>
          <table:table-cell table:formula="of:=SQRT([.F6]*(1-[.F6]))/25000" office:value-type="float" office:value="0.000019968615375133" calcext:value-type="float">
            <text:p>1.9968615375133E-005</text:p>
          </table:table-cell>
          <table:table-cell table:formula="of:=SQRT([.G6]*(1-[.G6]))/25000" office:value-type="float" office:value="0.0000133135399109328" calcext:value-type="float">
            <text:p>1.33135399109328E-005</text:p>
          </table:table-cell>
          <table:table-cell table:formula="of:=SQRT( ([.H6]/[.F6])*([.H6]/[.F6]) + ([.I6]/[.G6])*([.I6]/[.G6]) )" office:value-type="float" office:value="0.000113137840653194" calcext:value-type="float">
            <text:p>0.0001131378</text:p>
          </table:table-cell>
          <table:table-cell/>
          <table:table-cell office:value-type="float" office:value="6171" calcext:value-type="float">
            <text:p>6171</text:p>
          </table:table-cell>
          <table:table-cell office:value-type="float" office:value="18195" calcext:value-type="float">
            <text:p>18195</text:p>
          </table:table-cell>
          <table:table-cell table:formula="of:=LN([.M6]/[.L6])" office:value-type="float" office:value="1.08128593172519" calcext:value-type="float">
            <text:p>1.0812859317</text:p>
          </table:table-cell>
          <table:table-cell table:formula="of:=[.N6]/[.E6]" office:value-type="float" office:value="0.823061042137812" calcext:value-type="float">
            <text:p>0.8230610421</text:p>
          </table:table-cell>
          <table:table-cell table:formula="of:=[.M6]/25000" office:value-type="float" office:value="0.7278" calcext:value-type="float">
            <text:p>0.7278</text:p>
          </table:table-cell>
          <table:table-cell table:formula="of:=[.L6]/25000" office:value-type="float" office:value="0.24684" calcext:value-type="float">
            <text:p>0.24684</text:p>
          </table:table-cell>
          <table:table-cell table:formula="of:=SQRT([.P6]*(1-[.P6]))/25000" office:value-type="float" office:value="0.0000178036922013385" calcext:value-type="float">
            <text:p>1.78036922013385E-005</text:p>
          </table:table-cell>
          <table:table-cell table:formula="of:=SQRT([.Q6]*(1-[.Q6]))/25000" office:value-type="float" office:value="0.0000172469134351628" calcext:value-type="float">
            <text:p>1.72469134351628E-005</text:p>
          </table:table-cell>
          <table:table-cell table:formula="of:=SQRT( ([.R6]/[.P6])*([.R6]/[.P6]) + ([.S6]/[.Q6])*([.S6]/[.Q6]) )" office:value-type="float" office:value="0.0000740293034626066" calcext:value-type="float">
            <text:p>7.40293034626066E-005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B6]/[.AA6])" office:value-type="float" office:value="1.63451070153957" calcext:value-type="float">
            <text:p>1.6345107015</text:p>
          </table:table-cell>
          <table:table-cell table:formula="of:=[.AB6]/25000" office:value-type="float" office:value="0.4604" calcext:value-type="float">
            <text:p>0.4604</text:p>
          </table:table-cell>
          <table:table-cell table:formula="of:=[.AA6]/25000" office:value-type="float" office:value="0.0898" calcext:value-type="float">
            <text:p>0.0898</text:p>
          </table:table-cell>
          <table:table-cell table:formula="of:=SQRT([.AD6]*(1-[.AD6]))/25000" office:value-type="float" office:value="0.0000199371749252496" calcext:value-type="float">
            <text:p>1.99371749252496E-005</text:p>
          </table:table-cell>
          <table:table-cell table:formula="of:=SQRT([.AE6]*(1-[.AE6]))/25000" office:value-type="float" office:value="0.0000114358006278529" calcext:value-type="float">
            <text:p>1.14358006278529E-005</text:p>
          </table:table-cell>
          <table:table-cell table:formula="of:= SQRT( ([.AF6]/[.AD6])*([.AF6]/[.AD6]) + ([.AG6]/[.AE6])*([.AG6]/[.AE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K6]/[.AJ6])" office:value-type="float" office:value="1.05577230648703" calcext:value-type="float">
            <text:p>1.0557723065</text:p>
          </table:table-cell>
          <table:table-cell table:formula="of:=[.AK6]/25000" office:value-type="float" office:value="0.73108" calcext:value-type="float">
            <text:p>0.73108</text:p>
          </table:table-cell>
          <table:table-cell table:formula="of:=[.AJ6]/25000" office:value-type="float" office:value="0.25436" calcext:value-type="float">
            <text:p>0.25436</text:p>
          </table:table-cell>
          <table:table-cell table:formula="of:=SQRT([.AM6]*(1-[.AM6]))/25000" office:value-type="float" office:value="0.0000177359311500693" calcext:value-type="float">
            <text:p>1.77359311500693E-005</text:p>
          </table:table-cell>
          <table:table-cell table:formula="of:=SQRT([.AN6]*(1-[.AN6]))/25000" office:value-type="float" office:value="0.000017420034002263" calcext:value-type="float">
            <text:p>0.00001742</text:p>
          </table:table-cell>
          <table:table-cell table:formula="of:=SQRT( ([.AO6]/[.AM6])*([.AO6]/[.AM6]) + ([.AP6]/[.AN6])*([.AP6]/[.AN6]) )" office:value-type="float" office:value="0.0000726556274080419" calcext:value-type="float">
            <text:p>7.26556274080419E-005</text:p>
          </table:table-cell>
          <table:table-cell/>
          <table:table-cell table:style-name="ce9" office:value-type="time" office:time-value="PT13H16M00S" calcext:value-type="time">
            <text:p>01:16:00 PM</text:p>
          </table:table-cell>
          <table:table-cell table:formula="of:=HOUR([.AS6])*60 + MINUTE([.AS6])" office:value-type="float" office:value="796" calcext:value-type="float">
            <text:p>796</text:p>
          </table:table-cell>
          <table:table-cell table:formula="of:= [.AT6] - [.AT$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" calcext:value-type="float">
            <text:p>2</text:p>
          </table:table-cell>
          <table:table-cell office:value-type="float" office:value="3031" calcext:value-type="float">
            <text:p>3031</text:p>
          </table:table-cell>
          <table:table-cell office:value-type="float" office:value="12540" calcext:value-type="float">
            <text:p>12540</text:p>
          </table:table-cell>
          <table:table-cell table:formula="of:=LN([.D7]/[.C7])" office:value-type="float" office:value="1.42003093712911" calcext:value-type="float">
            <text:p>1.4200309371</text:p>
          </table:table-cell>
          <table:table-cell table:formula="of:=[.D7]/25000" office:value-type="float" office:value="0.5016" calcext:value-type="float">
            <text:p>0.5016</text:p>
          </table:table-cell>
          <table:table-cell table:formula="of:=[.C7]/25000" office:value-type="float" office:value="0.12124" calcext:value-type="float">
            <text:p>0.12124</text:p>
          </table:table-cell>
          <table:table-cell table:formula="of:=SQRT([.F7]*(1-[.F7]))/25000" office:value-type="float" office:value="0.0000199998975997379" calcext:value-type="float">
            <text:p>1.99998975997379E-005</text:p>
          </table:table-cell>
          <table:table-cell table:formula="of:=SQRT([.G7]*(1-[.G7]))/25000" office:value-type="float" office:value="0.0000130562391154574" calcext:value-type="float">
            <text:p>1.30562391154574E-005</text:p>
          </table:table-cell>
          <table:table-cell table:formula="of:=SQRT( ([.H7]/[.F7])*([.H7]/[.F7]) + ([.I7]/[.G7])*([.I7]/[.G7]) )" office:value-type="float" office:value="0.00011483360728287" calcext:value-type="float">
            <text:p>0.0001148336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6655" calcext:value-type="float">
            <text:p>16655</text:p>
          </table:table-cell>
          <table:table-cell table:formula="of:=LN([.M7]/[.L7])" office:value-type="float" office:value="1.2583625255295" calcext:value-type="float">
            <text:p>1.2583625255</text:p>
          </table:table-cell>
          <table:table-cell table:formula="of:=[.N7]/[.E7]" office:value-type="float" office:value="0.886151486300395" calcext:value-type="float">
            <text:p>0.8861514863</text:p>
          </table:table-cell>
          <table:table-cell table:formula="of:=[.M7]/25000" office:value-type="float" office:value="0.6662" calcext:value-type="float">
            <text:p>0.6662</text:p>
          </table:table-cell>
          <table:table-cell table:formula="of:=[.L7]/25000" office:value-type="float" office:value="0.18928" calcext:value-type="float">
            <text:p>0.18928</text:p>
          </table:table-cell>
          <table:table-cell table:formula="of:=SQRT([.P7]*(1-[.P7]))/25000" office:value-type="float" office:value="0.0000188627701040966" calcext:value-type="float">
            <text:p>1.88627701040966E-005</text:p>
          </table:table-cell>
          <table:table-cell table:formula="of:=SQRT([.Q7]*(1-[.Q7]))/25000" office:value-type="float" office:value="0.0000156692351619344" calcext:value-type="float">
            <text:p>1.56692351619344E-005</text:p>
          </table:table-cell>
          <table:table-cell table:formula="of:=SQRT( ([.R7]/[.P7])*([.R7]/[.P7]) + ([.S7]/[.Q7])*([.S7]/[.Q7]) )" office:value-type="float" office:value="0.0000874915227492703" calcext:value-type="float">
            <text:p>8.74915227492703E-005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B7]/[.AA7])" office:value-type="float" office:value="1.51377005855428" calcext:value-type="float">
            <text:p>1.5137700586</text:p>
          </table:table-cell>
          <table:table-cell table:formula="of:=[.AB7]/25000" office:value-type="float" office:value="0.41676" calcext:value-type="float">
            <text:p>0.41676</text:p>
          </table:table-cell>
          <table:table-cell table:formula="of:=[.AA7]/25000" office:value-type="float" office:value="0.09172" calcext:value-type="float">
            <text:p>0.09172</text:p>
          </table:table-cell>
          <table:table-cell table:formula="of:=SQRT([.AD7]*(1-[.AD7]))/25000" office:value-type="float" office:value="0.0000197208966287033" calcext:value-type="float">
            <text:p>1.97208966287033E-005</text:p>
          </table:table-cell>
          <table:table-cell table:formula="of:=SQRT([.AE7]*(1-[.AE7]))/25000" office:value-type="float" office:value="0.0000115452114125294" calcext:value-type="float">
            <text:p>1.15452114125294E-005</text:p>
          </table:table-cell>
          <table:table-cell table:formula="of:= SQRT( ([.AF7]/[.AD7])*([.AF7]/[.AD7]) + ([.AG7]/[.AE7])*([.AG7]/[.AE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K7]/[.AJ7])" office:value-type="float" office:value="1.20264647652858" calcext:value-type="float">
            <text:p>1.2026464765</text:p>
          </table:table-cell>
          <table:table-cell table:formula="of:=[.AK7]/25000" office:value-type="float" office:value="0.653" calcext:value-type="float">
            <text:p>0.653</text:p>
          </table:table-cell>
          <table:table-cell table:formula="of:=[.AJ7]/25000" office:value-type="float" office:value="0.19616" calcext:value-type="float">
            <text:p>0.19616</text:p>
          </table:table-cell>
          <table:table-cell table:formula="of:=SQRT([.AM7]*(1-[.AM7]))/25000" office:value-type="float" office:value="0.00001904063024167" calcext:value-type="float">
            <text:p>1.904063024167E-005</text:p>
          </table:table-cell>
          <table:table-cell table:formula="of:=SQRT([.AN7]*(1-[.AN7]))/25000" office:value-type="float" office:value="0.0000158836396030633" calcext:value-type="float">
            <text:p>1.58836396030633E-005</text:p>
          </table:table-cell>
          <table:table-cell table:formula="of:=SQRT( ([.AO7]/[.AM7])*([.AO7]/[.AM7]) + ([.AP7]/[.AN7])*([.AP7]/[.AN7]) )" office:value-type="float" office:value="0.0000860629801981373" calcext:value-type="float">
            <text:p>0.000086063</text:p>
          </table:table-cell>
          <table:table-cell/>
          <table:table-cell table:style-name="ce9" office:value-type="time" office:time-value="PT13H22M00S" calcext:value-type="time">
            <text:p>01:22:00 PM</text:p>
          </table:table-cell>
          <table:table-cell table:formula="of:=HOUR([.AS7])*60 + MINUTE([.AS7])" office:value-type="float" office:value="802" calcext:value-type="float">
            <text:p>802</text:p>
          </table:table-cell>
          <table:table-cell table:formula="of:= [.AT7] - [.AT$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.5" calcext:value-type="float">
            <text:p>2.5</text:p>
          </table:table-cell>
          <table:table-cell office:value-type="float" office:value="2940" calcext:value-type="float">
            <text:p>2940</text:p>
          </table:table-cell>
          <table:table-cell office:value-type="float" office:value="12613" calcext:value-type="float">
            <text:p>12613</text:p>
          </table:table-cell>
          <table:table-cell table:formula="of:=LN([.D8]/[.C8])" office:value-type="float" office:value="1.45631844675447" calcext:value-type="float">
            <text:p>1.4563184468</text:p>
          </table:table-cell>
          <table:table-cell table:formula="of:=[.D8]/25000" office:value-type="float" office:value="0.50452" calcext:value-type="float">
            <text:p>0.50452</text:p>
          </table:table-cell>
          <table:table-cell table:formula="of:=[.C8]/25000" office:value-type="float" office:value="0.1176" calcext:value-type="float">
            <text:p>0.1176</text:p>
          </table:table-cell>
          <table:table-cell table:formula="of:=SQRT([.F8]*(1-[.F8]))/25000" office:value-type="float" office:value="0.0000199991827673033" calcext:value-type="float">
            <text:p>1.99991827673033E-005</text:p>
          </table:table-cell>
          <table:table-cell table:formula="of:=SQRT([.G8]*(1-[.G8]))/25000" office:value-type="float" office:value="0.0000128853554083696" calcext:value-type="float">
            <text:p>1.28853554083696E-005</text:p>
          </table:table-cell>
          <table:table-cell table:formula="of:=SQRT( ([.H8]/[.F8])*([.H8]/[.F8]) + ([.I8]/[.G8])*([.I8]/[.G8]) )" office:value-type="float" office:value="0.000116519411872562" calcext:value-type="float">
            <text:p>0.0001165194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14957" calcext:value-type="float">
            <text:p>14957</text:p>
          </table:table-cell>
          <table:table-cell table:formula="of:=LN([.M8]/[.L8])" office:value-type="float" office:value="1.37651416939394" calcext:value-type="float">
            <text:p>1.3765141694</text:p>
          </table:table-cell>
          <table:table-cell table:formula="of:=[.N8]/[.E8]" office:value-type="float" office:value="0.945201355144281" calcext:value-type="float">
            <text:p>0.9452013551</text:p>
          </table:table-cell>
          <table:table-cell table:formula="of:=[.M8]/25000" office:value-type="float" office:value="0.59828" calcext:value-type="float">
            <text:p>0.59828</text:p>
          </table:table-cell>
          <table:table-cell table:formula="of:=[.L8]/25000" office:value-type="float" office:value="0.15104" calcext:value-type="float">
            <text:p>0.15104</text:p>
          </table:table-cell>
          <table:table-cell table:formula="of:=SQRT([.P8]*(1-[.P8]))/25000" office:value-type="float" office:value="0.0000196098359646377" calcext:value-type="float">
            <text:p>1.96098359646377E-005</text:p>
          </table:table-cell>
          <table:table-cell table:formula="of:=SQRT([.Q8]*(1-[.Q8]))/25000" office:value-type="float" office:value="0.0000143235145631231" calcext:value-type="float">
            <text:p>1.43235145631231E-005</text:p>
          </table:table-cell>
          <table:table-cell table:formula="of:=SQRT( ([.R8]/[.P8])*([.R8]/[.P8]) + ([.S8]/[.Q8])*([.S8]/[.Q8]) )" office:value-type="float" office:value="0.000100337198621295" calcext:value-type="float">
            <text:p>0.0001003372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B8]/[.AA8])" office:value-type="float" office:value="1.58870937363345" calcext:value-type="float">
            <text:p>1.5887093736</text:p>
          </table:table-cell>
          <table:table-cell table:formula="of:=[.AB8]/25000" office:value-type="float" office:value="0.42588" calcext:value-type="float">
            <text:p>0.42588</text:p>
          </table:table-cell>
          <table:table-cell table:formula="of:=[.AA8]/25000" office:value-type="float" office:value="0.08696" calcext:value-type="float">
            <text:p>0.08696</text:p>
          </table:table-cell>
          <table:table-cell table:formula="of:=SQRT([.AD8]*(1-[.AD8]))/25000" office:value-type="float" office:value="0.0000197790283118256" calcext:value-type="float">
            <text:p>0.000019779</text:p>
          </table:table-cell>
          <table:table-cell table:formula="of:=SQRT([.AE8]*(1-[.AE8]))/25000" office:value-type="float" office:value="0.0000112710573346071" calcext:value-type="float">
            <text:p>1.12710573346071E-005</text:p>
          </table:table-cell>
          <table:table-cell table:formula="of:= SQRT( ([.AF8]/[.AD8])*([.AF8]/[.AD8]) + ([.AG8]/[.AE8])*([.AG8]/[.AE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K8]/[.AJ8])" office:value-type="float" office:value="1.32874441638918" calcext:value-type="float">
            <text:p>1.3287444164</text:p>
          </table:table-cell>
          <table:table-cell table:formula="of:=[.AK8]/25000" office:value-type="float" office:value="0.59016" calcext:value-type="float">
            <text:p>0.59016</text:p>
          </table:table-cell>
          <table:table-cell table:formula="of:=[.AJ8]/25000" office:value-type="float" office:value="0.15628" calcext:value-type="float">
            <text:p>0.15628</text:p>
          </table:table-cell>
          <table:table-cell table:formula="of:=SQRT([.AM8]*(1-[.AM8]))/25000" office:value-type="float" office:value="0.0000196721599993493" calcext:value-type="float">
            <text:p>1.96721599993493E-005</text:p>
          </table:table-cell>
          <table:table-cell table:formula="of:=SQRT([.AN8]*(1-[.AN8]))/25000" office:value-type="float" office:value="0.0000145248235293927" calcext:value-type="float">
            <text:p>1.45248235293927E-005</text:p>
          </table:table-cell>
          <table:table-cell table:formula="of:=SQRT( ([.AO8]/[.AM8])*([.AO8]/[.AM8]) + ([.AP8]/[.AN8])*([.AP8]/[.AN8]) )" office:value-type="float" office:value="0.0000987378523298971" calcext:value-type="float">
            <text:p>9.87378523298971E-005</text:p>
          </table:table-cell>
          <table:table-cell/>
          <table:table-cell table:style-name="ce9" office:value-type="time" office:time-value="PT13H28M00S" calcext:value-type="time">
            <text:p>01:28:00 PM</text:p>
          </table:table-cell>
          <table:table-cell table:formula="of:=HOUR([.AS8])*60 + MINUTE([.AS8])" office:value-type="float" office:value="808" calcext:value-type="float">
            <text:p>808</text:p>
          </table:table-cell>
          <table:table-cell table:formula="of:= [.AT8] - [.AT$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" calcext:value-type="float">
            <text:p>3</text:p>
          </table:table-cell>
          <table:table-cell office:value-type="float" office:value="2845" calcext:value-type="float">
            <text:p>2845</text:p>
          </table:table-cell>
          <table:table-cell office:value-type="float" office:value="13200" calcext:value-type="float">
            <text:p>13200</text:p>
          </table:table-cell>
          <table:table-cell table:formula="of:=LN([.D9]/[.C9])" office:value-type="float" office:value="1.53465376201403" calcext:value-type="float">
            <text:p>1.534653762</text:p>
          </table:table-cell>
          <table:table-cell table:formula="of:=[.D9]/25000" office:value-type="float" office:value="0.528" calcext:value-type="float">
            <text:p>0.528</text:p>
          </table:table-cell>
          <table:table-cell table:formula="of:=[.C9]/25000" office:value-type="float" office:value="0.1138" calcext:value-type="float">
            <text:p>0.1138</text:p>
          </table:table-cell>
          <table:table-cell table:formula="of:=SQRT([.F9]*(1-[.F9]))/25000" office:value-type="float" office:value="0.000019968615375133" calcext:value-type="float">
            <text:p>1.9968615375133E-005</text:p>
          </table:table-cell>
          <table:table-cell table:formula="of:=SQRT([.G9]*(1-[.G9]))/25000" office:value-type="float" office:value="0.0000127027278960072" calcext:value-type="float">
            <text:p>1.27027278960072E-005</text:p>
          </table:table-cell>
          <table:table-cell table:formula="of:=SQRT( ([.H9]/[.F9])*([.H9]/[.F9]) + ([.I9]/[.G9])*([.I9]/[.G9]) )" office:value-type="float" office:value="0.000117856085903991" calcext:value-type="float">
            <text:p>0.0001178561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float" office:value="13771" calcext:value-type="float">
            <text:p>13771</text:p>
          </table:table-cell>
          <table:table-cell table:formula="of:=LN([.M9]/[.L9])" office:value-type="float" office:value="1.44946379108614" calcext:value-type="float">
            <text:p>1.4494637911</text:p>
          </table:table-cell>
          <table:table-cell table:formula="of:=[.N9]/[.E9]" office:value-type="float" office:value="0.944489126448893" calcext:value-type="float">
            <text:p>0.9444891264</text:p>
          </table:table-cell>
          <table:table-cell table:formula="of:=[.M9]/25000" office:value-type="float" office:value="0.55084" calcext:value-type="float">
            <text:p>0.55084</text:p>
          </table:table-cell>
          <table:table-cell table:formula="of:=[.L9]/25000" office:value-type="float" office:value="0.12928" calcext:value-type="float">
            <text:p>0.12928</text:p>
          </table:table-cell>
          <table:table-cell table:formula="of:=SQRT([.P9]*(1-[.P9]))/25000" office:value-type="float" office:value="0.0000198963431574749" calcext:value-type="float">
            <text:p>1.98963431574749E-005</text:p>
          </table:table-cell>
          <table:table-cell table:formula="of:=SQRT([.Q9]*(1-[.Q9]))/25000" office:value-type="float" office:value="0.0000134203833983981" calcext:value-type="float">
            <text:p>1.34203833983981E-005</text:p>
          </table:table-cell>
          <table:table-cell table:formula="of:=SQRT( ([.R9]/[.P9])*([.R9]/[.P9]) + ([.S9]/[.Q9])*([.S9]/[.Q9]) )" office:value-type="float" office:value="0.000109913112652376" calcext:value-type="float">
            <text:p>0.0001099131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B9]/[.AA9])" office:value-type="float" office:value="1.63749936823863" calcext:value-type="float">
            <text:p>1.6374993682</text:p>
          </table:table-cell>
          <table:table-cell table:formula="of:=[.AB9]/25000" office:value-type="float" office:value="0.41776" calcext:value-type="float">
            <text:p>0.41776</text:p>
          </table:table-cell>
          <table:table-cell table:formula="of:=[.AA9]/25000" office:value-type="float" office:value="0.08124" calcext:value-type="float">
            <text:p>0.08124</text:p>
          </table:table-cell>
          <table:table-cell table:formula="of:=SQRT([.AD9]*(1-[.AD9]))/25000" office:value-type="float" office:value="0.0000197276083659424" calcext:value-type="float">
            <text:p>1.97276083659424E-005</text:p>
          </table:table-cell>
          <table:table-cell table:formula="of:=SQRT([.AE9]*(1-[.AE9]))/25000" office:value-type="float" office:value="0.0000109281334106059" calcext:value-type="float">
            <text:p>1.09281334106059E-005</text:p>
          </table:table-cell>
          <table:table-cell table:formula="of:= SQRT( ([.AF9]/[.AD9])*([.AF9]/[.AD9]) + ([.AG9]/[.AE9])*([.AG9]/[.AE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K9]/[.AJ9])" office:value-type="float" office:value="1.40710776183111" calcext:value-type="float">
            <text:p>1.4071077618</text:p>
          </table:table-cell>
          <table:table-cell table:formula="of:=[.AK9]/25000" office:value-type="float" office:value="0.54956" calcext:value-type="float">
            <text:p>0.54956</text:p>
          </table:table-cell>
          <table:table-cell table:formula="of:=[.AJ9]/25000" office:value-type="float" office:value="0.13456" calcext:value-type="float">
            <text:p>0.13456</text:p>
          </table:table-cell>
          <table:table-cell table:formula="of:=SQRT([.AM9]*(1-[.AM9]))/25000" office:value-type="float" office:value="0.0000199015097477553" calcext:value-type="float">
            <text:p>1.99015097477553E-005</text:p>
          </table:table-cell>
          <table:table-cell table:formula="of:=SQRT([.AN9]*(1-[.AN9]))/25000" office:value-type="float" office:value="0.0000136501197884854" calcext:value-type="float">
            <text:p>1.36501197884854E-005</text:p>
          </table:table-cell>
          <table:table-cell table:formula="of:=SQRT( ([.AO9]/[.AM9])*([.AO9]/[.AM9]) + ([.AP9]/[.AN9])*([.AP9]/[.AN9]) )" office:value-type="float" office:value="0.000107712703364341" calcext:value-type="float">
            <text:p>0.0001077127</text:p>
          </table:table-cell>
          <table:table-cell/>
          <table:table-cell table:style-name="ce9" office:value-type="time" office:time-value="PT13H33M00S" calcext:value-type="time">
            <text:p>01:33:00 PM</text:p>
          </table:table-cell>
          <table:table-cell table:formula="of:=HOUR([.AS9])*60 + MINUTE([.AS9])" office:value-type="float" office:value="813" calcext:value-type="float">
            <text:p>813</text:p>
          </table:table-cell>
          <table:table-cell table:formula="of:= [.AT9] - [.AT$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.5" calcext:value-type="float">
            <text:p>3.5</text:p>
          </table:table-cell>
          <table:table-cell office:value-type="float" office:value="2663" calcext:value-type="float">
            <text:p>2663</text:p>
          </table:table-cell>
          <table:table-cell office:value-type="float" office:value="13586" calcext:value-type="float">
            <text:p>13586</text:p>
          </table:table-cell>
          <table:table-cell table:formula="of:=LN([.D10]/[.C10])" office:value-type="float" office:value="1.62958654393732" calcext:value-type="float">
            <text:p>1.6295865439</text:p>
          </table:table-cell>
          <table:table-cell table:formula="of:=[.D10]/25000" office:value-type="float" office:value="0.54344" calcext:value-type="float">
            <text:p>0.54344</text:p>
          </table:table-cell>
          <table:table-cell table:formula="of:=[.C10]/25000" office:value-type="float" office:value="0.10652" calcext:value-type="float">
            <text:p>0.10652</text:p>
          </table:table-cell>
          <table:table-cell table:formula="of:=SQRT([.F10]*(1-[.F10]))/25000" office:value-type="float" office:value="0.0000199243756800558" calcext:value-type="float">
            <text:p>1.99243756800558E-005</text:p>
          </table:table-cell>
          <table:table-cell table:formula="of:=SQRT([.G10]*(1-[.G10]))/25000" office:value-type="float" office:value="0.0000123400803627853" calcext:value-type="float">
            <text:p>1.23400803627853E-005</text:p>
          </table:table-cell>
          <table:table-cell table:formula="of:=SQRT( ([.H10]/[.F10])*([.H10]/[.F10]) + ([.I10]/[.G10])*([.I10]/[.G10]) )" office:value-type="float" office:value="0.000121510743025523" calcext:value-type="float">
            <text:p>0.0001215107</text:p>
          </table:table-cell>
          <table:table-cell/>
          <table:table-cell office:value-type="float" office:value="2894" calcext:value-type="float">
            <text:p>2894</text:p>
          </table:table-cell>
          <table:table-cell office:value-type="float" office:value="12399" calcext:value-type="float">
            <text:p>12399</text:p>
          </table:table-cell>
          <table:table-cell table:formula="of:=LN([.M10]/[.L10])" office:value-type="float" office:value="1.45497619598841" calcext:value-type="float">
            <text:p>1.454976196</text:p>
          </table:table-cell>
          <table:table-cell table:formula="of:=[.N10]/[.E10]" office:value-type="float" office:value="0.892849908095695" calcext:value-type="float">
            <text:p>0.8928499081</text:p>
          </table:table-cell>
          <table:table-cell table:formula="of:=[.M10]/25000" office:value-type="float" office:value="0.49596" calcext:value-type="float">
            <text:p>0.49596</text:p>
          </table:table-cell>
          <table:table-cell table:formula="of:=[.L10]/25000" office:value-type="float" office:value="0.11576" calcext:value-type="float">
            <text:p>0.11576</text:p>
          </table:table-cell>
          <table:table-cell table:formula="of:=SQRT([.P10]*(1-[.P10]))/25000" office:value-type="float" office:value="0.0000199993471253439" calcext:value-type="float">
            <text:p>1.99993471253439E-005</text:p>
          </table:table-cell>
          <table:table-cell table:formula="of:=SQRT([.Q10]*(1-[.Q10]))/25000" office:value-type="float" office:value="0.0000127974761511792" calcext:value-type="float">
            <text:p>1.27974761511792E-005</text:p>
          </table:table-cell>
          <table:table-cell table:formula="of:=SQRT( ([.R10]/[.P10])*([.R10]/[.P10]) + ([.S10]/[.Q10])*([.S10]/[.Q10]) )" office:value-type="float" office:value="0.000117676534140772" calcext:value-type="float">
            <text:p>0.0001176765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B10]/[.AA10])" office:value-type="float" office:value="1.64070855532192" calcext:value-type="float">
            <text:p>1.6407085553</text:p>
          </table:table-cell>
          <table:table-cell table:formula="of:=[.AB10]/25000" office:value-type="float" office:value="0.42096" calcext:value-type="float">
            <text:p>0.42096</text:p>
          </table:table-cell>
          <table:table-cell table:formula="of:=[.AA10]/25000" office:value-type="float" office:value="0.0816" calcext:value-type="float">
            <text:p>0.0816</text:p>
          </table:table-cell>
          <table:table-cell table:formula="of:=SQRT([.AD10]*(1-[.AD10]))/25000" office:value-type="float" office:value="0.0000197485261586783" calcext:value-type="float">
            <text:p>1.97485261586783E-005</text:p>
          </table:table-cell>
          <table:table-cell table:formula="of:=SQRT([.AE10]*(1-[.AE10]))/25000" office:value-type="float" office:value="0.0000109501736972525" calcext:value-type="float">
            <text:p>1.09501736972525E-005</text:p>
          </table:table-cell>
          <table:table-cell table:formula="of:= SQRT( ([.AF10]/[.AD10])*([.AF10]/[.AD10]) + ([.AG10]/[.AE10])*([.AG10]/[.AE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K10]/[.AJ10])" office:value-type="float" office:value="1.4761261223299" calcext:value-type="float">
            <text:p>1.4761261223</text:p>
          </table:table-cell>
          <table:table-cell table:formula="of:=[.AK10]/25000" office:value-type="float" office:value="0.50096" calcext:value-type="float">
            <text:p>0.50096</text:p>
          </table:table-cell>
          <table:table-cell table:formula="of:=[.AJ10]/25000" office:value-type="float" office:value="0.11448" calcext:value-type="float">
            <text:p>0.11448</text:p>
          </table:table-cell>
          <table:table-cell table:formula="of:=SQRT([.AM10]*(1-[.AM10]))/25000" office:value-type="float" office:value="0.000019999963135966" calcext:value-type="float">
            <text:p>0.00002</text:p>
          </table:table-cell>
          <table:table-cell table:formula="of:=SQRT([.AN10]*(1-[.AN10]))/25000" office:value-type="float" office:value="0.0000127357342685846" calcext:value-type="float">
            <text:p>1.27357342685846E-005</text:p>
          </table:table-cell>
          <table:table-cell table:formula="of:=SQRT( ([.AO10]/[.AM10])*([.AO10]/[.AM10]) + ([.AP10]/[.AN10])*([.AP10]/[.AN10]) )" office:value-type="float" office:value="0.000118195212107804" calcext:value-type="float">
            <text:p>0.0001181952</text:p>
          </table:table-cell>
          <table:table-cell/>
          <table:table-cell table:style-name="ce9" office:value-type="time" office:time-value="PT13H39M00S" calcext:value-type="time">
            <text:p>01:39:00 PM</text:p>
          </table:table-cell>
          <table:table-cell table:formula="of:=HOUR([.AS10])*60 + MINUTE([.AS10])" office:value-type="float" office:value="819" calcext:value-type="float">
            <text:p>819</text:p>
          </table:table-cell>
          <table:table-cell table:formula="of:= [.AT10] - [.AT$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" calcext:value-type="float">
            <text:p>4</text:p>
          </table:table-cell>
          <table:table-cell office:value-type="float" office:value="2545" calcext:value-type="float">
            <text:p>2545</text:p>
          </table:table-cell>
          <table:table-cell office:value-type="float" office:value="14257" calcext:value-type="float">
            <text:p>14257</text:p>
          </table:table-cell>
          <table:table-cell table:formula="of:=LN([.D11]/[.C11])" office:value-type="float" office:value="1.72311736416934" calcext:value-type="float">
            <text:p>1.7231173642</text:p>
          </table:table-cell>
          <table:table-cell table:formula="of:=[.D11]/25000" office:value-type="float" office:value="0.57028" calcext:value-type="float">
            <text:p>0.57028</text:p>
          </table:table-cell>
          <table:table-cell table:formula="of:=[.C11]/25000" office:value-type="float" office:value="0.1018" calcext:value-type="float">
            <text:p>0.1018</text:p>
          </table:table-cell>
          <table:table-cell table:formula="of:=SQRT([.F11]*(1-[.F11]))/25000" office:value-type="float" office:value="0.0000198014432443698" calcext:value-type="float">
            <text:p>1.98014432443698E-005</text:p>
          </table:table-cell>
          <table:table-cell table:formula="of:=SQRT([.G11]*(1-[.G11]))/25000" office:value-type="float" office:value="0.0000120954047472584" calcext:value-type="float">
            <text:p>1.20954047472584E-005</text:p>
          </table:table-cell>
          <table:table-cell table:formula="of:=SQRT( ([.H11]/[.F11])*([.H11]/[.F11]) + ([.I11]/[.G11])*([.I11]/[.G11]) )" office:value-type="float" office:value="0.000123785022005818" calcext:value-type="float">
            <text:p>0.000123785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11434" calcext:value-type="float">
            <text:p>11434</text:p>
          </table:table-cell>
          <table:table-cell table:formula="of:=LN([.M11]/[.L11])" office:value-type="float" office:value="1.51630861969809" calcext:value-type="float">
            <text:p>1.5163086197</text:p>
          </table:table-cell>
          <table:table-cell table:formula="of:=[.N11]/[.E11]" office:value-type="float" office:value="0.879979884846122" calcext:value-type="float">
            <text:p>0.8799798848</text:p>
          </table:table-cell>
          <table:table-cell table:formula="of:=[.M11]/25000" office:value-type="float" office:value="0.45736" calcext:value-type="float">
            <text:p>0.45736</text:p>
          </table:table-cell>
          <table:table-cell table:formula="of:=[.L11]/25000" office:value-type="float" office:value="0.1004" calcext:value-type="float">
            <text:p>0.1004</text:p>
          </table:table-cell>
          <table:table-cell table:formula="of:=SQRT([.P11]*(1-[.P11]))/25000" office:value-type="float" office:value="0.0000199271405033437" calcext:value-type="float">
            <text:p>1.99271405033437E-005</text:p>
          </table:table-cell>
          <table:table-cell table:formula="of:=SQRT([.Q11]*(1-[.Q11]))/25000" office:value-type="float" office:value="0.0000120213037562487" calcext:value-type="float">
            <text:p>1.20213037562487E-005</text:p>
          </table:table-cell>
          <table:table-cell table:formula="of:=SQRT( ([.R11]/[.P11])*([.R11]/[.P11]) + ([.S11]/[.Q11])*([.S11]/[.Q11]) )" office:value-type="float" office:value="0.000127415043340228" calcext:value-type="float">
            <text:p>0.000127415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B11]/[.AA11])" office:value-type="float" office:value="1.63485085860668" calcext:value-type="float">
            <text:p>1.6348508586</text:p>
          </table:table-cell>
          <table:table-cell table:formula="of:=[.AB11]/25000" office:value-type="float" office:value="0.40968" calcext:value-type="float">
            <text:p>0.40968</text:p>
          </table:table-cell>
          <table:table-cell table:formula="of:=[.AA11]/25000" office:value-type="float" office:value="0.07988" calcext:value-type="float">
            <text:p>0.07988</text:p>
          </table:table-cell>
          <table:table-cell table:formula="of:=SQRT([.AD11]*(1-[.AD11]))/25000" office:value-type="float" office:value="0.0000196709856428192" calcext:value-type="float">
            <text:p>0.000019671</text:p>
          </table:table-cell>
          <table:table-cell table:formula="of:=SQRT([.AE11]*(1-[.AE11]))/25000" office:value-type="float" office:value="0.0000108442932900213" calcext:value-type="float">
            <text:p>1.08442932900213E-005</text:p>
          </table:table-cell>
          <table:table-cell table:formula="of:= SQRT( ([.AF11]/[.AD11])*([.AF11]/[.AD11]) + ([.AG11]/[.AE11])*([.AG11]/[.AE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K11]/[.AJ11])" office:value-type="float" office:value="1.50959139262956" calcext:value-type="float">
            <text:p>1.5095913926</text:p>
          </table:table-cell>
          <table:table-cell table:formula="of:=[.AK11]/25000" office:value-type="float" office:value="0.45828" calcext:value-type="float">
            <text:p>0.45828</text:p>
          </table:table-cell>
          <table:table-cell table:formula="of:=[.AJ11]/25000" office:value-type="float" office:value="0.10128" calcext:value-type="float">
            <text:p>0.10128</text:p>
          </table:table-cell>
          <table:table-cell table:formula="of:=SQRT([.AM11]*(1-[.AM11]))/25000" office:value-type="float" office:value="0.0000199302560585658" calcext:value-type="float">
            <text:p>1.99302560585658E-005</text:p>
          </table:table-cell>
          <table:table-cell table:formula="of:=SQRT([.AN11]*(1-[.AN11]))/25000" office:value-type="float" office:value="0.0000120679649717755" calcext:value-type="float">
            <text:p>0.000012068</text:p>
          </table:table-cell>
          <table:table-cell table:formula="of:=SQRT( ([.AO11]/[.AM11])*([.AO11]/[.AM11]) + ([.AP11]/[.AN11])*([.AP11]/[.AN11]) )" office:value-type="float" office:value="0.000126842830552995" calcext:value-type="float">
            <text:p>0.0001268428</text:p>
          </table:table-cell>
          <table:table-cell/>
          <table:table-cell table:style-name="ce9" office:value-type="time" office:time-value="PT13H46M00S" calcext:value-type="time">
            <text:p>01:46:00 PM</text:p>
          </table:table-cell>
          <table:table-cell table:formula="of:=HOUR([.AS11])*60 + MINUTE([.AS11])" office:value-type="float" office:value="826" calcext:value-type="float">
            <text:p>826</text:p>
          </table:table-cell>
          <table:table-cell table:formula="of:= [.AT11] - [.AT$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.5" calcext:value-type="float">
            <text:p>4.5</text:p>
          </table:table-cell>
          <table:table-cell office:value-type="float" office:value="2533" calcext:value-type="float">
            <text:p>2533</text:p>
          </table:table-cell>
          <table:table-cell office:value-type="float" office:value="14346" calcext:value-type="float">
            <text:p>14346</text:p>
          </table:table-cell>
          <table:table-cell table:formula="of:=LN([.D12]/[.C12])" office:value-type="float" office:value="1.7340667866847" calcext:value-type="float">
            <text:p>1.7340667867</text:p>
          </table:table-cell>
          <table:table-cell table:formula="of:=[.D12]/25000" office:value-type="float" office:value="0.57384" calcext:value-type="float">
            <text:p>0.57384</text:p>
          </table:table-cell>
          <table:table-cell table:formula="of:=[.C12]/25000" office:value-type="float" office:value="0.10132" calcext:value-type="float">
            <text:p>0.10132</text:p>
          </table:table-cell>
          <table:table-cell table:formula="of:=SQRT([.F12]*(1-[.F12]))/25000" office:value-type="float" office:value="0.0000197807039065853" calcext:value-type="float">
            <text:p>1.97807039065853E-005</text:p>
          </table:table-cell>
          <table:table-cell table:formula="of:=SQRT([.G12]*(1-[.G12]))/25000" office:value-type="float" office:value="0.0000120700792110077" calcext:value-type="float">
            <text:p>1.20700792110077E-005</text:p>
          </table:table-cell>
          <table:table-cell table:formula="of:=SQRT( ([.H12]/[.F12])*([.H12]/[.F12]) + ([.I12]/[.G12])*([.I12]/[.G12]) )" office:value-type="float" office:value="0.000124015261858842" calcext:value-type="float">
            <text:p>0.0001240153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10527" calcext:value-type="float">
            <text:p>10527</text:p>
          </table:table-cell>
          <table:table-cell table:formula="of:=LN([.M12]/[.L12])" office:value-type="float" office:value="1.5470211904504" calcext:value-type="float">
            <text:p>1.5470211905</text:p>
          </table:table-cell>
          <table:table-cell table:formula="of:=[.N12]/[.E12]" office:value-type="float" office:value="0.892134721874287" calcext:value-type="float">
            <text:p>0.8921347219</text:p>
          </table:table-cell>
          <table:table-cell table:formula="of:=[.M12]/25000" office:value-type="float" office:value="0.42108" calcext:value-type="float">
            <text:p>0.42108</text:p>
          </table:table-cell>
          <table:table-cell table:formula="of:=[.L12]/25000" office:value-type="float" office:value="0.08964" calcext:value-type="float">
            <text:p>0.08964</text:p>
          </table:table-cell>
          <table:table-cell table:formula="of:=SQRT([.P12]*(1-[.P12]))/25000" office:value-type="float" office:value="0.0000197492940066221" calcext:value-type="float">
            <text:p>1.97492940066221E-005</text:p>
          </table:table-cell>
          <table:table-cell table:formula="of:=SQRT([.Q12]*(1-[.Q12]))/25000" office:value-type="float" office:value="0.000011426612474395" calcext:value-type="float">
            <text:p>1.1426612474395E-005</text:p>
          </table:table-cell>
          <table:table-cell table:formula="of:=SQRT( ([.R12]/[.P12])*([.R12]/[.P12]) + ([.S12]/[.Q12])*([.S12]/[.Q12]) )" office:value-type="float" office:value="0.000135826829057202" calcext:value-type="float">
            <text:p>0.0001358268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B12]/[.AA12])" office:value-type="float" office:value="1.69280678243851" calcext:value-type="float">
            <text:p>1.6928067824</text:p>
          </table:table-cell>
          <table:table-cell table:formula="of:=[.AB12]/25000" office:value-type="float" office:value="0.40956" calcext:value-type="float">
            <text:p>0.40956</text:p>
          </table:table-cell>
          <table:table-cell table:formula="of:=[.AA12]/25000" office:value-type="float" office:value="0.07536" calcext:value-type="float">
            <text:p>0.07536</text:p>
          </table:table-cell>
          <table:table-cell table:formula="of:=SQRT([.AD12]*(1-[.AD12]))/25000" office:value-type="float" office:value="0.0000196701034628697" calcext:value-type="float">
            <text:p>1.96701034628697E-005</text:p>
          </table:table-cell>
          <table:table-cell table:formula="of:=SQRT([.AE12]*(1-[.AE12]))/25000" office:value-type="float" office:value="0.0000105588537559718" calcext:value-type="float">
            <text:p>1.05588537559718E-005</text:p>
          </table:table-cell>
          <table:table-cell table:formula="of:= SQRT( ([.AF12]/[.AD12])*([.AF12]/[.AD12]) + ([.AG12]/[.AE12])*([.AG12]/[.AE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K12]/[.AJ12])" office:value-type="float" office:value="1.51055299315968" calcext:value-type="float">
            <text:p>1.5105529932</text:p>
          </table:table-cell>
          <table:table-cell table:formula="of:=[.AK12]/25000" office:value-type="float" office:value="0.4214" calcext:value-type="float">
            <text:p>0.4214</text:p>
          </table:table-cell>
          <table:table-cell table:formula="of:=[.AJ12]/25000" office:value-type="float" office:value="0.09304" calcext:value-type="float">
            <text:p>0.09304</text:p>
          </table:table-cell>
          <table:table-cell table:formula="of:=SQRT([.AM12]*(1-[.AM12]))/25000" office:value-type="float" office:value="0.0000197513357522979" calcext:value-type="float">
            <text:p>1.97513357522979E-005</text:p>
          </table:table-cell>
          <table:table-cell table:formula="of:=SQRT([.AN12]*(1-[.AN12]))/25000" office:value-type="float" office:value="0.0000116195392955143" calcext:value-type="float">
            <text:p>1.16195392955143E-005</text:p>
          </table:table-cell>
          <table:table-cell table:formula="of:=SQRT( ([.AO12]/[.AM12])*([.AO12]/[.AM12]) + ([.AP12]/[.AN12])*([.AP12]/[.AN12]) )" office:value-type="float" office:value="0.000133393298712577" calcext:value-type="float">
            <text:p>0.0001333933</text:p>
          </table:table-cell>
          <table:table-cell/>
          <table:table-cell table:style-name="ce9" office:value-type="time" office:time-value="PT13H52M00S" calcext:value-type="time">
            <text:p>01:52:00 PM</text:p>
          </table:table-cell>
          <table:table-cell table:formula="of:=HOUR([.AS12])*60 + MINUTE([.AS12])" office:value-type="float" office:value="832" calcext:value-type="float">
            <text:p>832</text:p>
          </table:table-cell>
          <table:table-cell table:formula="of:= [.AT12] - [.AT$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" calcext:value-type="float">
            <text:p>5</text:p>
          </table:table-cell>
          <table:table-cell office:value-type="float" office:value="2431" calcext:value-type="float">
            <text:p>2431</text:p>
          </table:table-cell>
          <table:table-cell office:value-type="float" office:value="14439" calcext:value-type="float">
            <text:p>14439</text:p>
          </table:table-cell>
          <table:table-cell table:formula="of:=LN([.D13]/[.C13])" office:value-type="float" office:value="1.7816301836551" calcext:value-type="float">
            <text:p>1.7816301837</text:p>
          </table:table-cell>
          <table:table-cell table:formula="of:=[.D13]/25000" office:value-type="float" office:value="0.57756" calcext:value-type="float">
            <text:p>0.57756</text:p>
          </table:table-cell>
          <table:table-cell table:formula="of:=[.C13]/25000" office:value-type="float" office:value="0.09724" calcext:value-type="float">
            <text:p>0.09724</text:p>
          </table:table-cell>
          <table:table-cell table:formula="of:=SQRT([.F13]*(1-[.F13]))/25000" office:value-type="float" office:value="0.0000197579126994731" calcext:value-type="float">
            <text:p>1.97579126994731E-005</text:p>
          </table:table-cell>
          <table:table-cell table:formula="of:=SQRT([.G13]*(1-[.G13]))/25000" office:value-type="float" office:value="0.0000118513717282009" calcext:value-type="float">
            <text:p>1.18513717282009E-005</text:p>
          </table:table-cell>
          <table:table-cell table:formula="of:=SQRT( ([.H13]/[.F13])*([.H13]/[.F13]) + ([.I13]/[.G13])*([.I13]/[.G13]) )" office:value-type="float" office:value="0.000126587554881914" calcext:value-type="float">
            <text:p>0.0001265876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9681" calcext:value-type="float">
            <text:p>9681</text:p>
          </table:table-cell>
          <table:table-cell table:formula="of:=LN([.M13]/[.L13])" office:value-type="float" office:value="1.58152817665588" calcext:value-type="float">
            <text:p>1.5815281767</text:p>
          </table:table-cell>
          <table:table-cell table:formula="of:=[.N13]/[.E13]" office:value-type="float" office:value="0.887686003057772" calcext:value-type="float">
            <text:p>0.8876860031</text:p>
          </table:table-cell>
          <table:table-cell table:formula="of:=[.M13]/25000" office:value-type="float" office:value="0.38724" calcext:value-type="float">
            <text:p>0.38724</text:p>
          </table:table-cell>
          <table:table-cell table:formula="of:=[.L13]/25000" office:value-type="float" office:value="0.07964" calcext:value-type="float">
            <text:p>0.07964</text:p>
          </table:table-cell>
          <table:table-cell table:formula="of:=SQRT([.P13]*(1-[.P13]))/25000" office:value-type="float" office:value="0.0000194847707669349" calcext:value-type="float">
            <text:p>1.94847707669349E-005</text:p>
          </table:table-cell>
          <table:table-cell table:formula="of:=SQRT([.Q13]*(1-[.Q13]))/25000" office:value-type="float" office:value="0.0000108294022291168" calcext:value-type="float">
            <text:p>1.08294022291168E-005</text:p>
          </table:table-cell>
          <table:table-cell table:formula="of:=SQRT( ([.R13]/[.P13])*([.R13]/[.P13]) + ([.S13]/[.Q13])*([.S13]/[.Q13]) )" office:value-type="float" office:value="0.00014499038380659" calcext:value-type="float">
            <text:p>0.0001449904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0.00089982" calcext:value-type="float">
            <text:p>0.00089982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B13]/[.AA13])" office:value-type="float" office:value="1.76440638238651" calcext:value-type="float">
            <text:p>1.7644063824</text:p>
          </table:table-cell>
          <table:table-cell table:formula="of:=[.AB13]/25000" office:value-type="float" office:value="0.42408" calcext:value-type="float">
            <text:p>0.42408</text:p>
          </table:table-cell>
          <table:table-cell table:formula="of:=[.AA13]/25000" office:value-type="float" office:value="0.07264" calcext:value-type="float">
            <text:p>0.07264</text:p>
          </table:table-cell>
          <table:table-cell table:formula="of:=SQRT([.AD13]*(1-[.AD13]))/25000" office:value-type="float" office:value="0.0000197681017237367" calcext:value-type="float">
            <text:p>1.97681017237367E-005</text:p>
          </table:table-cell>
          <table:table-cell table:formula="of:=SQRT([.AE13]*(1-[.AE13]))/25000" office:value-type="float" office:value="0.0000103817863896345" calcext:value-type="float">
            <text:p>1.03817863896345E-005</text:p>
          </table:table-cell>
          <table:table-cell table:formula="of:= SQRT( ([.AF13]/[.AD13])*([.AF13]/[.AD13]) + ([.AG13]/[.AE13])*([.AG13]/[.AE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K13]/[.AJ13])" office:value-type="float" office:value="1.57611659525769" calcext:value-type="float">
            <text:p>1.5761165953</text:p>
          </table:table-cell>
          <table:table-cell table:formula="of:=[.AK13]/25000" office:value-type="float" office:value="0.39076" calcext:value-type="float">
            <text:p>0.39076</text:p>
          </table:table-cell>
          <table:table-cell table:formula="of:=[.AJ13]/25000" office:value-type="float" office:value="0.0808" calcext:value-type="float">
            <text:p>0.0808</text:p>
          </table:table-cell>
          <table:table-cell table:formula="of:=SQRT([.AM13]*(1-[.AM13]))/25000" office:value-type="float" office:value="0.0000195168285292462" calcext:value-type="float">
            <text:p>1.95168285292462E-005</text:p>
          </table:table-cell>
          <table:table-cell table:formula="of:=SQRT([.AN13]*(1-[.AN13]))/25000" office:value-type="float" office:value="0.0000109011089344158" calcext:value-type="float">
            <text:p>1.09011089344158E-005</text:p>
          </table:table-cell>
          <table:table-cell table:formula="of:=SQRT( ([.AO13]/[.AM13])*([.AO13]/[.AM13]) + ([.AP13]/[.AN13])*([.AP13]/[.AN13]) )" office:value-type="float" office:value="0.000143863008134386" calcext:value-type="float">
            <text:p>0.000143863</text:p>
          </table:table-cell>
          <table:table-cell/>
          <table:table-cell table:style-name="ce9" office:value-type="time" office:time-value="PT13H58M00S" calcext:value-type="time">
            <text:p>01:58:00 PM</text:p>
          </table:table-cell>
          <table:table-cell table:formula="of:=HOUR([.AS13])*60 + MINUTE([.AS13])" office:value-type="float" office:value="838" calcext:value-type="float">
            <text:p>838</text:p>
          </table:table-cell>
          <table:table-cell table:formula="of:= [.AT13] - [.AT$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.5" calcext:value-type="float">
            <text:p>5.5</text:p>
          </table:table-cell>
          <table:table-cell office:value-type="float" office:value="2261" calcext:value-type="float">
            <text:p>2261</text:p>
          </table:table-cell>
          <table:table-cell office:value-type="float" office:value="14403" calcext:value-type="float">
            <text:p>14403</text:p>
          </table:table-cell>
          <table:table-cell table:formula="of:=LN([.D14]/[.C14])" office:value-type="float" office:value="1.85162932492108" calcext:value-type="float">
            <text:p>1.8516293249</text:p>
          </table:table-cell>
          <table:table-cell table:formula="of:=[.D14]/25000" office:value-type="float" office:value="0.57612" calcext:value-type="float">
            <text:p>0.57612</text:p>
          </table:table-cell>
          <table:table-cell table:formula="of:=[.C14]/25000" office:value-type="float" office:value="0.09044" calcext:value-type="float">
            <text:p>0.09044</text:p>
          </table:table-cell>
          <table:table-cell table:formula="of:=SQRT([.F14]*(1-[.F14]))/25000" office:value-type="float" office:value="0.0000197668710968631" calcext:value-type="float">
            <text:p>1.97668710968631E-005</text:p>
          </table:table-cell>
          <table:table-cell table:formula="of:=SQRT([.G14]*(1-[.G14]))/25000" office:value-type="float" office:value="0.0000114724439523582" calcext:value-type="float">
            <text:p>1.14724439523582E-005</text:p>
          </table:table-cell>
          <table:table-cell table:formula="of:=SQRT( ([.H14]/[.F14])*([.H14]/[.F14]) + ([.I14]/[.G14])*([.I14]/[.G14]) )" office:value-type="float" office:value="0.000131409612417602" calcext:value-type="float">
            <text:p>0.0001314096</text:p>
          </table:table-cell>
          <table:table-cell/>
          <table:table-cell office:value-type="float" office:value="1912" calcext:value-type="float">
            <text:p>1912</text:p>
          </table:table-cell>
          <table:table-cell office:value-type="float" office:value="8917" calcext:value-type="float">
            <text:p>8917</text:p>
          </table:table-cell>
          <table:table-cell table:formula="of:=LN([.M14]/[.L14])" office:value-type="float" office:value="1.53980975252353" calcext:value-type="float">
            <text:p>1.5398097525</text:p>
          </table:table-cell>
          <table:table-cell table:formula="of:=[.N14]/[.E14]" office:value-type="float" office:value="0.831597194859269" calcext:value-type="float">
            <text:p>0.8315971949</text:p>
          </table:table-cell>
          <table:table-cell table:formula="of:=[.M14]/25000" office:value-type="float" office:value="0.35668" calcext:value-type="float">
            <text:p>0.35668</text:p>
          </table:table-cell>
          <table:table-cell table:formula="of:=[.L14]/25000" office:value-type="float" office:value="0.07648" calcext:value-type="float">
            <text:p>0.07648</text:p>
          </table:table-cell>
          <table:table-cell table:formula="of:=SQRT([.P14]*(1-[.P14]))/25000" office:value-type="float" office:value="0.0000191607673165769" calcext:value-type="float">
            <text:p>1.91607673165769E-005</text:p>
          </table:table-cell>
          <table:table-cell table:formula="of:=SQRT([.Q14]*(1-[.Q14]))/25000" office:value-type="float" office:value="0.0000106305830207002" calcext:value-type="float">
            <text:p>1.06305830207002E-005</text:p>
          </table:table-cell>
          <table:table-cell table:formula="of:=SQRT( ([.R14]/[.P14])*([.R14]/[.P14]) + ([.S14]/[.Q14])*([.S14]/[.Q14]) )" office:value-type="float" office:value="0.000149017836873626" calcext:value-type="float">
            <text:p>0.0001490178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0.000910169" calcext:value-type="float">
            <text:p>0.000910169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B14]/[.AA14])" office:value-type="float" office:value="1.77057581083966" calcext:value-type="float">
            <text:p>1.7705758108</text:p>
          </table:table-cell>
          <table:table-cell table:formula="of:=[.AB14]/25000" office:value-type="float" office:value="0.42224" calcext:value-type="float">
            <text:p>0.42224</text:p>
          </table:table-cell>
          <table:table-cell table:formula="of:=[.AA14]/25000" office:value-type="float" office:value="0.07188" calcext:value-type="float">
            <text:p>0.07188</text:p>
          </table:table-cell>
          <table:table-cell table:formula="of:=SQRT([.AD14]*(1-[.AD14]))/25000" office:value-type="float" office:value="0.0000197566548747504" calcext:value-type="float">
            <text:p>1.97566548747504E-005</text:p>
          </table:table-cell>
          <table:table-cell table:formula="of:=SQRT([.AE14]*(1-[.AE14]))/25000" office:value-type="float" office:value="0.0000103315644972095" calcext:value-type="float">
            <text:p>1.03315644972095E-005</text:p>
          </table:table-cell>
          <table:table-cell table:formula="of:= SQRT( ([.AF14]/[.AD14])*([.AF14]/[.AD14]) + ([.AG14]/[.AE14])*([.AG14]/[.AE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K14]/[.AJ14])" office:value-type="float" office:value="1.58523790870208" calcext:value-type="float">
            <text:p>1.5852379087</text:p>
          </table:table-cell>
          <table:table-cell table:formula="of:=[.AK14]/25000" office:value-type="float" office:value="0.36252" calcext:value-type="float">
            <text:p>0.36252</text:p>
          </table:table-cell>
          <table:table-cell table:formula="of:=[.AJ14]/25000" office:value-type="float" office:value="0.07428" calcext:value-type="float">
            <text:p>0.07428</text:p>
          </table:table-cell>
          <table:table-cell table:formula="of:=SQRT([.AM14]*(1-[.AM14]))/25000" office:value-type="float" office:value="0.0000192291133274522" calcext:value-type="float">
            <text:p>1.92291133274522E-005</text:p>
          </table:table-cell>
          <table:table-cell table:formula="of:=SQRT([.AN14]*(1-[.AN14]))/25000" office:value-type="float" office:value="0.000010489040497586" calcext:value-type="float">
            <text:p>0.000010489</text:p>
          </table:table-cell>
          <table:table-cell table:formula="of:=SQRT( ([.AO14]/[.AM14])*([.AO14]/[.AM14]) + ([.AP14]/[.AN14])*([.AP14]/[.AN14]) )" office:value-type="float" office:value="0.000150843190326628" calcext:value-type="float">
            <text:p>0.0001508432</text:p>
          </table:table-cell>
          <table:table-cell/>
          <table:table-cell table:style-name="ce9" office:value-type="time" office:time-value="PT14H03M00S" calcext:value-type="time">
            <text:p>02:03:00 PM</text:p>
          </table:table-cell>
          <table:table-cell table:formula="of:=HOUR([.AS14])*60 + MINUTE([.AS14])" office:value-type="float" office:value="843" calcext:value-type="float">
            <text:p>843</text:p>
          </table:table-cell>
          <table:table-cell table:formula="of:= [.AT14] - [.AT$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" calcext:value-type="float">
            <text:p>6</text:p>
          </table:table-cell>
          <table:table-cell office:value-type="float" office:value="2170" calcext:value-type="float">
            <text:p>2170</text:p>
          </table:table-cell>
          <table:table-cell office:value-type="float" office:value="14349" calcext:value-type="float">
            <text:p>14349</text:p>
          </table:table-cell>
          <table:table-cell table:formula="of:=LN([.D15]/[.C15])" office:value-type="float" office:value="1.8889530858139" calcext:value-type="float">
            <text:p>1.8889530858</text:p>
          </table:table-cell>
          <table:table-cell table:formula="of:=[.D15]/25000" office:value-type="float" office:value="0.57396" calcext:value-type="float">
            <text:p>0.57396</text:p>
          </table:table-cell>
          <table:table-cell table:formula="of:=[.C15]/25000" office:value-type="float" office:value="0.0868" calcext:value-type="float">
            <text:p>0.0868</text:p>
          </table:table-cell>
          <table:table-cell table:formula="of:=SQRT([.F15]*(1-[.F15]))/25000" office:value-type="float" office:value="0.0000197799865884687" calcext:value-type="float">
            <text:p>0.00001978</text:p>
          </table:table-cell>
          <table:table-cell table:formula="of:=SQRT([.G15]*(1-[.G15]))/25000" office:value-type="float" office:value="0.0000112616702136051" calcext:value-type="float">
            <text:p>1.12616702136051E-005</text:p>
          </table:table-cell>
          <table:table-cell table:formula="of:=SQRT( ([.H15]/[.F15])*([.H15]/[.F15]) + ([.I15]/[.G15])*([.I15]/[.G15]) )" office:value-type="float" office:value="0.000134241686635965" calcext:value-type="float">
            <text:p>0.0001342417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float" office:value="8260" calcext:value-type="float">
            <text:p>8260</text:p>
          </table:table-cell>
          <table:table-cell table:formula="of:=LN([.M15]/[.L15])" office:value-type="float" office:value="1.58610451761644" calcext:value-type="float">
            <text:p>1.5861045176</text:p>
          </table:table-cell>
          <table:table-cell table:formula="of:=[.N15]/[.E15]" office:value-type="float" office:value="0.839673854013707" calcext:value-type="float">
            <text:p>0.839673854</text:p>
          </table:table-cell>
          <table:table-cell table:formula="of:=[.M15]/25000" office:value-type="float" office:value="0.3304" calcext:value-type="float">
            <text:p>0.3304</text:p>
          </table:table-cell>
          <table:table-cell table:formula="of:=[.L15]/25000" office:value-type="float" office:value="0.06764" calcext:value-type="float">
            <text:p>0.06764</text:p>
          </table:table-cell>
          <table:table-cell table:formula="of:=SQRT([.P15]*(1-[.P15]))/25000" office:value-type="float" office:value="0.0000188142856361861" calcext:value-type="float">
            <text:p>1.88142856361861E-005</text:p>
          </table:table-cell>
          <table:table-cell table:formula="of:=SQRT([.Q15]*(1-[.Q15]))/25000" office:value-type="float" office:value="0.0000100450848000403" calcext:value-type="float">
            <text:p>1.00450848000403E-005</text:p>
          </table:table-cell>
          <table:table-cell table:formula="of:=SQRT( ([.R15]/[.P15])*([.R15]/[.P15]) + ([.S15]/[.Q15])*([.S15]/[.Q15]) )" office:value-type="float" office:value="0.000159051115166298" calcext:value-type="float">
            <text:p>0.0001590511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0.000908235" calcext:value-type="float">
            <text:p>0.000908235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B15]/[.AA15])" office:value-type="float" office:value="1.80404656547055" calcext:value-type="float">
            <text:p>1.8040465655</text:p>
          </table:table-cell>
          <table:table-cell table:formula="of:=[.AB15]/25000" office:value-type="float" office:value="0.43564" calcext:value-type="float">
            <text:p>0.43564</text:p>
          </table:table-cell>
          <table:table-cell table:formula="of:=[.AA15]/25000" office:value-type="float" office:value="0.07172" calcext:value-type="float">
            <text:p>0.07172</text:p>
          </table:table-cell>
          <table:table-cell table:formula="of:=SQRT([.AD15]*(1-[.AD15]))/25000" office:value-type="float" office:value="0.0000198336195546854" calcext:value-type="float">
            <text:p>1.98336195546854E-005</text:p>
          </table:table-cell>
          <table:table-cell table:formula="of:=SQRT([.AE15]*(1-[.AE15]))/25000" office:value-type="float" office:value="0.0000103209489176141" calcext:value-type="float">
            <text:p>1.03209489176141E-005</text:p>
          </table:table-cell>
          <table:table-cell table:formula="of:= SQRT( ([.AF15]/[.AD15])*([.AF15]/[.AD15]) + ([.AG15]/[.AE15])*([.AG15]/[.AE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K15]/[.AJ15])" office:value-type="float" office:value="1.59829139563713" calcext:value-type="float">
            <text:p>1.5982913956</text:p>
          </table:table-cell>
          <table:table-cell table:formula="of:=[.AK15]/25000" office:value-type="float" office:value="0.33188" calcext:value-type="float">
            <text:p>0.33188</text:p>
          </table:table-cell>
          <table:table-cell table:formula="of:=[.AJ15]/25000" office:value-type="float" office:value="0.06712" calcext:value-type="float">
            <text:p>0.06712</text:p>
          </table:table-cell>
          <table:table-cell table:formula="of:=SQRT([.AM15]*(1-[.AM15]))/25000" office:value-type="float" office:value="0.0000188355266706296" calcext:value-type="float">
            <text:p>1.88355266706296E-005</text:p>
          </table:table-cell>
          <table:table-cell table:formula="of:=SQRT([.AN15]*(1-[.AN15]))/25000" office:value-type="float" office:value="0.0000100091882268244" calcext:value-type="float">
            <text:p>1.00091882268244E-005</text:p>
          </table:table-cell>
          <table:table-cell table:formula="of:=SQRT( ([.AO15]/[.AM15])*([.AO15]/[.AM15]) + ([.AP15]/[.AN15])*([.AP15]/[.AN15]) )" office:value-type="float" office:value="0.000159558521897941" calcext:value-type="float">
            <text:p>0.0001595585</text:p>
          </table:table-cell>
          <table:table-cell/>
          <table:table-cell table:style-name="ce9" office:value-type="time" office:time-value="PT14H09M00S" calcext:value-type="time">
            <text:p>02:09:00 PM</text:p>
          </table:table-cell>
          <table:table-cell table:formula="of:=HOUR([.AS15])*60 + MINUTE([.AS15])" office:value-type="float" office:value="849" calcext:value-type="float">
            <text:p>849</text:p>
          </table:table-cell>
          <table:table-cell table:formula="of:= [.AT15] - [.AT$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5" calcext:value-type="float">
            <text:p>6.5</text:p>
          </table:table-cell>
          <table:table-cell office:value-type="float" office:value="2205" calcext:value-type="float">
            <text:p>2205</text:p>
          </table:table-cell>
          <table:table-cell office:value-type="float" office:value="13976" calcext:value-type="float">
            <text:p>13976</text:p>
          </table:table-cell>
          <table:table-cell table:formula="of:=LN([.D16]/[.C16])" office:value-type="float" office:value="1.84661406393295" calcext:value-type="float">
            <text:p>1.8466140639</text:p>
          </table:table-cell>
          <table:table-cell table:formula="of:=[.D16]/25000" office:value-type="float" office:value="0.55904" calcext:value-type="float">
            <text:p>0.55904</text:p>
          </table:table-cell>
          <table:table-cell table:formula="of:=[.C16]/25000" office:value-type="float" office:value="0.0882" calcext:value-type="float">
            <text:p>0.0882</text:p>
          </table:table-cell>
          <table:table-cell table:formula="of:=SQRT([.F16]*(1-[.F16]))/25000" office:value-type="float" office:value="0.0000198600817077876" calcext:value-type="float">
            <text:p>1.98600817077876E-005</text:p>
          </table:table-cell>
          <table:table-cell table:formula="of:=SQRT([.G16]*(1-[.G16]))/25000" office:value-type="float" office:value="0.0000113434217059933" calcext:value-type="float">
            <text:p>1.13434217059933E-005</text:p>
          </table:table-cell>
          <table:table-cell table:formula="of:=SQRT( ([.H16]/[.F16])*([.H16]/[.F16]) + ([.I16]/[.G16])*([.I16]/[.G16]) )" office:value-type="float" office:value="0.000133426529582417" calcext:value-type="float">
            <text:p>0.0001334265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float" office:value="7559" calcext:value-type="float">
            <text:p>7559</text:p>
          </table:table-cell>
          <table:table-cell table:formula="of:=LN([.M16]/[.L16])" office:value-type="float" office:value="1.58836245470746" calcext:value-type="float">
            <text:p>1.5883624547</text:p>
          </table:table-cell>
          <table:table-cell table:formula="of:=[.N16]/[.E16]" office:value-type="float" office:value="0.86014857448044" calcext:value-type="float">
            <text:p>0.8601485745</text:p>
          </table:table-cell>
          <table:table-cell table:formula="of:=[.M16]/25000" office:value-type="float" office:value="0.30236" calcext:value-type="float">
            <text:p>0.30236</text:p>
          </table:table-cell>
          <table:table-cell table:formula="of:=[.L16]/25000" office:value-type="float" office:value="0.06176" calcext:value-type="float">
            <text:p>0.06176</text:p>
          </table:table-cell>
          <table:table-cell table:formula="of:=SQRT([.P16]*(1-[.P16]))/25000" office:value-type="float" office:value="0.0000183712135864782" calcext:value-type="float">
            <text:p>1.83712135864782E-005</text:p>
          </table:table-cell>
          <table:table-cell table:formula="of:=SQRT([.Q16]*(1-[.Q16]))/25000" office:value-type="float" office:value="0.00000962876543696024" calcext:value-type="float">
            <text:p>9.62876543696024E-006</text:p>
          </table:table-cell>
          <table:table-cell table:formula="of:=SQRT( ([.R16]/[.P16])*([.R16]/[.P16]) + ([.S16]/[.Q16])*([.S16]/[.Q16]) )" office:value-type="float" office:value="0.000167327346848364" calcext:value-type="float">
            <text:p>0.0001673273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0.000919187" calcext:value-type="float">
            <text:p>0.000919187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B16]/[.AA16])" office:value-type="float" office:value="1.86913319865907" calcext:value-type="float">
            <text:p>1.8691331987</text:p>
          </table:table-cell>
          <table:table-cell table:formula="of:=[.AB16]/25000" office:value-type="float" office:value="0.42656" calcext:value-type="float">
            <text:p>0.42656</text:p>
          </table:table-cell>
          <table:table-cell table:formula="of:=[.AA16]/25000" office:value-type="float" office:value="0.0658" calcext:value-type="float">
            <text:p>0.0658</text:p>
          </table:table-cell>
          <table:table-cell table:formula="of:=SQRT([.AD16]*(1-[.AD16]))/25000" office:value-type="float" office:value="0.0000197830863679053" calcext:value-type="float">
            <text:p>1.97830863679053E-005</text:p>
          </table:table-cell>
          <table:table-cell table:formula="of:=SQRT([.AE16]*(1-[.AE16]))/25000" office:value-type="float" office:value="0.00000991728672571284" calcext:value-type="float">
            <text:p>9.91728672571284E-006</text:p>
          </table:table-cell>
          <table:table-cell table:formula="of:= SQRT( ([.AF16]/[.AD16])*([.AF16]/[.AD16]) + ([.AG16]/[.AE16])*([.AG16]/[.AE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K16]/[.AJ16])" office:value-type="float" office:value="1.62596721438531" calcext:value-type="float">
            <text:p>1.6259672144</text:p>
          </table:table-cell>
          <table:table-cell table:formula="of:=[.AK16]/25000" office:value-type="float" office:value="0.30744" calcext:value-type="float">
            <text:p>0.30744</text:p>
          </table:table-cell>
          <table:table-cell table:formula="of:=[.AJ16]/25000" office:value-type="float" office:value="0.06048" calcext:value-type="float">
            <text:p>0.06048</text:p>
          </table:table-cell>
          <table:table-cell table:formula="of:=SQRT([.AM16]*(1-[.AM16]))/25000" office:value-type="float" office:value="0.000018457330095114" calcext:value-type="float">
            <text:p>1.8457330095114E-005</text:p>
          </table:table-cell>
          <table:table-cell table:formula="of:=SQRT([.AN16]*(1-[.AN16]))/25000" office:value-type="float" office:value="0.00000953496048025371" calcext:value-type="float">
            <text:p>0.000009535</text:p>
          </table:table-cell>
          <table:table-cell table:formula="of:=SQRT( ([.AO16]/[.AM16])*([.AO16]/[.AM16]) + ([.AP16]/[.AN16])*([.AP16]/[.AN16]) )" office:value-type="float" office:value="0.000168698826179603" calcext:value-type="float">
            <text:p>0.0001686988</text:p>
          </table:table-cell>
          <table:table-cell/>
          <table:table-cell table:style-name="ce9" office:value-type="time" office:time-value="PT14H20M00S" calcext:value-type="time">
            <text:p>02:20:00 PM</text:p>
          </table:table-cell>
          <table:table-cell table:formula="of:=HOUR([.AS16])*60 + MINUTE([.AS16])" office:value-type="float" office:value="860" calcext:value-type="float">
            <text:p>860</text:p>
          </table:table-cell>
          <table:table-cell table:formula="of:= [.AT16] - [.AT$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.5" calcext:value-type="float">
            <text:p>7.5</text:p>
          </table:table-cell>
          <table:table-cell office:value-type="float" office:value="2028" calcext:value-type="float">
            <text:p>2028</text:p>
          </table:table-cell>
          <table:table-cell office:value-type="float" office:value="14333" calcext:value-type="float">
            <text:p>14333</text:p>
          </table:table-cell>
          <table:table-cell table:formula="of:=LN([.D17]/[.C17])" office:value-type="float" office:value="1.95551448521214" calcext:value-type="float">
            <text:p>1.9555144852</text:p>
          </table:table-cell>
          <table:table-cell table:formula="of:=[.D17]/25000" office:value-type="float" office:value="0.57332" calcext:value-type="float">
            <text:p>0.57332</text:p>
          </table:table-cell>
          <table:table-cell table:formula="of:=[.C17]/25000" office:value-type="float" office:value="0.08112" calcext:value-type="float">
            <text:p>0.08112</text:p>
          </table:table-cell>
          <table:table-cell table:formula="of:=SQRT([.F17]*(1-[.F17]))/25000" office:value-type="float" office:value="0.0000197837985270777" calcext:value-type="float">
            <text:p>1.97837985270777E-005</text:p>
          </table:table-cell>
          <table:table-cell table:formula="of:=SQRT([.G17]*(1-[.G17]))/25000" office:value-type="float" office:value="0.0000109207725441014" calcext:value-type="float">
            <text:p>1.09207725441014E-005</text:p>
          </table:table-cell>
          <table:table-cell table:formula="of:=SQRT( ([.H17]/[.F17])*([.H17]/[.F17]) + ([.I17]/[.G17])*([.I17]/[.G17]) )" office:value-type="float" office:value="0.000138977078878446" calcext:value-type="float">
            <text:p>0.0001389771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6415" calcext:value-type="float">
            <text:p>6415</text:p>
          </table:table-cell>
          <table:table-cell table:formula="of:=LN([.M17]/[.L17])" office:value-type="float" office:value="1.6141254210172" calcext:value-type="float">
            <text:p>1.614125421</text:p>
          </table:table-cell>
          <table:table-cell table:formula="of:=[.N17]/[.E17]" office:value-type="float" office:value="0.825422380260247" calcext:value-type="float">
            <text:p>0.8254223803</text:p>
          </table:table-cell>
          <table:table-cell table:formula="of:=[.M17]/25000" office:value-type="float" office:value="0.2566" calcext:value-type="float">
            <text:p>0.2566</text:p>
          </table:table-cell>
          <table:table-cell table:formula="of:=[.L17]/25000" office:value-type="float" office:value="0.05108" calcext:value-type="float">
            <text:p>0.05108</text:p>
          </table:table-cell>
          <table:table-cell table:formula="of:=SQRT([.P17]*(1-[.P17]))/25000" office:value-type="float" office:value="0.0000174702691450361" calcext:value-type="float">
            <text:p>1.74702691450361E-005</text:p>
          </table:table-cell>
          <table:table-cell table:formula="of:=SQRT([.Q17]*(1-[.Q17]))/25000" office:value-type="float" office:value="0.00000880643706387549" calcext:value-type="float">
            <text:p>8.80643706387549E-006</text:p>
          </table:table-cell>
          <table:table-cell table:formula="of:=SQRT( ([.R17]/[.P17])*([.R17]/[.P17]) + ([.S17]/[.Q17])*([.S17]/[.Q17]) )" office:value-type="float" office:value="0.000185361269057618" calcext:value-type="float">
            <text:p>0.0001853613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0.000910214" calcext:value-type="float">
            <text:p>0.00091021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B17]/[.AA17])" office:value-type="float" office:value="1.86154372827695" calcext:value-type="float">
            <text:p>1.8615437283</text:p>
          </table:table-cell>
          <table:table-cell table:formula="of:=[.AB17]/25000" office:value-type="float" office:value="0.41896" calcext:value-type="float">
            <text:p>0.41896</text:p>
          </table:table-cell>
          <table:table-cell table:formula="of:=[.AA17]/25000" office:value-type="float" office:value="0.06512" calcext:value-type="float">
            <text:p>0.06512</text:p>
          </table:table-cell>
          <table:table-cell table:formula="of:=SQRT([.AD17]*(1-[.AD17]))/25000" office:value-type="float" office:value="0.0000197355524229751" calcext:value-type="float">
            <text:p>1.97355524229751E-005</text:p>
          </table:table-cell>
          <table:table-cell table:formula="of:=SQRT([.AE17]*(1-[.AE17]))/25000" office:value-type="float" office:value="0.00000986949932671359" calcext:value-type="float">
            <text:p>9.86949932671359E-006</text:p>
          </table:table-cell>
          <table:table-cell table:formula="of:= SQRT( ([.AF17]/[.AD17])*([.AF17]/[.AD17]) + ([.AG17]/[.AE17])*([.AG17]/[.AE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K17]/[.AJ17])" office:value-type="float" office:value="1.6383940269755" calcext:value-type="float">
            <text:p>1.638394027</text:p>
          </table:table-cell>
          <table:table-cell table:formula="of:=[.AK17]/25000" office:value-type="float" office:value="0.26208" calcext:value-type="float">
            <text:p>0.26208</text:p>
          </table:table-cell>
          <table:table-cell table:formula="of:=[.AJ17]/25000" office:value-type="float" office:value="0.05092" calcext:value-type="float">
            <text:p>0.05092</text:p>
          </table:table-cell>
          <table:table-cell table:formula="of:=SQRT([.AM17]*(1-[.AM17]))/25000" office:value-type="float" office:value="0.0000175906372187025" calcext:value-type="float">
            <text:p>1.75906372187025E-005</text:p>
          </table:table-cell>
          <table:table-cell table:formula="of:=SQRT([.AN17]*(1-[.AN17]))/25000" office:value-type="float" office:value="0.00000879337510629451" calcext:value-type="float">
            <text:p>8.79337510629451E-006</text:p>
          </table:table-cell>
          <table:table-cell table:formula="of:=SQRT( ([.AO17]/[.AM17])*([.AO17]/[.AM17]) + ([.AP17]/[.AN17])*([.AP17]/[.AN17]) )" office:value-type="float" office:value="0.00018527505035093" calcext:value-type="float">
            <text:p>0.0001852751</text:p>
          </table:table-cell>
          <table:table-cell/>
          <table:table-cell table:style-name="ce9" office:value-type="time" office:time-value="PT14H26M00S" calcext:value-type="time">
            <text:p>02:26:00 PM</text:p>
          </table:table-cell>
          <table:table-cell table:formula="of:=HOUR([.AS17])*60 + MINUTE([.AS17])" office:value-type="float" office:value="866" calcext:value-type="float">
            <text:p>866</text:p>
          </table:table-cell>
          <table:table-cell table:formula="of:= [.AT17] - [.AT$4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8.5" calcext:value-type="float">
            <text:p>8.5</text:p>
          </table:table-cell>
          <table:table-cell office:value-type="float" office:value="2097" calcext:value-type="float">
            <text:p>2097</text:p>
          </table:table-cell>
          <table:table-cell office:value-type="float" office:value="14250" calcext:value-type="float">
            <text:p>14250</text:p>
          </table:table-cell>
          <table:table-cell table:formula="of:=LN([.D18]/[.C18])" office:value-type="float" office:value="1.91624915479488" calcext:value-type="float">
            <text:p>1.9162491548</text:p>
          </table:table-cell>
          <table:table-cell table:formula="of:=[.D18]/25000" office:value-type="float" office:value="0.57" calcext:value-type="float">
            <text:p>0.57</text:p>
          </table:table-cell>
          <table:table-cell table:formula="of:=[.C18]/25000" office:value-type="float" office:value="0.08388" calcext:value-type="float">
            <text:p>0.08388</text:p>
          </table:table-cell>
          <table:table-cell table:formula="of:=SQRT([.F18]*(1-[.F18]))/25000" office:value-type="float" office:value="0.0000198030300711785" calcext:value-type="float">
            <text:p>0.000019803</text:p>
          </table:table-cell>
          <table:table-cell table:formula="of:=SQRT([.G18]*(1-[.G18]))/25000" office:value-type="float" office:value="0.0000110883106449991" calcext:value-type="float">
            <text:p>1.10883106449991E-005</text:p>
          </table:table-cell>
          <table:table-cell table:formula="of:=SQRT( ([.H18]/[.F18])*([.H18]/[.F18]) + ([.I18]/[.G18])*([.I18]/[.G18]) )" office:value-type="float" office:value="0.000136681697399967" calcext:value-type="float">
            <text:p>0.000136681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498" calcext:value-type="float">
            <text:p>5498</text:p>
          </table:table-cell>
          <table:table-cell table:formula="of:=LN([.M18]/[.L18])" office:value-type="float" office:value="1.62649785108598" calcext:value-type="float">
            <text:p>1.6264978511</text:p>
          </table:table-cell>
          <table:table-cell table:formula="of:=[.N18]/[.E18]" office:value-type="float" office:value="0.848792468879179" calcext:value-type="float">
            <text:p>0.8487924689</text:p>
          </table:table-cell>
          <table:table-cell table:formula="of:=[.M18]/25000" office:value-type="float" office:value="0.21992" calcext:value-type="float">
            <text:p>0.21992</text:p>
          </table:table-cell>
          <table:table-cell table:formula="of:=[.L18]/25000" office:value-type="float" office:value="0.04324" calcext:value-type="float">
            <text:p>0.04324</text:p>
          </table:table-cell>
          <table:table-cell table:formula="of:=SQRT([.P18]*(1-[.P18]))/25000" office:value-type="float" office:value="0.0000165676887271581" calcext:value-type="float">
            <text:p>1.65676887271581E-005</text:p>
          </table:table-cell>
          <table:table-cell table:formula="of:=SQRT([.Q18]*(1-[.Q18]))/25000" office:value-type="float" office:value="0.00000813587634124315" calcext:value-type="float">
            <text:p>8.13587634124315E-006</text:p>
          </table:table-cell>
          <table:table-cell table:formula="of:=SQRT( ([.R18]/[.P18])*([.R18]/[.P18]) + ([.S18]/[.Q18])*([.S18]/[.Q18]) )" office:value-type="float" office:value="0.000202677448353288" calcext:value-type="float">
            <text:p>0.0002026774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0.000905884" calcext:value-type="float">
            <text:p>0.00090588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B18]/[.AA18])" office:value-type="float" office:value="1.84899770108297" calcext:value-type="float">
            <text:p>1.8489977011</text:p>
          </table:table-cell>
          <table:table-cell table:formula="of:=[.AB18]/25000" office:value-type="float" office:value="0.41272" calcext:value-type="float">
            <text:p>0.41272</text:p>
          </table:table-cell>
          <table:table-cell table:formula="of:=[.AA18]/25000" office:value-type="float" office:value="0.06496" calcext:value-type="float">
            <text:p>0.06496</text:p>
          </table:table-cell>
          <table:table-cell table:formula="of:=SQRT([.AD18]*(1-[.AD18]))/25000" office:value-type="float" office:value="0.0000196929307762964" calcext:value-type="float">
            <text:p>1.96929307762964E-005</text:p>
          </table:table-cell>
          <table:table-cell table:formula="of:=SQRT([.AE18]*(1-[.AE18]))/25000" office:value-type="float" office:value="0.0000098582106611697" calcext:value-type="float">
            <text:p>9.8582106611697E-006</text:p>
          </table:table-cell>
          <table:table-cell table:formula="of:= SQRT( ([.AF18]/[.AD18])*([.AF18]/[.AD18]) + ([.AG18]/[.AE18])*([.AG18]/[.AE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K18]/[.AJ18])" office:value-type="float" office:value="1.74278812922698" calcext:value-type="float">
            <text:p>1.7427881292</text:p>
          </table:table-cell>
          <table:table-cell table:formula="of:=[.AK18]/25000" office:value-type="float" office:value="0.22076" calcext:value-type="float">
            <text:p>0.22076</text:p>
          </table:table-cell>
          <table:table-cell table:formula="of:=[.AJ18]/25000" office:value-type="float" office:value="0.03864" calcext:value-type="float">
            <text:p>0.03864</text:p>
          </table:table-cell>
          <table:table-cell table:formula="of:=SQRT([.AM18]*(1-[.AM18]))/25000" office:value-type="float" office:value="0.0000165903597260578" calcext:value-type="float">
            <text:p>1.65903597260578E-005</text:p>
          </table:table-cell>
          <table:table-cell table:formula="of:=SQRT([.AN18]*(1-[.AN18]))/25000" office:value-type="float" office:value="0.00000770941765894156" calcext:value-type="float">
            <text:p>7.70941765894156E-006</text:p>
          </table:table-cell>
          <table:table-cell table:formula="of:=SQRT( ([.AO18]/[.AM18])*([.AO18]/[.AM18]) + ([.AP18]/[.AN18])*([.AP18]/[.AN18]) )" office:value-type="float" office:value="0.000213203089315565" calcext:value-type="float">
            <text:p>0.0002132031</text:p>
          </table:table-cell>
          <table:table-cell/>
          <table:table-cell table:style-name="ce9" office:value-type="time" office:time-value="PT14H32M00S" calcext:value-type="time">
            <text:p>02:32:00 PM</text:p>
          </table:table-cell>
          <table:table-cell table:formula="of:=HOUR([.AS18])*60 + MINUTE([.AS18])" office:value-type="float" office:value="872" calcext:value-type="float">
            <text:p>872</text:p>
          </table:table-cell>
          <table:table-cell table:formula="of:= [.AT18] - [.AT$4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.5" calcext:value-type="float">
            <text:p>9.5</text:p>
          </table:table-cell>
          <table:table-cell office:value-type="float" office:value="1978" calcext:value-type="float">
            <text:p>1978</text:p>
          </table:table-cell>
          <table:table-cell office:value-type="float" office:value="14519" calcext:value-type="float">
            <text:p>14519</text:p>
          </table:table-cell>
          <table:table-cell table:formula="of:=LN([.D19]/[.C19])" office:value-type="float" office:value="1.99337190330103" calcext:value-type="float">
            <text:p>1.9933719033</text:p>
          </table:table-cell>
          <table:table-cell table:formula="of:=[.D19]/25000" office:value-type="float" office:value="0.58076" calcext:value-type="float">
            <text:p>0.58076</text:p>
          </table:table-cell>
          <table:table-cell table:formula="of:=[.C19]/25000" office:value-type="float" office:value="0.07912" calcext:value-type="float">
            <text:p>0.07912</text:p>
          </table:table-cell>
          <table:table-cell table:formula="of:=SQRT([.F19]*(1-[.F19]))/25000" office:value-type="float" office:value="0.000019737388779674" calcext:value-type="float">
            <text:p>1.9737388779674E-005</text:p>
          </table:table-cell>
          <table:table-cell table:formula="of:=SQRT([.G19]*(1-[.G19]))/25000" office:value-type="float" office:value="0.0000107970385273" calcext:value-type="float">
            <text:p>0.000010797</text:p>
          </table:table-cell>
          <table:table-cell table:formula="of:=SQRT( ([.H19]/[.F19])*([.H19]/[.F19]) + ([.I19]/[.G19])*([.I19]/[.G19]) )" office:value-type="float" office:value="0.000140632349023058" calcext:value-type="float">
            <text:p>0.000140632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4762" calcext:value-type="float">
            <text:p>4762</text:p>
          </table:table-cell>
          <table:table-cell table:formula="of:=LN([.M19]/[.L19])" office:value-type="float" office:value="1.68509782644285" calcext:value-type="float">
            <text:p>1.6850978264</text:p>
          </table:table-cell>
          <table:table-cell table:formula="of:=[.N19]/[.E19]" office:value-type="float" office:value="0.84535044546997" calcext:value-type="float">
            <text:p>0.8453504455</text:p>
          </table:table-cell>
          <table:table-cell table:formula="of:=[.M19]/25000" office:value-type="float" office:value="0.19048" calcext:value-type="float">
            <text:p>0.19048</text:p>
          </table:table-cell>
          <table:table-cell table:formula="of:=[.L19]/25000" office:value-type="float" office:value="0.03532" calcext:value-type="float">
            <text:p>0.03532</text:p>
          </table:table-cell>
          <table:table-cell table:formula="of:=SQRT([.P19]*(1-[.P19]))/25000" office:value-type="float" office:value="0.0000157071891616546" calcext:value-type="float">
            <text:p>1.57071891616546E-005</text:p>
          </table:table-cell>
          <table:table-cell table:formula="of:=SQRT([.Q19]*(1-[.Q19]))/25000" office:value-type="float" office:value="0.00000738349484729285" calcext:value-type="float">
            <text:p>7.38349484729285E-006</text:p>
          </table:table-cell>
          <table:table-cell table:formula="of:=SQRT( ([.R19]/[.P19])*([.R19]/[.P19]) + ([.S19]/[.Q19])*([.S19]/[.Q19]) )" office:value-type="float" office:value="0.000224721928733364" calcext:value-type="float">
            <text:p>0.0002247219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0.000935133" calcext:value-type="float">
            <text:p>0.000935133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B19]/[.AA19])" office:value-type="float" office:value="1.63900734850505" calcext:value-type="float">
            <text:p>1.6390073485</text:p>
          </table:table-cell>
          <table:table-cell table:formula="of:=[.AB19]/25000" office:value-type="float" office:value="0.18808" calcext:value-type="float">
            <text:p>0.18808</text:p>
          </table:table-cell>
          <table:table-cell table:formula="of:=[.AA19]/25000" office:value-type="float" office:value="0.03652" calcext:value-type="float">
            <text:p>0.03652</text:p>
          </table:table-cell>
          <table:table-cell table:formula="of:=SQRT([.AD19]*(1-[.AD19]))/25000" office:value-type="float" office:value="0.000015631041608287" calcext:value-type="float">
            <text:p>0.000015631</text:p>
          </table:table-cell>
          <table:table-cell table:formula="of:=SQRT([.AE19]*(1-[.AE19]))/25000" office:value-type="float" office:value="0.00000750320353982217" calcext:value-type="float">
            <text:p>7.50320353982217E-006</text:p>
          </table:table-cell>
          <table:table-cell table:formula="of:= SQRT( ([.AF19]/[.AD19])*([.AF19]/[.AD19]) + ([.AG19]/[.AE19])*([.AG19]/[.AE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K19]/[.AJ19])" office:value-type="string" office:string-value="" calcext:value-type="error">
            <text:p>#DIV/0!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[.AJ19]/25000" office:value-type="float" office:value="0" calcext:value-type="float">
            <text:p>0</text:p>
          </table:table-cell>
          <table:table-cell table:formula="of:=SQRT([.AM19]*(1-[.AM19]))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 ([.AO19]/[.AM19])*([.AO19]/[.AM19]) + ([.AP19]/[.AN19])*([.AP19]/[.AN19]) )" office:value-type="string" office:string-value="" calcext:value-type="error">
            <text:p>#DIV/0!</text:p>
          </table:table-cell>
          <table:table-cell/>
          <table:table-cell table:style-name="ce9" office:value-type="time" office:time-value="PT14H37M00S" calcext:value-type="time">
            <text:p>02:37:00 PM</text:p>
          </table:table-cell>
          <table:table-cell table:formula="of:=HOUR([.AS19])*60 + MINUTE([.AS19])" office:value-type="float" office:value="877" calcext:value-type="float">
            <text:p>877</text:p>
          </table:table-cell>
          <table:table-cell table:formula="of:= [.AT19] - [.AT$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.5" calcext:value-type="float">
            <text:p>10.5</text:p>
          </table:table-cell>
          <table:table-cell office:value-type="float" office:value="1945" calcext:value-type="float">
            <text:p>1945</text:p>
          </table:table-cell>
          <table:table-cell office:value-type="float" office:value="14383" calcext:value-type="float">
            <text:p>14383</text:p>
          </table:table-cell>
          <table:table-cell table:formula="of:=LN([.D20]/[.C20])" office:value-type="float" office:value="2.00078497655134" calcext:value-type="float">
            <text:p>2.0007849766</text:p>
          </table:table-cell>
          <table:table-cell table:formula="of:=[.D20]/25000" office:value-type="float" office:value="0.57532" calcext:value-type="float">
            <text:p>0.57532</text:p>
          </table:table-cell>
          <table:table-cell table:formula="of:=[.C20]/25000" office:value-type="float" office:value="0.0778" calcext:value-type="float">
            <text:p>0.0778</text:p>
          </table:table-cell>
          <table:table-cell table:formula="of:=SQRT([.F20]*(1-[.F20]))/25000" office:value-type="float" office:value="0.000019771773723164" calcext:value-type="float">
            <text:p>1.9771773723164E-005</text:p>
          </table:table-cell>
          <table:table-cell table:formula="of:=SQRT([.G20]*(1-[.G20]))/25000" office:value-type="float" office:value="0.0000107142641371211" calcext:value-type="float">
            <text:p>1.07142641371211E-005</text:p>
          </table:table-cell>
          <table:table-cell table:formula="of:=SQRT( ([.H20]/[.F20])*([.H20]/[.F20]) + ([.I20]/[.G20])*([.I20]/[.G20]) )" office:value-type="float" office:value="0.000141938767339972" calcext:value-type="float">
            <text:p>0.0001419388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3964" calcext:value-type="float">
            <text:p>3964</text:p>
          </table:table-cell>
          <table:table-cell table:formula="of:=LN([.M20]/[.L20])" office:value-type="float" office:value="1.68649986683536" calcext:value-type="float">
            <text:p>1.6864998668</text:p>
          </table:table-cell>
          <table:table-cell table:formula="of:=[.N20]/[.E20]" office:value-type="float" office:value="0.842919097554552" calcext:value-type="float">
            <text:p>0.8429190976</text:p>
          </table:table-cell>
          <table:table-cell table:formula="of:=[.M20]/25000" office:value-type="float" office:value="0.15856" calcext:value-type="float">
            <text:p>0.15856</text:p>
          </table:table-cell>
          <table:table-cell table:formula="of:=[.L20]/25000" office:value-type="float" office:value="0.02936" calcext:value-type="float">
            <text:p>0.02936</text:p>
          </table:table-cell>
          <table:table-cell table:formula="of:=SQRT([.P20]*(1-[.P20]))/25000" office:value-type="float" office:value="0.0000146106112890597" calcext:value-type="float">
            <text:p>1.46106112890597E-005</text:p>
          </table:table-cell>
          <table:table-cell table:formula="of:=SQRT([.Q20]*(1-[.Q20]))/25000" office:value-type="float" office:value="0.00000675253912539572" calcext:value-type="float">
            <text:p>6.75253912539572E-006</text:p>
          </table:table-cell>
          <table:table-cell table:formula="of:=SQRT( ([.R20]/[.P20])*([.R20]/[.P20]) + ([.S20]/[.Q20])*([.S20]/[.Q20]) )" office:value-type="float" office:value="0.000247763456067971" calcext:value-type="float">
            <text:p>0.0002477635</text:p>
          </table:table-cell>
          <table:table-cell/>
          <table:table-cell office:value-type="float" office:value="0.00598249" calcext:value-type="float">
            <text:p>0.00598249</text:p>
          </table:table-cell>
          <table:table-cell office:value-type="float" office:value="0.000925616" calcext:value-type="float">
            <text:p>0.000925616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B20]/[.AA20])" office:value-type="string" office:string-value="" calcext:value-type="error">
            <text:p>#DIV/0!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[.AA20]/25000" office:value-type="float" office:value="0" calcext:value-type="float">
            <text:p>0</text:p>
          </table:table-cell>
          <table:table-cell table:formula="of:=SQRT([.AD20]*(1-[.AD20]))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 SQRT( ([.AF20]/[.AD20])*([.AF20]/[.AD20]) + ([.AG20]/[.AE20])*([.AG20]/[.AE20]) )" office:value-type="string" office:string-value="" calcext:value-type="error">
            <text:p>#DIV/0!</text:p>
          </table:table-cell>
          <table:table-cell table:number-columns-repeated="3"/>
          <table:table-cell table:formula="of:=LN([.AK20]/[.AJ20])" office:value-type="string" office:string-value="" calcext:value-type="error">
            <text:p>#DIV/0!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[.AJ20]/25000" office:value-type="float" office:value="0" calcext:value-type="float">
            <text:p>0</text:p>
          </table:table-cell>
          <table:table-cell table:formula="of:=SQRT([.AM20]*(1-[.AM20]))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 ([.AO20]/[.AM20])*([.AO20]/[.AM20]) + ([.AP20]/[.AN20])*([.AP20]/[.AN20]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6"/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pe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1.28556654732802" calcext:value-type="float">
            <text:p>1.285566547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0.5" calcext:value-type="float">
            <text:p>0.5</text:p>
          </table:table-cell>
          <table:table-cell office:value-type="float" office:value="14499" calcext:value-type="float">
            <text:p>14499</text:p>
          </table:table-cell>
          <table:table-cell office:value-type="float" office:value="14443" calcext:value-type="float">
            <text:p>14443</text:p>
          </table:table-cell>
          <table:table-cell table:formula="of:=LN([.R24]/[.Q24])" office:value-type="float" office:value="-0.003869813412027" calcext:value-type="float">
            <text:p>-0.003869813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1.34665779980106" calcext:value-type="float">
            <text:p>1.346657799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3855" calcext:value-type="float">
            <text:p>13855</text:p>
          </table:table-cell>
          <table:table-cell office:value-type="float" office:value="13500" calcext:value-type="float">
            <text:p>13500</text:p>
          </table:table-cell>
          <table:table-cell table:formula="of:=LN([.R25]/[.Q25])" office:value-type="float" office:value="-0.025956492870558" calcext:value-type="float">
            <text:p>-0.0259564929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1.31373722769902" calcext:value-type="float">
            <text:p>1.313737227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1.5" calcext:value-type="float">
            <text:p>1.5</text:p>
          </table:table-cell>
          <table:table-cell table:number-columns-repeated="2"/>
          <table:table-cell table:formula="of:=LN([.R26]/[.Q26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17" calcext:value-type="float">
            <text:p>17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1.42003093712911" calcext:value-type="float">
            <text:p>1.4200309371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formula="of:=LN([.R27]/[.Q27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23" calcext:value-type="float">
            <text:p>23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1.45631844675447" calcext:value-type="float">
            <text:p>1.456318446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2.5" calcext:value-type="float">
            <text:p>2.5</text:p>
          </table:table-cell>
          <table:table-cell table:number-columns-repeated="2"/>
          <table:table-cell table:formula="of:=LN([.R28]/[.Q28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28" calcext:value-type="float">
            <text:p>28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1.53465376201403" calcext:value-type="float">
            <text:p>1.53465376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2"/>
          <table:table-cell table:formula="of:=LN([.R29]/[.Q29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34" calcext:value-type="float">
            <text:p>34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1.62958654393732" calcext:value-type="float">
            <text:p>1.629586543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.5" calcext:value-type="float">
            <text:p>3.5</text:p>
          </table:table-cell>
          <table:table-cell table:number-columns-repeated="2"/>
          <table:table-cell table:formula="of:=LN([.R30]/[.Q30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1.72311736416934" calcext:value-type="float">
            <text:p>1.723117364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formula="of:=LN([.R31]/[.Q31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47" calcext:value-type="float">
            <text:p>47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1.7340667866847" calcext:value-type="float">
            <text:p>1.734066786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5" calcext:value-type="float">
            <text:p>4.5</text:p>
          </table:table-cell>
          <table:table-cell table:number-columns-repeated="2"/>
          <table:table-cell table:formula="of:=LN([.R32]/[.Q32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53" calcext:value-type="float">
            <text:p>53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1.7816301836551" calcext:value-type="float">
            <text:p>1.781630183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formula="of:=LN([.R33]/[.Q33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58" calcext:value-type="float">
            <text:p>58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1.85162932492108" calcext:value-type="float">
            <text:p>1.851629324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table:number-columns-repeated="2"/>
          <table:table-cell table:formula="of:=LN([.R34]/[.Q34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1.8889530858139" calcext:value-type="float">
            <text:p>1.888953085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formula="of:=LN([.R35]/[.Q35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75" calcext:value-type="float">
            <text:p>75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1.84661406393295" calcext:value-type="float">
            <text:p>1.846614063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6.5" calcext:value-type="float">
            <text:p>6.5</text:p>
          </table:table-cell>
          <table:table-cell table:number-columns-repeated="2"/>
          <table:table-cell table:formula="of:=LN([.R36]/[.Q36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81" calcext:value-type="float">
            <text:p>81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1.95551448521214" calcext:value-type="float">
            <text:p>1.955514485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formula="of:=LN([.R37]/[.Q37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87" calcext:value-type="float">
            <text:p>87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1.91624915479488" calcext:value-type="float">
            <text:p>1.916249154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N([.R38]/[.Q38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92" calcext:value-type="float">
            <text:p>92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1.99337190330103" calcext:value-type="float">
            <text:p>1.993371903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formula="of:=LN([.R39]/[.Q39])" office:value-type="string" office:string-value="" calcext:value-type="error">
            <text:p>#DIV/0!</text:p>
          </table:table-cell>
          <table:table-cell table:number-columns-repeated="21"/>
          <table:table-cell office:value-type="float" office:value="0.00598249" calcext:value-type="float">
            <text:p>0.00598249</text:p>
          </table:table-cell>
          <table:table-cell office:value-type="float" office:value="2.00078497655134" calcext:value-type="float">
            <text:p>2.000784976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8.5" calcext:value-type="float">
            <text:p>8.5</text:p>
          </table:table-cell>
          <table:table-cell table:number-columns-repeated="2"/>
          <table:table-cell table:formula="of:=LN([.R40]/[.Q40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formula="of:=LN([.R41]/[.Q41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9.5" calcext:value-type="float">
            <text:p>9.5</text:p>
          </table:table-cell>
          <table:table-cell table:number-columns-repeated="2"/>
          <table:table-cell table:formula="of:=LN([.R42]/[.Q42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formula="of:=LN([.R43]/[.Q43])" office:value-type="string" office:string-value="" calcext:value-type="error">
            <text:p>#DIV/0!</text:p>
          </table:table-cell>
          <table:table-cell table:number-columns-repeated="28"/>
        </table:table-row>
      </table:table>
      <table:table table:name="Sheet18" table:style-name="ta1">
        <office:forms form:automatic-focus="false" form:apply-design-mode="false"/>
        <table:table-column table:style-name="co1" table:number-columns-repeated="43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TEST 1 <text:s/>PE VUV3 @ 15C</text:p>
          </table:table-cell>
          <table:covered-table-cell table:number-columns-repeated="19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</table:table-row>
        <table:table-row table:style-name="ro1">
          <table:table-cell table:style-name="ce11" office:value-type="string" calcext:value-type="string" table:number-columns-spanned="10" table:number-rows-spanned="1">
            <text:p>VUV2 , test 1</text:p>
          </table:table-cell>
          <table:covered-table-cell table:number-columns-repeated="9"/>
          <table:table-cell/>
          <table:table-cell table:style-name="ce11" office:value-type="string" calcext:value-type="string" table:number-columns-spanned="9" table:number-rows-spanned="1">
            <text:p>VUV3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5" calcext:value-type="float">
            <text:p>0.5</text:p>
          </table:table-cell>
          <table:table-cell office:value-type="float" office:value="2249" calcext:value-type="float">
            <text:p>2249</text:p>
          </table:table-cell>
          <table:table-cell office:value-type="float" office:value="8760" calcext:value-type="float">
            <text:p>8760</text:p>
          </table:table-cell>
          <table:table-cell table:formula="of:=LN([.D4]/[.C4])" office:value-type="float" office:value="1.35971023197112" calcext:value-type="float">
            <text:p>1.359710232</text:p>
          </table:table-cell>
          <table:table-cell table:formula="of:=[.D4]/25000" office:value-type="float" office:value="0.3504" calcext:value-type="float">
            <text:p>0.3504</text:p>
          </table:table-cell>
          <table:table-cell table:formula="of:=[.C4]/25000" office:value-type="float" office:value="0.08996" calcext:value-type="float">
            <text:p>0.08996</text:p>
          </table:table-cell>
          <table:table-cell table:formula="of:=SQRT([.F4]*(1-[.F4]))/25000" office:value-type="float" office:value="0.000019083808424945" calcext:value-type="float">
            <text:p>1.9083808424945E-005</text:p>
          </table:table-cell>
          <table:table-cell table:formula="of:=SQRT([.G4]*(1-[.G4]))/25000" office:value-type="float" office:value="0.0000114449778261035" calcext:value-type="float">
            <text:p>0.000011445</text:p>
          </table:table-cell>
          <table:table-cell table:formula="of:=SQRT( ([.H4]/[.F4])*([.H4]/[.F4]) + ([.I4]/[.G4])*([.I4]/[.G4]) )" office:value-type="float" office:value="0.000138390362999846" calcext:value-type="float">
            <text:p>0.0001383904</text:p>
          </table:table-cell>
          <table:table-cell office:value-type="float" office:value="50.85" calcext:value-type="float">
            <text:p>50.85</text:p>
          </table:table-cell>
          <table:table-cell office:value-type="float" office:value="11450" calcext:value-type="float">
            <text:p>11450</text:p>
          </table:table-cell>
          <table:table-cell office:value-type="float" office:value="12215" calcext:value-type="float">
            <text:p>12215</text:p>
          </table:table-cell>
          <table:table-cell table:formula="of:=LN([.M4]/[.L4])" office:value-type="float" office:value="0.0646749747094551" calcext:value-type="float">
            <text:p>0.0646749747</text:p>
          </table:table-cell>
          <table:table-cell table:formula="of:=[.N4]/[.E4]" office:value-type="float" office:value="0.0475652629426037" calcext:value-type="float">
            <text:p>0.0475652629</text:p>
          </table:table-cell>
          <table:table-cell table:formula="of:=[.M4]/25000" office:value-type="float" office:value="0.4886" calcext:value-type="float">
            <text:p>0.4886</text:p>
          </table:table-cell>
          <table:table-cell table:formula="of:=[.L4]/25000" office:value-type="float" office:value="0.458" calcext:value-type="float">
            <text:p>0.458</text:p>
          </table:table-cell>
          <table:table-cell table:formula="of:=SQRT([.P4]*(1-[.P4]))/25000" office:value-type="float" office:value="0.0000199948009242403" calcext:value-type="float">
            <text:p>1.99948009242403E-005</text:p>
          </table:table-cell>
          <table:table-cell table:formula="of:=SQRT([.Q4]*(1-[.Q4]))/25000" office:value-type="float" office:value="0.0000199293150910913" calcext:value-type="float">
            <text:p>1.99293150910913E-005</text:p>
          </table:table-cell>
          <table:table-cell table:formula="of:=SQRT( ([.R4]/[.P4])*([.R4]/[.P4]) + ([.S4]/[.Q4])*([.S4]/[.Q4]) )" office:value-type="float" office:value="0.0000597336762815554" calcext:value-type="float">
            <text:p>5.97336762815554E-005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B4]/[.AA4])" office:value-type="float" office:value="1.42658133722709" calcext:value-type="float">
            <text:p>1.4265813372</text:p>
          </table:table-cell>
          <table:table-cell table:formula="of:=[.AB4]/25000" office:value-type="float" office:value="0.46092" calcext:value-type="float">
            <text:p>0.46092</text:p>
          </table:table-cell>
          <table:table-cell table:formula="of:=[.AA4]/25000" office:value-type="float" office:value="0.11068" calcext:value-type="float">
            <text:p>0.11068</text:p>
          </table:table-cell>
          <table:table-cell table:formula="of:=SQRT([.AD4]*(1-[.AD4]))/25000" office:value-type="float" office:value="0.0000199388165586627" calcext:value-type="float">
            <text:p>1.99388165586627E-005</text:p>
          </table:table-cell>
          <table:table-cell table:formula="of:=SQRT([.AE4]*(1-[.AE4]))/25000" office:value-type="float" office:value="0.0000125494183195876" calcext:value-type="float">
            <text:p>1.25494183195876E-005</text:p>
          </table:table-cell>
          <table:table-cell table:formula="of:= SQRT( ([.AF4]/[.AD4])*([.AF4]/[.AD4]) + ([.AG4]/[.AE4])*([.AG4]/[.AE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K4]/[.AJ4])" office:value-type="float" office:value="0.143319027046509" calcext:value-type="float">
            <text:p>0.143319027</text:p>
          </table:table-cell>
          <table:table-cell table:formula="of:=[.AK4]/25000" office:value-type="float" office:value="0.7052" calcext:value-type="float">
            <text:p>0.7052</text:p>
          </table:table-cell>
          <table:table-cell table:formula="of:=[.AJ4]/25000" office:value-type="float" office:value="0.61104" calcext:value-type="float">
            <text:p>0.61104</text:p>
          </table:table-cell>
          <table:table-cell table:formula="of:=SQRT([.AM4]*(1-[.AM4]))/25000" office:value-type="float" office:value="0.0000182381121830084" calcext:value-type="float">
            <text:p>1.82381121830084E-005</text:p>
          </table:table-cell>
          <table:table-cell table:formula="of:=SQRT([.AN4]*(1-[.AN4]))/25000" office:value-type="float" office:value="0.0000195005689516998" calcext:value-type="float">
            <text:p>1.95005689516998E-005</text:p>
          </table:table-cell>
          <table:table-cell table:formula="of:=SQRT( ([.AO4]/[.AM4])*([.AO4]/[.AM4]) + ([.AP4]/[.AN4])*([.AP4]/[.AN4]) )" office:value-type="float" office:value="0.0000410773223652145" calcext:value-type="float">
            <text:p>4.10773223652145E-00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8403" calcext:value-type="float">
            <text:p>8403</text:p>
          </table:table-cell>
          <table:table-cell office:value-type="float" office:value="10940" calcext:value-type="float">
            <text:p>10940</text:p>
          </table:table-cell>
          <table:table-cell table:formula="of:=LN([.D5]/[.C5])" office:value-type="float" office:value="0.263837012047754" calcext:value-type="float">
            <text:p>0.263837012</text:p>
          </table:table-cell>
          <table:table-cell table:formula="of:=[.D5]/25000" office:value-type="float" office:value="0.4376" calcext:value-type="float">
            <text:p>0.4376</text:p>
          </table:table-cell>
          <table:table-cell table:formula="of:=[.C5]/25000" office:value-type="float" office:value="0.33612" calcext:value-type="float">
            <text:p>0.33612</text:p>
          </table:table-cell>
          <table:table-cell table:formula="of:=SQRT([.F5]*(1-[.F5]))/25000" office:value-type="float" office:value="0.000019843638376064" calcext:value-type="float">
            <text:p>1.9843638376064E-005</text:p>
          </table:table-cell>
          <table:table-cell table:formula="of:=SQRT([.G5]*(1-[.G5]))/25000" office:value-type="float" office:value="0.0000188952203734172" calcext:value-type="float">
            <text:p>1.88952203734172E-005</text:p>
          </table:table-cell>
          <table:table-cell table:formula="of:=SQRT( ([.H5]/[.F5])*([.H5]/[.F5]) + ([.I5]/[.G5])*([.I5]/[.G5]) )" office:value-type="float" office:value="0.0000722254236304677" calcext:value-type="float">
            <text:p>7.22254236304677E-005</text:p>
          </table:table-cell>
          <table:table-cell office:value-type="float" office:value="51.35" calcext:value-type="float">
            <text:p>51.35</text:p>
          </table:table-cell>
          <table:table-cell office:value-type="float" office:value="8429" calcext:value-type="float">
            <text:p>8429</text:p>
          </table:table-cell>
          <table:table-cell office:value-type="float" office:value="10861" calcext:value-type="float">
            <text:p>10861</text:p>
          </table:table-cell>
          <table:table-cell table:formula="of:=LN([.M5]/[.L5])" office:value-type="float" office:value="0.253500250282554" calcext:value-type="float">
            <text:p>0.2535002503</text:p>
          </table:table-cell>
          <table:table-cell table:formula="of:=[.N5]/[.E5]" office:value-type="float" office:value="0.960821411351758" calcext:value-type="float">
            <text:p>0.9608214114</text:p>
          </table:table-cell>
          <table:table-cell table:formula="of:=[.M5]/25000" office:value-type="float" office:value="0.43444" calcext:value-type="float">
            <text:p>0.43444</text:p>
          </table:table-cell>
          <table:table-cell table:formula="of:=[.L5]/25000" office:value-type="float" office:value="0.33716" calcext:value-type="float">
            <text:p>0.33716</text:p>
          </table:table-cell>
          <table:table-cell table:formula="of:=SQRT([.P5]*(1-[.P5]))/25000" office:value-type="float" office:value="0.0000198273300834984" calcext:value-type="float">
            <text:p>1.98273300834984E-005</text:p>
          </table:table-cell>
          <table:table-cell table:formula="of:=SQRT([.Q5]*(1-[.Q5]))/25000" office:value-type="float" office:value="0.0000189096011338156" calcext:value-type="float">
            <text:p>1.89096011338156E-005</text:p>
          </table:table-cell>
          <table:table-cell table:formula="of:=SQRT( ([.R5]/[.P5])*([.R5]/[.P5]) + ([.S5]/[.Q5])*([.S5]/[.Q5]) )" office:value-type="float" office:value="0.0000723078387247286" calcext:value-type="float">
            <text:p>7.23078387247286E-005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B5]/[.AA5])" office:value-type="float" office:value="1.47531701944863" calcext:value-type="float">
            <text:p>1.4753170194</text:p>
          </table:table-cell>
          <table:table-cell table:formula="of:=[.AB5]/25000" office:value-type="float" office:value="0.45788" calcext:value-type="float">
            <text:p>0.45788</text:p>
          </table:table-cell>
          <table:table-cell table:formula="of:=[.AA5]/25000" office:value-type="float" office:value="0.10472" calcext:value-type="float">
            <text:p>0.10472</text:p>
          </table:table-cell>
          <table:table-cell table:formula="of:=SQRT([.AD5]*(1-[.AD5]))/25000" office:value-type="float" office:value="0.0000199289098788669" calcext:value-type="float">
            <text:p>1.99289098788669E-005</text:p>
          </table:table-cell>
          <table:table-cell table:formula="of:=SQRT([.AE5]*(1-[.AE5]))/25000" office:value-type="float" office:value="0.0000122476918053975" calcext:value-type="float">
            <text:p>1.22476918053975E-005</text:p>
          </table:table-cell>
          <table:table-cell table:formula="of:= SQRT( ([.AF5]/[.AD5])*([.AF5]/[.AD5]) + ([.AG5]/[.AE5])*([.AG5]/[.AE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K5]/[.AJ5])" office:value-type="float" office:value="0.798425617997181" calcext:value-type="float">
            <text:p>0.798425618</text:p>
          </table:table-cell>
          <table:table-cell table:formula="of:=[.AK5]/25000" office:value-type="float" office:value="0.8122" calcext:value-type="float">
            <text:p>0.8122</text:p>
          </table:table-cell>
          <table:table-cell table:formula="of:=[.AJ5]/25000" office:value-type="float" office:value="0.36552" calcext:value-type="float">
            <text:p>0.36552</text:p>
          </table:table-cell>
          <table:table-cell table:formula="of:=SQRT([.AM5]*(1-[.AM5]))/25000" office:value-type="float" office:value="0.0000156220951219739" calcext:value-type="float">
            <text:p>1.56220951219739E-005</text:p>
          </table:table-cell>
          <table:table-cell table:formula="of:=SQRT([.AN5]*(1-[.AN5]))/25000" office:value-type="float" office:value="0.0000192630269521693" calcext:value-type="float">
            <text:p>0.000019263</text:p>
          </table:table-cell>
          <table:table-cell table:formula="of:=SQRT( ([.AO5]/[.AM5])*([.AO5]/[.AM5]) + ([.AP5]/[.AN5])*([.AP5]/[.AN5]) )" office:value-type="float" office:value="0.0000561006559011307" calcext:value-type="float">
            <text:p>5.61006559011307E-00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.5" calcext:value-type="float">
            <text:p>1.5</text:p>
          </table:table-cell>
          <table:table-cell office:value-type="float" office:value="6600" calcext:value-type="float">
            <text:p>6600</text:p>
          </table:table-cell>
          <table:table-cell office:value-type="float" office:value="9209" calcext:value-type="float">
            <text:p>9209</text:p>
          </table:table-cell>
          <table:table-cell table:formula="of:=LN([.D6]/[.C6])" office:value-type="float" office:value="0.33311161770685" calcext:value-type="float">
            <text:p>0.3331116177</text:p>
          </table:table-cell>
          <table:table-cell table:formula="of:=[.D6]/25000" office:value-type="float" office:value="0.36836" calcext:value-type="float">
            <text:p>0.36836</text:p>
          </table:table-cell>
          <table:table-cell table:formula="of:=[.C6]/25000" office:value-type="float" office:value="0.264" calcext:value-type="float">
            <text:p>0.264</text:p>
          </table:table-cell>
          <table:table-cell table:formula="of:=SQRT([.F6]*(1-[.F6]))/25000" office:value-type="float" office:value="0.0000192943892528372" calcext:value-type="float">
            <text:p>1.92943892528372E-005</text:p>
          </table:table-cell>
          <table:table-cell table:formula="of:=SQRT([.G6]*(1-[.G6]))/25000" office:value-type="float" office:value="0.0000176319709618636" calcext:value-type="float">
            <text:p>0.000017632</text:p>
          </table:table-cell>
          <table:table-cell table:formula="of:=SQRT( ([.H6]/[.F6])*([.H6]/[.F6]) + ([.I6]/[.G6])*([.I6]/[.G6]) )" office:value-type="float" office:value="0.000084877458704962" calcext:value-type="float">
            <text:p>8.4877458704962E-005</text:p>
          </table:table-cell>
          <table:table-cell office:value-type="float" office:value="51.85" calcext:value-type="float">
            <text:p>51.85</text:p>
          </table:table-cell>
          <table:table-cell office:value-type="float" office:value="6684" calcext:value-type="float">
            <text:p>6684</text:p>
          </table:table-cell>
          <table:table-cell office:value-type="float" office:value="9313" calcext:value-type="float">
            <text:p>9313</text:p>
          </table:table-cell>
          <table:table-cell table:formula="of:=LN([.M6]/[.L6])" office:value-type="float" office:value="0.331694662806373" calcext:value-type="float">
            <text:p>0.3316946628</text:p>
          </table:table-cell>
          <table:table-cell table:formula="of:=[.N6]/[.E6]" office:value-type="float" office:value="0.995746305967258" calcext:value-type="float">
            <text:p>0.995746306</text:p>
          </table:table-cell>
          <table:table-cell table:formula="of:=[.M6]/25000" office:value-type="float" office:value="0.37252" calcext:value-type="float">
            <text:p>0.37252</text:p>
          </table:table-cell>
          <table:table-cell table:formula="of:=[.L6]/25000" office:value-type="float" office:value="0.26736" calcext:value-type="float">
            <text:p>0.26736</text:p>
          </table:table-cell>
          <table:table-cell table:formula="of:=SQRT([.P6]*(1-[.P6]))/25000" office:value-type="float" office:value="0.0000193390320171409" calcext:value-type="float">
            <text:p>0.000019339</text:p>
          </table:table-cell>
          <table:table-cell table:formula="of:=SQRT([.Q6]*(1-[.Q6]))/25000" office:value-type="float" office:value="0.0000177032711282407" calcext:value-type="float">
            <text:p>1.77032711282407E-005</text:p>
          </table:table-cell>
          <table:table-cell table:formula="of:=SQRT( ([.R6]/[.P6])*([.R6]/[.P6]) + ([.S6]/[.Q6])*([.S6]/[.Q6]) )" office:value-type="float" office:value="0.0000841398351577871" calcext:value-type="float">
            <text:p>8.41398351577871E-005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B6]/[.AA6])" office:value-type="float" office:value="1.63451070153957" calcext:value-type="float">
            <text:p>1.6345107015</text:p>
          </table:table-cell>
          <table:table-cell table:formula="of:=[.AB6]/25000" office:value-type="float" office:value="0.4604" calcext:value-type="float">
            <text:p>0.4604</text:p>
          </table:table-cell>
          <table:table-cell table:formula="of:=[.AA6]/25000" office:value-type="float" office:value="0.0898" calcext:value-type="float">
            <text:p>0.0898</text:p>
          </table:table-cell>
          <table:table-cell table:formula="of:=SQRT([.AD6]*(1-[.AD6]))/25000" office:value-type="float" office:value="0.0000199371749252496" calcext:value-type="float">
            <text:p>1.99371749252496E-005</text:p>
          </table:table-cell>
          <table:table-cell table:formula="of:=SQRT([.AE6]*(1-[.AE6]))/25000" office:value-type="float" office:value="0.0000114358006278529" calcext:value-type="float">
            <text:p>1.14358006278529E-005</text:p>
          </table:table-cell>
          <table:table-cell table:formula="of:= SQRT( ([.AF6]/[.AD6])*([.AF6]/[.AD6]) + ([.AG6]/[.AE6])*([.AG6]/[.AE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K6]/[.AJ6])" office:value-type="float" office:value="1.05577230648703" calcext:value-type="float">
            <text:p>1.0557723065</text:p>
          </table:table-cell>
          <table:table-cell table:formula="of:=[.AK6]/25000" office:value-type="float" office:value="0.73108" calcext:value-type="float">
            <text:p>0.73108</text:p>
          </table:table-cell>
          <table:table-cell table:formula="of:=[.AJ6]/25000" office:value-type="float" office:value="0.25436" calcext:value-type="float">
            <text:p>0.25436</text:p>
          </table:table-cell>
          <table:table-cell table:formula="of:=SQRT([.AM6]*(1-[.AM6]))/25000" office:value-type="float" office:value="0.0000177359311500693" calcext:value-type="float">
            <text:p>1.77359311500693E-005</text:p>
          </table:table-cell>
          <table:table-cell table:formula="of:=SQRT([.AN6]*(1-[.AN6]))/25000" office:value-type="float" office:value="0.000017420034002263" calcext:value-type="float">
            <text:p>0.00001742</text:p>
          </table:table-cell>
          <table:table-cell table:formula="of:=SQRT( ([.AO6]/[.AM6])*([.AO6]/[.AM6]) + ([.AP6]/[.AN6])*([.AP6]/[.AN6]) )" office:value-type="float" office:value="0.0000726556274080419" calcext:value-type="float">
            <text:p>7.26556274080419E-00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office:value-type="float" office:value="5124" calcext:value-type="float">
            <text:p>5124</text:p>
          </table:table-cell>
          <table:table-cell office:value-type="float" office:value="7382" calcext:value-type="float">
            <text:p>7382</text:p>
          </table:table-cell>
          <table:table-cell table:formula="of:=LN([.D7]/[.C7])" office:value-type="float" office:value="0.365109220573319" calcext:value-type="float">
            <text:p>0.3651092206</text:p>
          </table:table-cell>
          <table:table-cell table:formula="of:=[.D7]/25000" office:value-type="float" office:value="0.29528" calcext:value-type="float">
            <text:p>0.29528</text:p>
          </table:table-cell>
          <table:table-cell table:formula="of:=[.C7]/25000" office:value-type="float" office:value="0.20496" calcext:value-type="float">
            <text:p>0.20496</text:p>
          </table:table-cell>
          <table:table-cell table:formula="of:=SQRT([.F7]*(1-[.F7]))/25000" office:value-type="float" office:value="0.0000182467409298209" calcext:value-type="float">
            <text:p>1.82467409298209E-005</text:p>
          </table:table-cell>
          <table:table-cell table:formula="of:=SQRT([.G7]*(1-[.G7]))/25000" office:value-type="float" office:value="0.0000161468955976064" calcext:value-type="float">
            <text:p>1.61468955976064E-005</text:p>
          </table:table-cell>
          <table:table-cell table:formula="of:=SQRT( ([.H7]/[.F7])*([.H7]/[.F7]) + ([.I7]/[.G7])*([.I7]/[.G7]) )" office:value-type="float" office:value="0.000100124857044311" calcext:value-type="float">
            <text:p>0.0001001249</text:p>
          </table:table-cell>
          <table:table-cell office:value-type="float" office:value="52.35" calcext:value-type="float">
            <text:p>52.35</text:p>
          </table:table-cell>
          <table:table-cell office:value-type="float" office:value="5541" calcext:value-type="float">
            <text:p>5541</text:p>
          </table:table-cell>
          <table:table-cell office:value-type="float" office:value="8126" calcext:value-type="float">
            <text:p>8126</text:p>
          </table:table-cell>
          <table:table-cell table:formula="of:=LN([.M7]/[.L7])" office:value-type="float" office:value="0.382893807680322" calcext:value-type="float">
            <text:p>0.3828938077</text:p>
          </table:table-cell>
          <table:table-cell table:formula="of:=[.N7]/[.E7]" office:value-type="float" office:value="1.04871032037777" calcext:value-type="float">
            <text:p>1.0487103204</text:p>
          </table:table-cell>
          <table:table-cell table:formula="of:=[.M7]/25000" office:value-type="float" office:value="0.32504" calcext:value-type="float">
            <text:p>0.32504</text:p>
          </table:table-cell>
          <table:table-cell table:formula="of:=[.L7]/25000" office:value-type="float" office:value="0.22164" calcext:value-type="float">
            <text:p>0.22164</text:p>
          </table:table-cell>
          <table:table-cell table:formula="of:=SQRT([.P7]*(1-[.P7]))/25000" office:value-type="float" office:value="0.0000187355917291128" calcext:value-type="float">
            <text:p>1.87355917291128E-005</text:p>
          </table:table-cell>
          <table:table-cell table:formula="of:=SQRT([.Q7]*(1-[.Q7]))/25000" office:value-type="float" office:value="0.0000166140042325744" calcext:value-type="float">
            <text:p>0.000016614</text:p>
          </table:table-cell>
          <table:table-cell table:formula="of:=SQRT( ([.R7]/[.P7])*([.R7]/[.P7]) + ([.S7]/[.Q7])*([.S7]/[.Q7]) )" office:value-type="float" office:value="0.0000945588950548419" calcext:value-type="float">
            <text:p>9.45588950548419E-005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B7]/[.AA7])" office:value-type="float" office:value="1.51377005855428" calcext:value-type="float">
            <text:p>1.5137700586</text:p>
          </table:table-cell>
          <table:table-cell table:formula="of:=[.AB7]/25000" office:value-type="float" office:value="0.41676" calcext:value-type="float">
            <text:p>0.41676</text:p>
          </table:table-cell>
          <table:table-cell table:formula="of:=[.AA7]/25000" office:value-type="float" office:value="0.09172" calcext:value-type="float">
            <text:p>0.09172</text:p>
          </table:table-cell>
          <table:table-cell table:formula="of:=SQRT([.AD7]*(1-[.AD7]))/25000" office:value-type="float" office:value="0.0000197208966287033" calcext:value-type="float">
            <text:p>1.97208966287033E-005</text:p>
          </table:table-cell>
          <table:table-cell table:formula="of:=SQRT([.AE7]*(1-[.AE7]))/25000" office:value-type="float" office:value="0.0000115452114125294" calcext:value-type="float">
            <text:p>1.15452114125294E-005</text:p>
          </table:table-cell>
          <table:table-cell table:formula="of:= SQRT( ([.AF7]/[.AD7])*([.AF7]/[.AD7]) + ([.AG7]/[.AE7])*([.AG7]/[.AE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K7]/[.AJ7])" office:value-type="float" office:value="1.20264647652858" calcext:value-type="float">
            <text:p>1.2026464765</text:p>
          </table:table-cell>
          <table:table-cell table:formula="of:=[.AK7]/25000" office:value-type="float" office:value="0.653" calcext:value-type="float">
            <text:p>0.653</text:p>
          </table:table-cell>
          <table:table-cell table:formula="of:=[.AJ7]/25000" office:value-type="float" office:value="0.19616" calcext:value-type="float">
            <text:p>0.19616</text:p>
          </table:table-cell>
          <table:table-cell table:formula="of:=SQRT([.AM7]*(1-[.AM7]))/25000" office:value-type="float" office:value="0.00001904063024167" calcext:value-type="float">
            <text:p>1.904063024167E-005</text:p>
          </table:table-cell>
          <table:table-cell table:formula="of:=SQRT([.AN7]*(1-[.AN7]))/25000" office:value-type="float" office:value="0.0000158836396030633" calcext:value-type="float">
            <text:p>1.58836396030633E-005</text:p>
          </table:table-cell>
          <table:table-cell table:formula="of:=SQRT( ([.AO7]/[.AM7])*([.AO7]/[.AM7]) + ([.AP7]/[.AN7])*([.AP7]/[.AN7]) )" office:value-type="float" office:value="0.0000860629801981373" calcext:value-type="float">
            <text:p>0.000086063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.5" calcext:value-type="float">
            <text:p>2.5</text:p>
          </table:table-cell>
          <table:table-cell office:value-type="float" office:value="1008" calcext:value-type="float">
            <text:p>1008</text:p>
          </table:table-cell>
          <table:table-cell office:value-type="float" office:value="1355" calcext:value-type="float">
            <text:p>1355</text:p>
          </table:table-cell>
          <table:table-cell table:formula="of:=LN([.D8]/[.C8])" office:value-type="float" office:value="0.295833284682487" calcext:value-type="float">
            <text:p>0.2958332847</text:p>
          </table:table-cell>
          <table:table-cell table:formula="of:=[.D8]/25000" office:value-type="float" office:value="0.0542" calcext:value-type="float">
            <text:p>0.0542</text:p>
          </table:table-cell>
          <table:table-cell table:formula="of:=[.C8]/25000" office:value-type="float" office:value="0.04032" calcext:value-type="float">
            <text:p>0.04032</text:p>
          </table:table-cell>
          <table:table-cell table:formula="of:=SQRT([.F8]*(1-[.F8]))/25000" office:value-type="float" office:value="0.00000905647701923877" calcext:value-type="float">
            <text:p>9.05647701923877E-006</text:p>
          </table:table-cell>
          <table:table-cell table:formula="of:=SQRT([.G8]*(1-[.G8]))/25000" office:value-type="float" office:value="0.0000078683464692399" calcext:value-type="float">
            <text:p>7.8683464692399E-006</text:p>
          </table:table-cell>
          <table:table-cell table:formula="of:=SQRT( ([.H8]/[.F8])*([.H8]/[.F8]) + ([.I8]/[.G8])*([.I8]/[.G8]) )" office:value-type="float" office:value="0.000256910168902462" calcext:value-type="float">
            <text:p>0.0002569102</text:p>
          </table:table-cell>
          <table:table-cell office:value-type="float" office:value="52.85" calcext:value-type="float">
            <text:p>52.85</text:p>
          </table:table-cell>
          <table:table-cell office:value-type="float" office:value="4680" calcext:value-type="float">
            <text:p>4680</text:p>
          </table:table-cell>
          <table:table-cell office:value-type="float" office:value="7026" calcext:value-type="float">
            <text:p>7026</text:p>
          </table:table-cell>
          <table:table-cell table:formula="of:=LN([.M8]/[.L8])" office:value-type="float" office:value="0.40631944391408" calcext:value-type="float">
            <text:p>0.4063194439</text:p>
          </table:table-cell>
          <table:table-cell table:formula="of:=[.N8]/[.E8]" office:value-type="float" office:value="1.37347440248373" calcext:value-type="float">
            <text:p>1.3734744025</text:p>
          </table:table-cell>
          <table:table-cell table:formula="of:=[.M8]/25000" office:value-type="float" office:value="0.28104" calcext:value-type="float">
            <text:p>0.28104</text:p>
          </table:table-cell>
          <table:table-cell table:formula="of:=[.L8]/25000" office:value-type="float" office:value="0.1872" calcext:value-type="float">
            <text:p>0.1872</text:p>
          </table:table-cell>
          <table:table-cell table:formula="of:=SQRT([.P8]*(1-[.P8]))/25000" office:value-type="float" office:value="0.0000179802789032873" calcext:value-type="float">
            <text:p>1.79802789032873E-005</text:p>
          </table:table-cell>
          <table:table-cell table:formula="of:=SQRT([.Q8]*(1-[.Q8]))/25000" office:value-type="float" office:value="0.0000156028797342029" calcext:value-type="float">
            <text:p>1.56028797342029E-005</text:p>
          </table:table-cell>
          <table:table-cell table:formula="of:=SQRT( ([.R8]/[.P8])*([.R8]/[.P8]) + ([.S8]/[.Q8])*([.S8]/[.Q8]) )" office:value-type="float" office:value="0.000105072110065373" calcext:value-type="float">
            <text:p>0.0001050721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B8]/[.AA8])" office:value-type="float" office:value="1.58870937363345" calcext:value-type="float">
            <text:p>1.5887093736</text:p>
          </table:table-cell>
          <table:table-cell table:formula="of:=[.AB8]/25000" office:value-type="float" office:value="0.42588" calcext:value-type="float">
            <text:p>0.42588</text:p>
          </table:table-cell>
          <table:table-cell table:formula="of:=[.AA8]/25000" office:value-type="float" office:value="0.08696" calcext:value-type="float">
            <text:p>0.08696</text:p>
          </table:table-cell>
          <table:table-cell table:formula="of:=SQRT([.AD8]*(1-[.AD8]))/25000" office:value-type="float" office:value="0.0000197790283118256" calcext:value-type="float">
            <text:p>0.000019779</text:p>
          </table:table-cell>
          <table:table-cell table:formula="of:=SQRT([.AE8]*(1-[.AE8]))/25000" office:value-type="float" office:value="0.0000112710573346071" calcext:value-type="float">
            <text:p>1.12710573346071E-005</text:p>
          </table:table-cell>
          <table:table-cell table:formula="of:= SQRT( ([.AF8]/[.AD8])*([.AF8]/[.AD8]) + ([.AG8]/[.AE8])*([.AG8]/[.AE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K8]/[.AJ8])" office:value-type="float" office:value="1.32874441638918" calcext:value-type="float">
            <text:p>1.3287444164</text:p>
          </table:table-cell>
          <table:table-cell table:formula="of:=[.AK8]/25000" office:value-type="float" office:value="0.59016" calcext:value-type="float">
            <text:p>0.59016</text:p>
          </table:table-cell>
          <table:table-cell table:formula="of:=[.AJ8]/25000" office:value-type="float" office:value="0.15628" calcext:value-type="float">
            <text:p>0.15628</text:p>
          </table:table-cell>
          <table:table-cell table:formula="of:=SQRT([.AM8]*(1-[.AM8]))/25000" office:value-type="float" office:value="0.0000196721599993493" calcext:value-type="float">
            <text:p>1.96721599993493E-005</text:p>
          </table:table-cell>
          <table:table-cell table:formula="of:=SQRT([.AN8]*(1-[.AN8]))/25000" office:value-type="float" office:value="0.0000145248235293927" calcext:value-type="float">
            <text:p>1.45248235293927E-005</text:p>
          </table:table-cell>
          <table:table-cell table:formula="of:=SQRT( ([.AO8]/[.AM8])*([.AO8]/[.AM8]) + ([.AP8]/[.AN8])*([.AP8]/[.AN8]) )" office:value-type="float" office:value="0.0000987378523298971" calcext:value-type="float">
            <text:p>9.87378523298971E-00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N([.D9]/[.C9])" office:value-type="string" office:string-value="" calcext:value-type="error">
            <text:p>#DIV/0!</text:p>
          </table:table-cell>
          <table:table-cell table:formula="of:=[.D9]/25000" office:value-type="float" office:value="0" calcext:value-type="float">
            <text:p>0</text:p>
          </table:table-cell>
          <table:table-cell table:formula="of:=[.C9]/25000" office:value-type="float" office:value="0" calcext:value-type="float">
            <text:p>0</text:p>
          </table:table-cell>
          <table:table-cell table:formula="of:=SQRT([.F9]*(1-[.F9]))/25000" office:value-type="float" office:value="0" calcext:value-type="float">
            <text:p>0</text:p>
          </table:table-cell>
          <table:table-cell table:formula="of:=SQRT([.G9]*(1-[.G9]))/25000" office:value-type="float" office:value="0" calcext:value-type="float">
            <text:p>0</text:p>
          </table:table-cell>
          <table:table-cell table:formula="of:=SQRT( ([.H9]/[.F9])*([.H9]/[.F9]) + ([.I9]/[.G9])*([.I9]/[.G9]) )" office:value-type="string" office:string-value="" calcext:value-type="error">
            <text:p>#DIV/0!</text:p>
          </table:table-cell>
          <table:table-cell office:value-type="float" office:value="53.35" calcext:value-type="float">
            <text:p>53.35</text:p>
          </table:table-cell>
          <table:table-cell table:number-columns-repeated="2"/>
          <table:table-cell table:formula="of:=LN([.M9]/[.L9])" office:value-type="string" office:string-value="" calcext:value-type="error">
            <text:p>#DIV/0!</text:p>
          </table:table-cell>
          <table:table-cell table:formula="of:=[.N9]/[.E9]" office:value-type="string" office:string-value="" calcext:value-type="error">
            <text:p>#DIV/0!</text:p>
          </table:table-cell>
          <table:table-cell table:formula="of:=[.M9]/25000" office:value-type="float" office:value="0" calcext:value-type="float">
            <text:p>0</text:p>
          </table:table-cell>
          <table:table-cell table:formula="of:=[.L9]/25000" office:value-type="float" office:value="0" calcext:value-type="float">
            <text:p>0</text:p>
          </table:table-cell>
          <table:table-cell table:formula="of:=SQRT([.P9]*(1-[.P9]))/25000" office:value-type="float" office:value="0" calcext:value-type="float">
            <text:p>0</text:p>
          </table:table-cell>
          <table:table-cell table:formula="of:=SQRT([.Q9]*(1-[.Q9]))/25000" office:value-type="float" office:value="0" calcext:value-type="float">
            <text:p>0</text:p>
          </table:table-cell>
          <table:table-cell table:formula="of:=SQRT( ([.R9]/[.P9])*([.R9]/[.P9]) + ([.S9]/[.Q9])*([.S9]/[.Q9]) )" office:value-type="string" office:string-value="" calcext:value-type="error">
            <text:p>#DIV/0!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B9]/[.AA9])" office:value-type="float" office:value="1.63749936823863" calcext:value-type="float">
            <text:p>1.6374993682</text:p>
          </table:table-cell>
          <table:table-cell table:formula="of:=[.AB9]/25000" office:value-type="float" office:value="0.41776" calcext:value-type="float">
            <text:p>0.41776</text:p>
          </table:table-cell>
          <table:table-cell table:formula="of:=[.AA9]/25000" office:value-type="float" office:value="0.08124" calcext:value-type="float">
            <text:p>0.08124</text:p>
          </table:table-cell>
          <table:table-cell table:formula="of:=SQRT([.AD9]*(1-[.AD9]))/25000" office:value-type="float" office:value="0.0000197276083659424" calcext:value-type="float">
            <text:p>1.97276083659424E-005</text:p>
          </table:table-cell>
          <table:table-cell table:formula="of:=SQRT([.AE9]*(1-[.AE9]))/25000" office:value-type="float" office:value="0.0000109281334106059" calcext:value-type="float">
            <text:p>1.09281334106059E-005</text:p>
          </table:table-cell>
          <table:table-cell table:formula="of:= SQRT( ([.AF9]/[.AD9])*([.AF9]/[.AD9]) + ([.AG9]/[.AE9])*([.AG9]/[.AE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K9]/[.AJ9])" office:value-type="float" office:value="1.40710776183111" calcext:value-type="float">
            <text:p>1.4071077618</text:p>
          </table:table-cell>
          <table:table-cell table:formula="of:=[.AK9]/25000" office:value-type="float" office:value="0.54956" calcext:value-type="float">
            <text:p>0.54956</text:p>
          </table:table-cell>
          <table:table-cell table:formula="of:=[.AJ9]/25000" office:value-type="float" office:value="0.13456" calcext:value-type="float">
            <text:p>0.13456</text:p>
          </table:table-cell>
          <table:table-cell table:formula="of:=SQRT([.AM9]*(1-[.AM9]))/25000" office:value-type="float" office:value="0.0000199015097477553" calcext:value-type="float">
            <text:p>1.99015097477553E-005</text:p>
          </table:table-cell>
          <table:table-cell table:formula="of:=SQRT([.AN9]*(1-[.AN9]))/25000" office:value-type="float" office:value="0.0000136501197884854" calcext:value-type="float">
            <text:p>1.36501197884854E-005</text:p>
          </table:table-cell>
          <table:table-cell table:formula="of:=SQRT( ([.AO9]/[.AM9])*([.AO9]/[.AM9]) + ([.AP9]/[.AN9])*([.AP9]/[.AN9]) )" office:value-type="float" office:value="0.000107712703364341" calcext:value-type="float">
            <text:p>0.000107712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LN([.D10]/[.C10])" office:value-type="string" office:string-value="" calcext:value-type="error">
            <text:p>#DIV/0!</text:p>
          </table:table-cell>
          <table:table-cell table:formula="of:=[.D10]/25000" office:value-type="float" office:value="0" calcext:value-type="float">
            <text:p>0</text:p>
          </table:table-cell>
          <table:table-cell table:formula="of:=[.C10]/25000" office:value-type="float" office:value="0" calcext:value-type="float">
            <text:p>0</text:p>
          </table:table-cell>
          <table:table-cell table:formula="of:=SQRT([.F10]*(1-[.F10]))/25000" office:value-type="float" office:value="0" calcext:value-type="float">
            <text:p>0</text:p>
          </table:table-cell>
          <table:table-cell table:formula="of:=SQRT([.G10]*(1-[.G10]))/25000" office:value-type="float" office:value="0" calcext:value-type="float">
            <text:p>0</text:p>
          </table:table-cell>
          <table:table-cell table:formula="of:=SQRT( ([.H10]/[.F10])*([.H10]/[.F10]) + ([.I10]/[.G10])*([.I10]/[.G10]) )" office:value-type="string" office:string-value="" calcext:value-type="error">
            <text:p>#DIV/0!</text:p>
          </table:table-cell>
          <table:table-cell office:value-type="float" office:value="53.85" calcext:value-type="float">
            <text:p>53.85</text:p>
          </table:table-cell>
          <table:table-cell table:number-columns-repeated="2"/>
          <table:table-cell table:formula="of:=LN([.M10]/[.L10])" office:value-type="string" office:string-value="" calcext:value-type="error">
            <text:p>#DIV/0!</text:p>
          </table:table-cell>
          <table:table-cell table:formula="of:=[.N10]/[.E10]" office:value-type="string" office:string-value="" calcext:value-type="error">
            <text:p>#DIV/0!</text:p>
          </table:table-cell>
          <table:table-cell table:formula="of:=[.M10]/25000" office:value-type="float" office:value="0" calcext:value-type="float">
            <text:p>0</text:p>
          </table:table-cell>
          <table:table-cell table:formula="of:=[.L10]/25000" office:value-type="float" office:value="0" calcext:value-type="float">
            <text:p>0</text:p>
          </table:table-cell>
          <table:table-cell table:formula="of:=SQRT([.P10]*(1-[.P10]))/25000" office:value-type="float" office:value="0" calcext:value-type="float">
            <text:p>0</text:p>
          </table:table-cell>
          <table:table-cell table:formula="of:=SQRT([.Q10]*(1-[.Q10]))/25000" office:value-type="float" office:value="0" calcext:value-type="float">
            <text:p>0</text:p>
          </table:table-cell>
          <table:table-cell table:formula="of:=SQRT( ([.R10]/[.P10])*([.R10]/[.P10]) + ([.S10]/[.Q10])*([.S10]/[.Q10]) )" office:value-type="string" office:string-value="" calcext:value-type="error">
            <text:p>#DIV/0!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B10]/[.AA10])" office:value-type="float" office:value="1.64070855532192" calcext:value-type="float">
            <text:p>1.6407085553</text:p>
          </table:table-cell>
          <table:table-cell table:formula="of:=[.AB10]/25000" office:value-type="float" office:value="0.42096" calcext:value-type="float">
            <text:p>0.42096</text:p>
          </table:table-cell>
          <table:table-cell table:formula="of:=[.AA10]/25000" office:value-type="float" office:value="0.0816" calcext:value-type="float">
            <text:p>0.0816</text:p>
          </table:table-cell>
          <table:table-cell table:formula="of:=SQRT([.AD10]*(1-[.AD10]))/25000" office:value-type="float" office:value="0.0000197485261586783" calcext:value-type="float">
            <text:p>1.97485261586783E-005</text:p>
          </table:table-cell>
          <table:table-cell table:formula="of:=SQRT([.AE10]*(1-[.AE10]))/25000" office:value-type="float" office:value="0.0000109501736972525" calcext:value-type="float">
            <text:p>1.09501736972525E-005</text:p>
          </table:table-cell>
          <table:table-cell table:formula="of:= SQRT( ([.AF10]/[.AD10])*([.AF10]/[.AD10]) + ([.AG10]/[.AE10])*([.AG10]/[.AE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K10]/[.AJ10])" office:value-type="float" office:value="1.4761261223299" calcext:value-type="float">
            <text:p>1.4761261223</text:p>
          </table:table-cell>
          <table:table-cell table:formula="of:=[.AK10]/25000" office:value-type="float" office:value="0.50096" calcext:value-type="float">
            <text:p>0.50096</text:p>
          </table:table-cell>
          <table:table-cell table:formula="of:=[.AJ10]/25000" office:value-type="float" office:value="0.11448" calcext:value-type="float">
            <text:p>0.11448</text:p>
          </table:table-cell>
          <table:table-cell table:formula="of:=SQRT([.AM10]*(1-[.AM10]))/25000" office:value-type="float" office:value="0.000019999963135966" calcext:value-type="float">
            <text:p>0.00002</text:p>
          </table:table-cell>
          <table:table-cell table:formula="of:=SQRT([.AN10]*(1-[.AN10]))/25000" office:value-type="float" office:value="0.0000127357342685846" calcext:value-type="float">
            <text:p>1.27357342685846E-005</text:p>
          </table:table-cell>
          <table:table-cell table:formula="of:=SQRT( ([.AO10]/[.AM10])*([.AO10]/[.AM10]) + ([.AP10]/[.AN10])*([.AP10]/[.AN10]) )" office:value-type="float" office:value="0.000118195212107804" calcext:value-type="float">
            <text:p>0.000118195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N([.D11]/[.C11])" office:value-type="string" office:string-value="" calcext:value-type="error">
            <text:p>#DIV/0!</text:p>
          </table:table-cell>
          <table:table-cell table:formula="of:=[.D11]/25000" office:value-type="float" office:value="0" calcext:value-type="float">
            <text:p>0</text:p>
          </table:table-cell>
          <table:table-cell table:formula="of:=[.C11]/25000" office:value-type="float" office:value="0" calcext:value-type="float">
            <text:p>0</text:p>
          </table:table-cell>
          <table:table-cell table:formula="of:=SQRT([.F11]*(1-[.F11]))/25000" office:value-type="float" office:value="0" calcext:value-type="float">
            <text:p>0</text:p>
          </table:table-cell>
          <table:table-cell table:formula="of:=SQRT([.G11]*(1-[.G11]))/25000" office:value-type="float" office:value="0" calcext:value-type="float">
            <text:p>0</text:p>
          </table:table-cell>
          <table:table-cell table:formula="of:=SQRT( ([.H11]/[.F11])*([.H11]/[.F11]) + ([.I11]/[.G11])*([.I11]/[.G11]) )" office:value-type="string" office:string-value="" calcext:value-type="error">
            <text:p>#DIV/0!</text:p>
          </table:table-cell>
          <table:table-cell office:value-type="float" office:value="54.35" calcext:value-type="float">
            <text:p>54.35</text:p>
          </table:table-cell>
          <table:table-cell table:number-columns-repeated="2"/>
          <table:table-cell table:formula="of:=LN([.M11]/[.L11])" office:value-type="string" office:string-value="" calcext:value-type="error">
            <text:p>#DIV/0!</text:p>
          </table:table-cell>
          <table:table-cell table:formula="of:=[.N11]/[.E11]" office:value-type="string" office:string-value="" calcext:value-type="error">
            <text:p>#DIV/0!</text:p>
          </table:table-cell>
          <table:table-cell table:formula="of:=[.M11]/25000" office:value-type="float" office:value="0" calcext:value-type="float">
            <text:p>0</text:p>
          </table:table-cell>
          <table:table-cell table:formula="of:=[.L11]/25000" office:value-type="float" office:value="0" calcext:value-type="float">
            <text:p>0</text:p>
          </table:table-cell>
          <table:table-cell table:formula="of:=SQRT([.P11]*(1-[.P11]))/25000" office:value-type="float" office:value="0" calcext:value-type="float">
            <text:p>0</text:p>
          </table:table-cell>
          <table:table-cell table:formula="of:=SQRT([.Q11]*(1-[.Q11]))/25000" office:value-type="float" office:value="0" calcext:value-type="float">
            <text:p>0</text:p>
          </table:table-cell>
          <table:table-cell table:formula="of:=SQRT( ([.R11]/[.P11])*([.R11]/[.P11]) + ([.S11]/[.Q11])*([.S11]/[.Q11]) )" office:value-type="string" office:string-value="" calcext:value-type="error">
            <text:p>#DIV/0!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B11]/[.AA11])" office:value-type="float" office:value="1.63485085860668" calcext:value-type="float">
            <text:p>1.6348508586</text:p>
          </table:table-cell>
          <table:table-cell table:formula="of:=[.AB11]/25000" office:value-type="float" office:value="0.40968" calcext:value-type="float">
            <text:p>0.40968</text:p>
          </table:table-cell>
          <table:table-cell table:formula="of:=[.AA11]/25000" office:value-type="float" office:value="0.07988" calcext:value-type="float">
            <text:p>0.07988</text:p>
          </table:table-cell>
          <table:table-cell table:formula="of:=SQRT([.AD11]*(1-[.AD11]))/25000" office:value-type="float" office:value="0.0000196709856428192" calcext:value-type="float">
            <text:p>0.000019671</text:p>
          </table:table-cell>
          <table:table-cell table:formula="of:=SQRT([.AE11]*(1-[.AE11]))/25000" office:value-type="float" office:value="0.0000108442932900213" calcext:value-type="float">
            <text:p>1.08442932900213E-005</text:p>
          </table:table-cell>
          <table:table-cell table:formula="of:= SQRT( ([.AF11]/[.AD11])*([.AF11]/[.AD11]) + ([.AG11]/[.AE11])*([.AG11]/[.AE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K11]/[.AJ11])" office:value-type="float" office:value="1.50959139262956" calcext:value-type="float">
            <text:p>1.5095913926</text:p>
          </table:table-cell>
          <table:table-cell table:formula="of:=[.AK11]/25000" office:value-type="float" office:value="0.45828" calcext:value-type="float">
            <text:p>0.45828</text:p>
          </table:table-cell>
          <table:table-cell table:formula="of:=[.AJ11]/25000" office:value-type="float" office:value="0.10128" calcext:value-type="float">
            <text:p>0.10128</text:p>
          </table:table-cell>
          <table:table-cell table:formula="of:=SQRT([.AM11]*(1-[.AM11]))/25000" office:value-type="float" office:value="0.0000199302560585658" calcext:value-type="float">
            <text:p>1.99302560585658E-005</text:p>
          </table:table-cell>
          <table:table-cell table:formula="of:=SQRT([.AN11]*(1-[.AN11]))/25000" office:value-type="float" office:value="0.0000120679649717755" calcext:value-type="float">
            <text:p>0.000012068</text:p>
          </table:table-cell>
          <table:table-cell table:formula="of:=SQRT( ([.AO11]/[.AM11])*([.AO11]/[.AM11]) + ([.AP11]/[.AN11])*([.AP11]/[.AN11]) )" office:value-type="float" office:value="0.000126842830552995" calcext:value-type="float">
            <text:p>0.000126842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LN([.D12]/[.C12])" office:value-type="string" office:string-value="" calcext:value-type="error">
            <text:p>#DIV/0!</text:p>
          </table:table-cell>
          <table:table-cell table:formula="of:=[.D12]/25000" office:value-type="float" office:value="0" calcext:value-type="float">
            <text:p>0</text:p>
          </table:table-cell>
          <table:table-cell table:formula="of:=[.C12]/25000" office:value-type="float" office:value="0" calcext:value-type="float">
            <text:p>0</text:p>
          </table:table-cell>
          <table:table-cell table:formula="of:=SQRT([.F12]*(1-[.F12]))/25000" office:value-type="float" office:value="0" calcext:value-type="float">
            <text:p>0</text:p>
          </table:table-cell>
          <table:table-cell table:formula="of:=SQRT([.G12]*(1-[.G12]))/25000" office:value-type="float" office:value="0" calcext:value-type="float">
            <text:p>0</text:p>
          </table:table-cell>
          <table:table-cell table:formula="of:=SQRT( ([.H12]/[.F12])*([.H12]/[.F12]) + ([.I12]/[.G12])*([.I12]/[.G12]) )" office:value-type="string" office:string-value="" calcext:value-type="error">
            <text:p>#DIV/0!</text:p>
          </table:table-cell>
          <table:table-cell office:value-type="float" office:value="54.85" calcext:value-type="float">
            <text:p>54.85</text:p>
          </table:table-cell>
          <table:table-cell table:number-columns-repeated="2"/>
          <table:table-cell table:formula="of:=LN([.M12]/[.L12])" office:value-type="string" office:string-value="" calcext:value-type="error">
            <text:p>#DIV/0!</text:p>
          </table:table-cell>
          <table:table-cell table:formula="of:=[.N12]/[.E12]" office:value-type="string" office:string-value="" calcext:value-type="error">
            <text:p>#DIV/0!</text:p>
          </table:table-cell>
          <table:table-cell table:formula="of:=[.M12]/25000" office:value-type="float" office:value="0" calcext:value-type="float">
            <text:p>0</text:p>
          </table:table-cell>
          <table:table-cell table:formula="of:=[.L12]/25000" office:value-type="float" office:value="0" calcext:value-type="float">
            <text:p>0</text:p>
          </table:table-cell>
          <table:table-cell table:formula="of:=SQRT([.P12]*(1-[.P12]))/25000" office:value-type="float" office:value="0" calcext:value-type="float">
            <text:p>0</text:p>
          </table:table-cell>
          <table:table-cell table:formula="of:=SQRT([.Q12]*(1-[.Q12]))/25000" office:value-type="float" office:value="0" calcext:value-type="float">
            <text:p>0</text:p>
          </table:table-cell>
          <table:table-cell table:formula="of:=SQRT( ([.R12]/[.P12])*([.R12]/[.P12]) + ([.S12]/[.Q12])*([.S12]/[.Q12]) )" office:value-type="string" office:string-value="" calcext:value-type="error">
            <text:p>#DIV/0!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B12]/[.AA12])" office:value-type="float" office:value="1.69280678243851" calcext:value-type="float">
            <text:p>1.6928067824</text:p>
          </table:table-cell>
          <table:table-cell table:formula="of:=[.AB12]/25000" office:value-type="float" office:value="0.40956" calcext:value-type="float">
            <text:p>0.40956</text:p>
          </table:table-cell>
          <table:table-cell table:formula="of:=[.AA12]/25000" office:value-type="float" office:value="0.07536" calcext:value-type="float">
            <text:p>0.07536</text:p>
          </table:table-cell>
          <table:table-cell table:formula="of:=SQRT([.AD12]*(1-[.AD12]))/25000" office:value-type="float" office:value="0.0000196701034628697" calcext:value-type="float">
            <text:p>1.96701034628697E-005</text:p>
          </table:table-cell>
          <table:table-cell table:formula="of:=SQRT([.AE12]*(1-[.AE12]))/25000" office:value-type="float" office:value="0.0000105588537559718" calcext:value-type="float">
            <text:p>1.05588537559718E-005</text:p>
          </table:table-cell>
          <table:table-cell table:formula="of:= SQRT( ([.AF12]/[.AD12])*([.AF12]/[.AD12]) + ([.AG12]/[.AE12])*([.AG12]/[.AE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K12]/[.AJ12])" office:value-type="float" office:value="1.51055299315968" calcext:value-type="float">
            <text:p>1.5105529932</text:p>
          </table:table-cell>
          <table:table-cell table:formula="of:=[.AK12]/25000" office:value-type="float" office:value="0.4214" calcext:value-type="float">
            <text:p>0.4214</text:p>
          </table:table-cell>
          <table:table-cell table:formula="of:=[.AJ12]/25000" office:value-type="float" office:value="0.09304" calcext:value-type="float">
            <text:p>0.09304</text:p>
          </table:table-cell>
          <table:table-cell table:formula="of:=SQRT([.AM12]*(1-[.AM12]))/25000" office:value-type="float" office:value="0.0000197513357522979" calcext:value-type="float">
            <text:p>1.97513357522979E-005</text:p>
          </table:table-cell>
          <table:table-cell table:formula="of:=SQRT([.AN12]*(1-[.AN12]))/25000" office:value-type="float" office:value="0.0000116195392955143" calcext:value-type="float">
            <text:p>1.16195392955143E-005</text:p>
          </table:table-cell>
          <table:table-cell table:formula="of:=SQRT( ([.AO12]/[.AM12])*([.AO12]/[.AM12]) + ([.AP12]/[.AN12])*([.AP12]/[.AN12]) )" office:value-type="float" office:value="0.000133393298712577" calcext:value-type="float">
            <text:p>0.000133393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N([.D13]/[.C13])" office:value-type="string" office:string-value="" calcext:value-type="error">
            <text:p>#DIV/0!</text:p>
          </table:table-cell>
          <table:table-cell table:formula="of:=[.D13]/25000" office:value-type="float" office:value="0" calcext:value-type="float">
            <text:p>0</text:p>
          </table:table-cell>
          <table:table-cell table:formula="of:=[.C13]/25000" office:value-type="float" office:value="0" calcext:value-type="float">
            <text:p>0</text:p>
          </table:table-cell>
          <table:table-cell table:formula="of:=SQRT([.F13]*(1-[.F13]))/25000" office:value-type="float" office:value="0" calcext:value-type="float">
            <text:p>0</text:p>
          </table:table-cell>
          <table:table-cell table:formula="of:=SQRT([.G13]*(1-[.G13]))/25000" office:value-type="float" office:value="0" calcext:value-type="float">
            <text:p>0</text:p>
          </table:table-cell>
          <table:table-cell table:formula="of:=SQRT( ([.H13]/[.F13])*([.H13]/[.F13]) + ([.I13]/[.G13])*([.I13]/[.G13]) )" office:value-type="string" office:string-value="" calcext:value-type="error">
            <text:p>#DIV/0!</text:p>
          </table:table-cell>
          <table:table-cell office:value-type="float" office:value="55.35" calcext:value-type="float">
            <text:p>55.35</text:p>
          </table:table-cell>
          <table:table-cell table:number-columns-repeated="2"/>
          <table:table-cell table:formula="of:=LN([.M13]/[.L13])" office:value-type="string" office:string-value="" calcext:value-type="error">
            <text:p>#DIV/0!</text:p>
          </table:table-cell>
          <table:table-cell table:formula="of:=[.N13]/[.E13]" office:value-type="string" office:string-value="" calcext:value-type="error">
            <text:p>#DIV/0!</text:p>
          </table:table-cell>
          <table:table-cell table:formula="of:=[.M13]/25000" office:value-type="float" office:value="0" calcext:value-type="float">
            <text:p>0</text:p>
          </table:table-cell>
          <table:table-cell table:formula="of:=[.L13]/25000" office:value-type="float" office:value="0" calcext:value-type="float">
            <text:p>0</text:p>
          </table:table-cell>
          <table:table-cell table:formula="of:=SQRT([.P13]*(1-[.P13]))/25000" office:value-type="float" office:value="0" calcext:value-type="float">
            <text:p>0</text:p>
          </table:table-cell>
          <table:table-cell table:formula="of:=SQRT([.Q13]*(1-[.Q13]))/25000" office:value-type="float" office:value="0" calcext:value-type="float">
            <text:p>0</text:p>
          </table:table-cell>
          <table:table-cell table:formula="of:=SQRT( ([.R13]/[.P13])*([.R13]/[.P13]) + ([.S13]/[.Q13])*([.S13]/[.Q13]) )" office:value-type="string" office:string-value="" calcext:value-type="error">
            <text:p>#DIV/0!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0.00089982" calcext:value-type="float">
            <text:p>0.00089982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B13]/[.AA13])" office:value-type="float" office:value="1.76440638238651" calcext:value-type="float">
            <text:p>1.7644063824</text:p>
          </table:table-cell>
          <table:table-cell table:formula="of:=[.AB13]/25000" office:value-type="float" office:value="0.42408" calcext:value-type="float">
            <text:p>0.42408</text:p>
          </table:table-cell>
          <table:table-cell table:formula="of:=[.AA13]/25000" office:value-type="float" office:value="0.07264" calcext:value-type="float">
            <text:p>0.07264</text:p>
          </table:table-cell>
          <table:table-cell table:formula="of:=SQRT([.AD13]*(1-[.AD13]))/25000" office:value-type="float" office:value="0.0000197681017237367" calcext:value-type="float">
            <text:p>1.97681017237367E-005</text:p>
          </table:table-cell>
          <table:table-cell table:formula="of:=SQRT([.AE13]*(1-[.AE13]))/25000" office:value-type="float" office:value="0.0000103817863896345" calcext:value-type="float">
            <text:p>1.03817863896345E-005</text:p>
          </table:table-cell>
          <table:table-cell table:formula="of:= SQRT( ([.AF13]/[.AD13])*([.AF13]/[.AD13]) + ([.AG13]/[.AE13])*([.AG13]/[.AE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K13]/[.AJ13])" office:value-type="float" office:value="1.57611659525769" calcext:value-type="float">
            <text:p>1.5761165953</text:p>
          </table:table-cell>
          <table:table-cell table:formula="of:=[.AK13]/25000" office:value-type="float" office:value="0.39076" calcext:value-type="float">
            <text:p>0.39076</text:p>
          </table:table-cell>
          <table:table-cell table:formula="of:=[.AJ13]/25000" office:value-type="float" office:value="0.0808" calcext:value-type="float">
            <text:p>0.0808</text:p>
          </table:table-cell>
          <table:table-cell table:formula="of:=SQRT([.AM13]*(1-[.AM13]))/25000" office:value-type="float" office:value="0.0000195168285292462" calcext:value-type="float">
            <text:p>1.95168285292462E-005</text:p>
          </table:table-cell>
          <table:table-cell table:formula="of:=SQRT([.AN13]*(1-[.AN13]))/25000" office:value-type="float" office:value="0.0000109011089344158" calcext:value-type="float">
            <text:p>1.09011089344158E-005</text:p>
          </table:table-cell>
          <table:table-cell table:formula="of:=SQRT( ([.AO13]/[.AM13])*([.AO13]/[.AM13]) + ([.AP13]/[.AN13])*([.AP13]/[.AN13]) )" office:value-type="float" office:value="0.000143863008134386" calcext:value-type="float">
            <text:p>0.00014386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formula="of:=LN([.D14]/[.C14])" office:value-type="string" office:string-value="" calcext:value-type="error">
            <text:p>#DIV/0!</text:p>
          </table:table-cell>
          <table:table-cell table:formula="of:=[.D14]/25000" office:value-type="float" office:value="0" calcext:value-type="float">
            <text:p>0</text:p>
          </table:table-cell>
          <table:table-cell table:formula="of:=[.C14]/25000" office:value-type="float" office:value="0" calcext:value-type="float">
            <text:p>0</text:p>
          </table:table-cell>
          <table:table-cell table:formula="of:=SQRT([.F14]*(1-[.F14]))/25000" office:value-type="float" office:value="0" calcext:value-type="float">
            <text:p>0</text:p>
          </table:table-cell>
          <table:table-cell table:formula="of:=SQRT([.G14]*(1-[.G14]))/25000" office:value-type="float" office:value="0" calcext:value-type="float">
            <text:p>0</text:p>
          </table:table-cell>
          <table:table-cell table:formula="of:=SQRT( ([.H14]/[.F14])*([.H14]/[.F14]) + ([.I14]/[.G14])*([.I14]/[.G14]) )" office:value-type="string" office:string-value="" calcext:value-type="error">
            <text:p>#DIV/0!</text:p>
          </table:table-cell>
          <table:table-cell office:value-type="float" office:value="55.85" calcext:value-type="float">
            <text:p>55.85</text:p>
          </table:table-cell>
          <table:table-cell table:number-columns-repeated="2"/>
          <table:table-cell table:formula="of:=LN([.M14]/[.L14])" office:value-type="string" office:string-value="" calcext:value-type="error">
            <text:p>#DIV/0!</text:p>
          </table:table-cell>
          <table:table-cell table:formula="of:=[.N14]/[.E14]" office:value-type="string" office:string-value="" calcext:value-type="error">
            <text:p>#DIV/0!</text:p>
          </table:table-cell>
          <table:table-cell table:formula="of:=[.M14]/25000" office:value-type="float" office:value="0" calcext:value-type="float">
            <text:p>0</text:p>
          </table:table-cell>
          <table:table-cell table:formula="of:=[.L14]/25000" office:value-type="float" office:value="0" calcext:value-type="float">
            <text:p>0</text:p>
          </table:table-cell>
          <table:table-cell table:formula="of:=SQRT([.P14]*(1-[.P14]))/25000" office:value-type="float" office:value="0" calcext:value-type="float">
            <text:p>0</text:p>
          </table:table-cell>
          <table:table-cell table:formula="of:=SQRT([.Q14]*(1-[.Q14]))/25000" office:value-type="float" office:value="0" calcext:value-type="float">
            <text:p>0</text:p>
          </table:table-cell>
          <table:table-cell table:formula="of:=SQRT( ([.R14]/[.P14])*([.R14]/[.P14]) + ([.S14]/[.Q14])*([.S14]/[.Q14]) )" office:value-type="string" office:string-value="" calcext:value-type="error">
            <text:p>#DIV/0!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0.000910169" calcext:value-type="float">
            <text:p>0.000910169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B14]/[.AA14])" office:value-type="float" office:value="1.77057581083966" calcext:value-type="float">
            <text:p>1.7705758108</text:p>
          </table:table-cell>
          <table:table-cell table:formula="of:=[.AB14]/25000" office:value-type="float" office:value="0.42224" calcext:value-type="float">
            <text:p>0.42224</text:p>
          </table:table-cell>
          <table:table-cell table:formula="of:=[.AA14]/25000" office:value-type="float" office:value="0.07188" calcext:value-type="float">
            <text:p>0.07188</text:p>
          </table:table-cell>
          <table:table-cell table:formula="of:=SQRT([.AD14]*(1-[.AD14]))/25000" office:value-type="float" office:value="0.0000197566548747504" calcext:value-type="float">
            <text:p>1.97566548747504E-005</text:p>
          </table:table-cell>
          <table:table-cell table:formula="of:=SQRT([.AE14]*(1-[.AE14]))/25000" office:value-type="float" office:value="0.0000103315644972095" calcext:value-type="float">
            <text:p>1.03315644972095E-005</text:p>
          </table:table-cell>
          <table:table-cell table:formula="of:= SQRT( ([.AF14]/[.AD14])*([.AF14]/[.AD14]) + ([.AG14]/[.AE14])*([.AG14]/[.AE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K14]/[.AJ14])" office:value-type="float" office:value="1.58523790870208" calcext:value-type="float">
            <text:p>1.5852379087</text:p>
          </table:table-cell>
          <table:table-cell table:formula="of:=[.AK14]/25000" office:value-type="float" office:value="0.36252" calcext:value-type="float">
            <text:p>0.36252</text:p>
          </table:table-cell>
          <table:table-cell table:formula="of:=[.AJ14]/25000" office:value-type="float" office:value="0.07428" calcext:value-type="float">
            <text:p>0.07428</text:p>
          </table:table-cell>
          <table:table-cell table:formula="of:=SQRT([.AM14]*(1-[.AM14]))/25000" office:value-type="float" office:value="0.0000192291133274522" calcext:value-type="float">
            <text:p>1.92291133274522E-005</text:p>
          </table:table-cell>
          <table:table-cell table:formula="of:=SQRT([.AN14]*(1-[.AN14]))/25000" office:value-type="float" office:value="0.000010489040497586" calcext:value-type="float">
            <text:p>0.000010489</text:p>
          </table:table-cell>
          <table:table-cell table:formula="of:=SQRT( ([.AO14]/[.AM14])*([.AO14]/[.AM14]) + ([.AP14]/[.AN14])*([.AP14]/[.AN14]) )" office:value-type="float" office:value="0.000150843190326628" calcext:value-type="float">
            <text:p>0.000150843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LN([.D15]/[.C15])" office:value-type="string" office:string-value="" calcext:value-type="error">
            <text:p>#DIV/0!</text:p>
          </table:table-cell>
          <table:table-cell table:formula="of:=[.D15]/25000" office:value-type="float" office:value="0" calcext:value-type="float">
            <text:p>0</text:p>
          </table:table-cell>
          <table:table-cell table:formula="of:=[.C15]/25000" office:value-type="float" office:value="0" calcext:value-type="float">
            <text:p>0</text:p>
          </table:table-cell>
          <table:table-cell table:formula="of:=SQRT([.F15]*(1-[.F15]))/25000" office:value-type="float" office:value="0" calcext:value-type="float">
            <text:p>0</text:p>
          </table:table-cell>
          <table:table-cell table:formula="of:=SQRT([.G15]*(1-[.G15]))/25000" office:value-type="float" office:value="0" calcext:value-type="float">
            <text:p>0</text:p>
          </table:table-cell>
          <table:table-cell table:formula="of:=SQRT( ([.H15]/[.F15])*([.H15]/[.F15]) + ([.I15]/[.G15])*([.I15]/[.G15]) )" office:value-type="string" office:string-value="" calcext:value-type="error">
            <text:p>#DIV/0!</text:p>
          </table:table-cell>
          <table:table-cell office:value-type="float" office:value="56.35" calcext:value-type="float">
            <text:p>56.35</text:p>
          </table:table-cell>
          <table:table-cell table:number-columns-repeated="2"/>
          <table:table-cell table:formula="of:=LN([.M15]/[.L15])" office:value-type="string" office:string-value="" calcext:value-type="error">
            <text:p>#DIV/0!</text:p>
          </table:table-cell>
          <table:table-cell table:formula="of:=[.N15]/[.E15]" office:value-type="string" office:string-value="" calcext:value-type="error">
            <text:p>#DIV/0!</text:p>
          </table:table-cell>
          <table:table-cell table:formula="of:=[.M15]/25000" office:value-type="float" office:value="0" calcext:value-type="float">
            <text:p>0</text:p>
          </table:table-cell>
          <table:table-cell table:formula="of:=[.L15]/25000" office:value-type="float" office:value="0" calcext:value-type="float">
            <text:p>0</text:p>
          </table:table-cell>
          <table:table-cell table:formula="of:=SQRT([.P15]*(1-[.P15]))/25000" office:value-type="float" office:value="0" calcext:value-type="float">
            <text:p>0</text:p>
          </table:table-cell>
          <table:table-cell table:formula="of:=SQRT([.Q15]*(1-[.Q15]))/25000" office:value-type="float" office:value="0" calcext:value-type="float">
            <text:p>0</text:p>
          </table:table-cell>
          <table:table-cell table:formula="of:=SQRT( ([.R15]/[.P15])*([.R15]/[.P15]) + ([.S15]/[.Q15])*([.S15]/[.Q15]) )" office:value-type="string" office:string-value="" calcext:value-type="error">
            <text:p>#DIV/0!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0.000908235" calcext:value-type="float">
            <text:p>0.000908235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B15]/[.AA15])" office:value-type="float" office:value="1.80404656547055" calcext:value-type="float">
            <text:p>1.8040465655</text:p>
          </table:table-cell>
          <table:table-cell table:formula="of:=[.AB15]/25000" office:value-type="float" office:value="0.43564" calcext:value-type="float">
            <text:p>0.43564</text:p>
          </table:table-cell>
          <table:table-cell table:formula="of:=[.AA15]/25000" office:value-type="float" office:value="0.07172" calcext:value-type="float">
            <text:p>0.07172</text:p>
          </table:table-cell>
          <table:table-cell table:formula="of:=SQRT([.AD15]*(1-[.AD15]))/25000" office:value-type="float" office:value="0.0000198336195546854" calcext:value-type="float">
            <text:p>1.98336195546854E-005</text:p>
          </table:table-cell>
          <table:table-cell table:formula="of:=SQRT([.AE15]*(1-[.AE15]))/25000" office:value-type="float" office:value="0.0000103209489176141" calcext:value-type="float">
            <text:p>1.03209489176141E-005</text:p>
          </table:table-cell>
          <table:table-cell table:formula="of:= SQRT( ([.AF15]/[.AD15])*([.AF15]/[.AD15]) + ([.AG15]/[.AE15])*([.AG15]/[.AE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K15]/[.AJ15])" office:value-type="float" office:value="1.59829139563713" calcext:value-type="float">
            <text:p>1.5982913956</text:p>
          </table:table-cell>
          <table:table-cell table:formula="of:=[.AK15]/25000" office:value-type="float" office:value="0.33188" calcext:value-type="float">
            <text:p>0.33188</text:p>
          </table:table-cell>
          <table:table-cell table:formula="of:=[.AJ15]/25000" office:value-type="float" office:value="0.06712" calcext:value-type="float">
            <text:p>0.06712</text:p>
          </table:table-cell>
          <table:table-cell table:formula="of:=SQRT([.AM15]*(1-[.AM15]))/25000" office:value-type="float" office:value="0.0000188355266706296" calcext:value-type="float">
            <text:p>1.88355266706296E-005</text:p>
          </table:table-cell>
          <table:table-cell table:formula="of:=SQRT([.AN15]*(1-[.AN15]))/25000" office:value-type="float" office:value="0.0000100091882268244" calcext:value-type="float">
            <text:p>1.00091882268244E-005</text:p>
          </table:table-cell>
          <table:table-cell table:formula="of:=SQRT( ([.AO15]/[.AM15])*([.AO15]/[.AM15]) + ([.AP15]/[.AN15])*([.AP15]/[.AN15]) )" office:value-type="float" office:value="0.000159558521897941" calcext:value-type="float">
            <text:p>0.000159558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LN([.D16]/[.C16])" office:value-type="string" office:string-value="" calcext:value-type="error">
            <text:p>#DIV/0!</text:p>
          </table:table-cell>
          <table:table-cell table:formula="of:=[.D16]/25000" office:value-type="float" office:value="0" calcext:value-type="float">
            <text:p>0</text:p>
          </table:table-cell>
          <table:table-cell table:formula="of:=[.C16]/25000" office:value-type="float" office:value="0" calcext:value-type="float">
            <text:p>0</text:p>
          </table:table-cell>
          <table:table-cell table:formula="of:=SQRT([.F16]*(1-[.F16]))/25000" office:value-type="float" office:value="0" calcext:value-type="float">
            <text:p>0</text:p>
          </table:table-cell>
          <table:table-cell table:formula="of:=SQRT([.G16]*(1-[.G16]))/25000" office:value-type="float" office:value="0" calcext:value-type="float">
            <text:p>0</text:p>
          </table:table-cell>
          <table:table-cell table:formula="of:=SQRT( ([.H16]/[.F16])*([.H16]/[.F16]) + ([.I16]/[.G16])*([.I16]/[.G16]) )" office:value-type="string" office:string-value="" calcext:value-type="error">
            <text:p>#DIV/0!</text:p>
          </table:table-cell>
          <table:table-cell office:value-type="float" office:value="56.85" calcext:value-type="float">
            <text:p>56.85</text:p>
          </table:table-cell>
          <table:table-cell table:number-columns-repeated="2"/>
          <table:table-cell table:formula="of:=LN([.M16]/[.L16])" office:value-type="string" office:string-value="" calcext:value-type="error">
            <text:p>#DIV/0!</text:p>
          </table:table-cell>
          <table:table-cell table:formula="of:=[.N16]/[.E16]" office:value-type="string" office:string-value="" calcext:value-type="error">
            <text:p>#DIV/0!</text:p>
          </table:table-cell>
          <table:table-cell table:formula="of:=[.M16]/25000" office:value-type="float" office:value="0" calcext:value-type="float">
            <text:p>0</text:p>
          </table:table-cell>
          <table:table-cell table:formula="of:=[.L16]/25000" office:value-type="float" office:value="0" calcext:value-type="float">
            <text:p>0</text:p>
          </table:table-cell>
          <table:table-cell table:formula="of:=SQRT([.P16]*(1-[.P16]))/25000" office:value-type="float" office:value="0" calcext:value-type="float">
            <text:p>0</text:p>
          </table:table-cell>
          <table:table-cell table:formula="of:=SQRT([.Q16]*(1-[.Q16]))/25000" office:value-type="float" office:value="0" calcext:value-type="float">
            <text:p>0</text:p>
          </table:table-cell>
          <table:table-cell table:formula="of:=SQRT( ([.R16]/[.P16])*([.R16]/[.P16]) + ([.S16]/[.Q16])*([.S16]/[.Q16]) )" office:value-type="string" office:string-value="" calcext:value-type="error">
            <text:p>#DIV/0!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0.000919187" calcext:value-type="float">
            <text:p>0.000919187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B16]/[.AA16])" office:value-type="float" office:value="1.86913319865907" calcext:value-type="float">
            <text:p>1.8691331987</text:p>
          </table:table-cell>
          <table:table-cell table:formula="of:=[.AB16]/25000" office:value-type="float" office:value="0.42656" calcext:value-type="float">
            <text:p>0.42656</text:p>
          </table:table-cell>
          <table:table-cell table:formula="of:=[.AA16]/25000" office:value-type="float" office:value="0.0658" calcext:value-type="float">
            <text:p>0.0658</text:p>
          </table:table-cell>
          <table:table-cell table:formula="of:=SQRT([.AD16]*(1-[.AD16]))/25000" office:value-type="float" office:value="0.0000197830863679053" calcext:value-type="float">
            <text:p>1.97830863679053E-005</text:p>
          </table:table-cell>
          <table:table-cell table:formula="of:=SQRT([.AE16]*(1-[.AE16]))/25000" office:value-type="float" office:value="0.00000991728672571284" calcext:value-type="float">
            <text:p>9.91728672571284E-006</text:p>
          </table:table-cell>
          <table:table-cell table:formula="of:= SQRT( ([.AF16]/[.AD16])*([.AF16]/[.AD16]) + ([.AG16]/[.AE16])*([.AG16]/[.AE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K16]/[.AJ16])" office:value-type="float" office:value="1.62596721438531" calcext:value-type="float">
            <text:p>1.6259672144</text:p>
          </table:table-cell>
          <table:table-cell table:formula="of:=[.AK16]/25000" office:value-type="float" office:value="0.30744" calcext:value-type="float">
            <text:p>0.30744</text:p>
          </table:table-cell>
          <table:table-cell table:formula="of:=[.AJ16]/25000" office:value-type="float" office:value="0.06048" calcext:value-type="float">
            <text:p>0.06048</text:p>
          </table:table-cell>
          <table:table-cell table:formula="of:=SQRT([.AM16]*(1-[.AM16]))/25000" office:value-type="float" office:value="0.000018457330095114" calcext:value-type="float">
            <text:p>1.8457330095114E-005</text:p>
          </table:table-cell>
          <table:table-cell table:formula="of:=SQRT([.AN16]*(1-[.AN16]))/25000" office:value-type="float" office:value="0.00000953496048025371" calcext:value-type="float">
            <text:p>0.000009535</text:p>
          </table:table-cell>
          <table:table-cell table:formula="of:=SQRT( ([.AO16]/[.AM16])*([.AO16]/[.AM16]) + ([.AP16]/[.AN16])*([.AP16]/[.AN16]) )" office:value-type="float" office:value="0.000168698826179603" calcext:value-type="float">
            <text:p>0.000168698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N([.D17]/[.C17])" office:value-type="string" office:string-value="" calcext:value-type="error">
            <text:p>#DIV/0!</text:p>
          </table:table-cell>
          <table:table-cell table:formula="of:=[.D17]/25000" office:value-type="float" office:value="0" calcext:value-type="float">
            <text:p>0</text:p>
          </table:table-cell>
          <table:table-cell table:formula="of:=[.C17]/25000" office:value-type="float" office:value="0" calcext:value-type="float">
            <text:p>0</text:p>
          </table:table-cell>
          <table:table-cell table:formula="of:=SQRT([.F17]*(1-[.F17]))/25000" office:value-type="float" office:value="0" calcext:value-type="float">
            <text:p>0</text:p>
          </table:table-cell>
          <table:table-cell table:formula="of:=SQRT([.G17]*(1-[.G17]))/25000" office:value-type="float" office:value="0" calcext:value-type="float">
            <text:p>0</text:p>
          </table:table-cell>
          <table:table-cell table:formula="of:=SQRT( ([.H17]/[.F17])*([.H17]/[.F17]) + ([.I17]/[.G17])*([.I17]/[.G17]) )" office:value-type="string" office:string-value="" calcext:value-type="error">
            <text:p>#DIV/0!</text:p>
          </table:table-cell>
          <table:table-cell office:value-type="float" office:value="57.35" calcext:value-type="float">
            <text:p>57.35</text:p>
          </table:table-cell>
          <table:table-cell table:number-columns-repeated="2"/>
          <table:table-cell table:formula="of:=LN([.M17]/[.L17])" office:value-type="string" office:string-value="" calcext:value-type="error">
            <text:p>#DIV/0!</text:p>
          </table:table-cell>
          <table:table-cell table:formula="of:=[.N17]/[.E17]" office:value-type="string" office:string-value="" calcext:value-type="error">
            <text:p>#DIV/0!</text:p>
          </table:table-cell>
          <table:table-cell table:formula="of:=[.M17]/25000" office:value-type="float" office:value="0" calcext:value-type="float">
            <text:p>0</text:p>
          </table:table-cell>
          <table:table-cell table:formula="of:=[.L17]/25000" office:value-type="float" office:value="0" calcext:value-type="float">
            <text:p>0</text:p>
          </table:table-cell>
          <table:table-cell table:formula="of:=SQRT([.P17]*(1-[.P17]))/25000" office:value-type="float" office:value="0" calcext:value-type="float">
            <text:p>0</text:p>
          </table:table-cell>
          <table:table-cell table:formula="of:=SQRT([.Q17]*(1-[.Q17]))/25000" office:value-type="float" office:value="0" calcext:value-type="float">
            <text:p>0</text:p>
          </table:table-cell>
          <table:table-cell table:formula="of:=SQRT( ([.R17]/[.P17])*([.R17]/[.P17]) + ([.S17]/[.Q17])*([.S17]/[.Q17]) )" office:value-type="string" office:string-value="" calcext:value-type="error">
            <text:p>#DIV/0!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0.000910214" calcext:value-type="float">
            <text:p>0.00091021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B17]/[.AA17])" office:value-type="float" office:value="1.86154372827695" calcext:value-type="float">
            <text:p>1.8615437283</text:p>
          </table:table-cell>
          <table:table-cell table:formula="of:=[.AB17]/25000" office:value-type="float" office:value="0.41896" calcext:value-type="float">
            <text:p>0.41896</text:p>
          </table:table-cell>
          <table:table-cell table:formula="of:=[.AA17]/25000" office:value-type="float" office:value="0.06512" calcext:value-type="float">
            <text:p>0.06512</text:p>
          </table:table-cell>
          <table:table-cell table:formula="of:=SQRT([.AD17]*(1-[.AD17]))/25000" office:value-type="float" office:value="0.0000197355524229751" calcext:value-type="float">
            <text:p>1.97355524229751E-005</text:p>
          </table:table-cell>
          <table:table-cell table:formula="of:=SQRT([.AE17]*(1-[.AE17]))/25000" office:value-type="float" office:value="0.00000986949932671359" calcext:value-type="float">
            <text:p>9.86949932671359E-006</text:p>
          </table:table-cell>
          <table:table-cell table:formula="of:= SQRT( ([.AF17]/[.AD17])*([.AF17]/[.AD17]) + ([.AG17]/[.AE17])*([.AG17]/[.AE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K17]/[.AJ17])" office:value-type="float" office:value="1.6383940269755" calcext:value-type="float">
            <text:p>1.638394027</text:p>
          </table:table-cell>
          <table:table-cell table:formula="of:=[.AK17]/25000" office:value-type="float" office:value="0.26208" calcext:value-type="float">
            <text:p>0.26208</text:p>
          </table:table-cell>
          <table:table-cell table:formula="of:=[.AJ17]/25000" office:value-type="float" office:value="0.05092" calcext:value-type="float">
            <text:p>0.05092</text:p>
          </table:table-cell>
          <table:table-cell table:formula="of:=SQRT([.AM17]*(1-[.AM17]))/25000" office:value-type="float" office:value="0.0000175906372187025" calcext:value-type="float">
            <text:p>1.75906372187025E-005</text:p>
          </table:table-cell>
          <table:table-cell table:formula="of:=SQRT([.AN17]*(1-[.AN17]))/25000" office:value-type="float" office:value="0.00000879337510629451" calcext:value-type="float">
            <text:p>8.79337510629451E-006</text:p>
          </table:table-cell>
          <table:table-cell table:formula="of:=SQRT( ([.AO17]/[.AM17])*([.AO17]/[.AM17]) + ([.AP17]/[.AN17])*([.AP17]/[.AN17]) )" office:value-type="float" office:value="0.00018527505035093" calcext:value-type="float">
            <text:p>0.000185275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formula="of:=LN([.D18]/[.C18])" office:value-type="string" office:string-value="" calcext:value-type="error">
            <text:p>#DIV/0!</text:p>
          </table:table-cell>
          <table:table-cell table:formula="of:=[.D18]/25000" office:value-type="float" office:value="0" calcext:value-type="float">
            <text:p>0</text:p>
          </table:table-cell>
          <table:table-cell table:formula="of:=[.C18]/25000" office:value-type="float" office:value="0" calcext:value-type="float">
            <text:p>0</text:p>
          </table:table-cell>
          <table:table-cell table:formula="of:=SQRT([.F18]*(1-[.F18]))/25000" office:value-type="float" office:value="0" calcext:value-type="float">
            <text:p>0</text:p>
          </table:table-cell>
          <table:table-cell table:formula="of:=SQRT([.G18]*(1-[.G18]))/25000" office:value-type="float" office:value="0" calcext:value-type="float">
            <text:p>0</text:p>
          </table:table-cell>
          <table:table-cell table:formula="of:=SQRT( ([.H18]/[.F18])*([.H18]/[.F18]) + ([.I18]/[.G18])*([.I18]/[.G18]) )" office:value-type="string" office:string-value="" calcext:value-type="error">
            <text:p>#DIV/0!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  <table:table-cell table:formula="of:=LN([.M18]/[.L18])" office:value-type="string" office:string-value="" calcext:value-type="error">
            <text:p>#DIV/0!</text:p>
          </table:table-cell>
          <table:table-cell table:formula="of:=[.N18]/[.E18]" office:value-type="string" office:string-value="" calcext:value-type="error">
            <text:p>#DIV/0!</text:p>
          </table:table-cell>
          <table:table-cell table:formula="of:=[.M18]/25000" office:value-type="float" office:value="0" calcext:value-type="float">
            <text:p>0</text:p>
          </table:table-cell>
          <table:table-cell table:formula="of:=[.L18]/25000" office:value-type="float" office:value="0" calcext:value-type="float">
            <text:p>0</text:p>
          </table:table-cell>
          <table:table-cell table:formula="of:=SQRT([.P18]*(1-[.P18]))/25000" office:value-type="float" office:value="0" calcext:value-type="float">
            <text:p>0</text:p>
          </table:table-cell>
          <table:table-cell table:formula="of:=SQRT([.Q18]*(1-[.Q18]))/25000" office:value-type="float" office:value="0" calcext:value-type="float">
            <text:p>0</text:p>
          </table:table-cell>
          <table:table-cell table:formula="of:=SQRT( ([.R18]/[.P18])*([.R18]/[.P18]) + ([.S18]/[.Q18])*([.S18]/[.Q18]) )" office:value-type="string" office:string-value="" calcext:value-type="error">
            <text:p>#DIV/0!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0.000905884" calcext:value-type="float">
            <text:p>0.00090588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B18]/[.AA18])" office:value-type="float" office:value="1.84899770108297" calcext:value-type="float">
            <text:p>1.8489977011</text:p>
          </table:table-cell>
          <table:table-cell table:formula="of:=[.AB18]/25000" office:value-type="float" office:value="0.41272" calcext:value-type="float">
            <text:p>0.41272</text:p>
          </table:table-cell>
          <table:table-cell table:formula="of:=[.AA18]/25000" office:value-type="float" office:value="0.06496" calcext:value-type="float">
            <text:p>0.06496</text:p>
          </table:table-cell>
          <table:table-cell table:formula="of:=SQRT([.AD18]*(1-[.AD18]))/25000" office:value-type="float" office:value="0.0000196929307762964" calcext:value-type="float">
            <text:p>1.96929307762964E-005</text:p>
          </table:table-cell>
          <table:table-cell table:formula="of:=SQRT([.AE18]*(1-[.AE18]))/25000" office:value-type="float" office:value="0.0000098582106611697" calcext:value-type="float">
            <text:p>9.8582106611697E-006</text:p>
          </table:table-cell>
          <table:table-cell table:formula="of:= SQRT( ([.AF18]/[.AD18])*([.AF18]/[.AD18]) + ([.AG18]/[.AE18])*([.AG18]/[.AE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K18]/[.AJ18])" office:value-type="float" office:value="1.74278812922698" calcext:value-type="float">
            <text:p>1.7427881292</text:p>
          </table:table-cell>
          <table:table-cell table:formula="of:=[.AK18]/25000" office:value-type="float" office:value="0.22076" calcext:value-type="float">
            <text:p>0.22076</text:p>
          </table:table-cell>
          <table:table-cell table:formula="of:=[.AJ18]/25000" office:value-type="float" office:value="0.03864" calcext:value-type="float">
            <text:p>0.03864</text:p>
          </table:table-cell>
          <table:table-cell table:formula="of:=SQRT([.AM18]*(1-[.AM18]))/25000" office:value-type="float" office:value="0.0000165903597260578" calcext:value-type="float">
            <text:p>1.65903597260578E-005</text:p>
          </table:table-cell>
          <table:table-cell table:formula="of:=SQRT([.AN18]*(1-[.AN18]))/25000" office:value-type="float" office:value="0.00000770941765894156" calcext:value-type="float">
            <text:p>7.70941765894156E-006</text:p>
          </table:table-cell>
          <table:table-cell table:formula="of:=SQRT( ([.AO18]/[.AM18])*([.AO18]/[.AM18]) + ([.AP18]/[.AN18])*([.AP18]/[.AN18]) )" office:value-type="float" office:value="0.000213203089315565" calcext:value-type="float">
            <text:p>0.000213203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N([.D19]/[.C19])" office:value-type="string" office:string-value="" calcext:value-type="error">
            <text:p>#DIV/0!</text:p>
          </table:table-cell>
          <table:table-cell table:formula="of:=[.D19]/25000" office:value-type="float" office:value="0" calcext:value-type="float">
            <text:p>0</text:p>
          </table:table-cell>
          <table:table-cell table:formula="of:=[.C19]/25000" office:value-type="float" office:value="0" calcext:value-type="float">
            <text:p>0</text:p>
          </table:table-cell>
          <table:table-cell table:formula="of:=SQRT([.F19]*(1-[.F19]))/25000" office:value-type="float" office:value="0" calcext:value-type="float">
            <text:p>0</text:p>
          </table:table-cell>
          <table:table-cell table:formula="of:=SQRT([.G19]*(1-[.G19]))/25000" office:value-type="float" office:value="0" calcext:value-type="float">
            <text:p>0</text:p>
          </table:table-cell>
          <table:table-cell table:formula="of:=SQRT( ([.H19]/[.F19])*([.H19]/[.F19]) + ([.I19]/[.G19])*([.I19]/[.G19]) )" office:value-type="string" office:string-value="" calcext:value-type="error">
            <text:p>#DIV/0!</text:p>
          </table:table-cell>
          <table:table-cell office:value-type="float" office:value="58.35" calcext:value-type="float">
            <text:p>58.35</text:p>
          </table:table-cell>
          <table:table-cell table:number-columns-repeated="2"/>
          <table:table-cell table:formula="of:=LN([.M19]/[.L19])" office:value-type="string" office:string-value="" calcext:value-type="error">
            <text:p>#DIV/0!</text:p>
          </table:table-cell>
          <table:table-cell table:formula="of:=[.N19]/[.E19]" office:value-type="string" office:string-value="" calcext:value-type="error">
            <text:p>#DIV/0!</text:p>
          </table:table-cell>
          <table:table-cell table:formula="of:=[.M19]/25000" office:value-type="float" office:value="0" calcext:value-type="float">
            <text:p>0</text:p>
          </table:table-cell>
          <table:table-cell table:formula="of:=[.L19]/25000" office:value-type="float" office:value="0" calcext:value-type="float">
            <text:p>0</text:p>
          </table:table-cell>
          <table:table-cell table:formula="of:=SQRT([.P19]*(1-[.P19]))/25000" office:value-type="float" office:value="0" calcext:value-type="float">
            <text:p>0</text:p>
          </table:table-cell>
          <table:table-cell table:formula="of:=SQRT([.Q19]*(1-[.Q19]))/25000" office:value-type="float" office:value="0" calcext:value-type="float">
            <text:p>0</text:p>
          </table:table-cell>
          <table:table-cell table:formula="of:=SQRT( ([.R19]/[.P19])*([.R19]/[.P19]) + ([.S19]/[.Q19])*([.S19]/[.Q19]) )" office:value-type="string" office:string-value="" calcext:value-type="error">
            <text:p>#DIV/0!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0.000935133" calcext:value-type="float">
            <text:p>0.000935133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B19]/[.AA19])" office:value-type="float" office:value="1.63900734850505" calcext:value-type="float">
            <text:p>1.6390073485</text:p>
          </table:table-cell>
          <table:table-cell table:formula="of:=[.AB19]/25000" office:value-type="float" office:value="0.18808" calcext:value-type="float">
            <text:p>0.18808</text:p>
          </table:table-cell>
          <table:table-cell table:formula="of:=[.AA19]/25000" office:value-type="float" office:value="0.03652" calcext:value-type="float">
            <text:p>0.03652</text:p>
          </table:table-cell>
          <table:table-cell table:formula="of:=SQRT([.AD19]*(1-[.AD19]))/25000" office:value-type="float" office:value="0.000015631041608287" calcext:value-type="float">
            <text:p>0.000015631</text:p>
          </table:table-cell>
          <table:table-cell table:formula="of:=SQRT([.AE19]*(1-[.AE19]))/25000" office:value-type="float" office:value="0.00000750320353982217" calcext:value-type="float">
            <text:p>7.50320353982217E-006</text:p>
          </table:table-cell>
          <table:table-cell table:formula="of:= SQRT( ([.AF19]/[.AD19])*([.AF19]/[.AD19]) + ([.AG19]/[.AE19])*([.AG19]/[.AE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K19]/[.AJ19])" office:value-type="string" office:string-value="" calcext:value-type="error">
            <text:p>#DIV/0!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[.AJ19]/25000" office:value-type="float" office:value="0" calcext:value-type="float">
            <text:p>0</text:p>
          </table:table-cell>
          <table:table-cell table:formula="of:=SQRT([.AM19]*(1-[.AM19]))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 ([.AO19]/[.AM19])*([.AO19]/[.AM19]) + ([.AP19]/[.AN19])*([.AP19]/[.AN19]) 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LN([.D20]/[.C20])" office:value-type="string" office:string-value="" calcext:value-type="error">
            <text:p>#DIV/0!</text:p>
          </table:table-cell>
          <table:table-cell table:formula="of:=[.D20]/25000" office:value-type="float" office:value="0" calcext:value-type="float">
            <text:p>0</text:p>
          </table:table-cell>
          <table:table-cell table:formula="of:=[.C20]/25000" office:value-type="float" office:value="0" calcext:value-type="float">
            <text:p>0</text:p>
          </table:table-cell>
          <table:table-cell table:formula="of:=SQRT([.F20]*(1-[.F20]))/25000" office:value-type="float" office:value="0" calcext:value-type="float">
            <text:p>0</text:p>
          </table:table-cell>
          <table:table-cell table:formula="of:=SQRT([.G20]*(1-[.G20]))/25000" office:value-type="float" office:value="0" calcext:value-type="float">
            <text:p>0</text:p>
          </table:table-cell>
          <table:table-cell table:formula="of:=SQRT( ([.H20]/[.F20])*([.H20]/[.F20]) + ([.I20]/[.G20])*([.I20]/[.G20]) )" office:value-type="string" office:string-value="" calcext:value-type="error">
            <text:p>#DIV/0!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  <table:table-cell table:formula="of:=LN([.M20]/[.L20])" office:value-type="string" office:string-value="" calcext:value-type="error">
            <text:p>#DIV/0!</text:p>
          </table:table-cell>
          <table:table-cell table:formula="of:=[.N20]/[.E20]" office:value-type="string" office:string-value="" calcext:value-type="error">
            <text:p>#DIV/0!</text:p>
          </table:table-cell>
          <table:table-cell table:formula="of:=[.M20]/25000" office:value-type="float" office:value="0" calcext:value-type="float">
            <text:p>0</text:p>
          </table:table-cell>
          <table:table-cell table:formula="of:=[.L20]/25000" office:value-type="float" office:value="0" calcext:value-type="float">
            <text:p>0</text:p>
          </table:table-cell>
          <table:table-cell table:formula="of:=SQRT([.P20]*(1-[.P20]))/25000" office:value-type="float" office:value="0" calcext:value-type="float">
            <text:p>0</text:p>
          </table:table-cell>
          <table:table-cell table:formula="of:=SQRT([.Q20]*(1-[.Q20]))/25000" office:value-type="float" office:value="0" calcext:value-type="float">
            <text:p>0</text:p>
          </table:table-cell>
          <table:table-cell table:formula="of:=SQRT( ([.R20]/[.P20])*([.R20]/[.P20]) + ([.S20]/[.Q20])*([.S20]/[.Q20]) )" office:value-type="string" office:string-value="" calcext:value-type="error">
            <text:p>#DIV/0!</text:p>
          </table:table-cell>
          <table:table-cell/>
          <table:table-cell office:value-type="float" office:value="0.00598249" calcext:value-type="float">
            <text:p>0.00598249</text:p>
          </table:table-cell>
          <table:table-cell office:value-type="float" office:value="0.000925616" calcext:value-type="float">
            <text:p>0.000925616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B20]/[.AA20])" office:value-type="string" office:string-value="" calcext:value-type="error">
            <text:p>#DIV/0!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[.AA20]/25000" office:value-type="float" office:value="0" calcext:value-type="float">
            <text:p>0</text:p>
          </table:table-cell>
          <table:table-cell table:formula="of:=SQRT([.AD20]*(1-[.AD20]))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 SQRT( ([.AF20]/[.AD20])*([.AF20]/[.AD20]) + ([.AG20]/[.AE20])*([.AG20]/[.AE20]) )" office:value-type="string" office:string-value="" calcext:value-type="error">
            <text:p>#DIV/0!</text:p>
          </table:table-cell>
          <table:table-cell table:number-columns-repeated="3"/>
          <table:table-cell table:formula="of:=LN([.AK20]/[.AJ20])" office:value-type="string" office:string-value="" calcext:value-type="error">
            <text:p>#DIV/0!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[.AJ20]/25000" office:value-type="float" office:value="0" calcext:value-type="float">
            <text:p>0</text:p>
          </table:table-cell>
          <table:table-cell table:formula="of:=SQRT([.AM20]*(1-[.AM20]))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 ([.AO20]/[.AM20])*([.AO20]/[.AM20]) + ([.AP20]/[.AN20])*([.AP20]/[.AN20]) 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9.35" calcext:value-type="float">
            <text:p>59.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8"/>
          <table:table-cell office:value-type="float" office:value="59.85" calcext:value-type="float">
            <text:p>59.8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0.35" calcext:value-type="float">
            <text:p>60.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number-columns-repeated="8"/>
          <table:table-cell office:value-type="float" office:value="60.85" calcext:value-type="float">
            <text:p>60.8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61.35" calcext:value-type="float">
            <text:p>61.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number-columns-repeated="8"/>
          <table:table-cell office:value-type="float" office:value="61.85" calcext:value-type="float">
            <text:p>61.8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62.35" calcext:value-type="float">
            <text:p>62.35</text:p>
          </table:table-cell>
          <table:table-cell table:number-columns-repeated="32"/>
        </table:table-row>
      </table:table>
      <table:table table:name="Sheet19" table:style-name="ta1">
        <office:forms form:automatic-focus="false" form:apply-design-mode="false"/>
        <table:table-column table:style-name="co1" table:number-columns-repeated="44" table:default-cell-style-name="Default"/>
        <table:table-row table:style-name="ro1">
          <table:table-cell table:style-name="ce11" office:value-type="string" calcext:value-type="string" table:number-columns-spanned="21" table:number-rows-spanned="1">
            <text:p>TEST 1 <text:s/>PE MEG @ 15C</text:p>
          </table:table-cell>
          <table:covered-table-cell table:number-columns-repeated="20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</table:table-row>
        <table:table-row table:style-name="ro1">
          <table:table-cell table:style-name="ce11" office:value-type="string" calcext:value-type="string" table:number-columns-spanned="11" table:number-rows-spanned="1">
            <text:p>VUV2 , test 1</text:p>
          </table:table-cell>
          <table:covered-table-cell table:number-columns-repeated="10"/>
          <table:table-cell/>
          <table:table-cell table:style-name="ce11" office:value-type="string" calcext:value-type="string" table:number-columns-spanned="9" table:number-rows-spanned="1">
            <text:p>MEG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<text:s/>Volatge meg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5" calcext:value-type="float">
            <text:p>0.5</text:p>
          </table:table-cell>
          <table:table-cell office:value-type="float" office:value="64.8" calcext:value-type="float">
            <text:p>64.8</text:p>
          </table:table-cell>
          <table:table-cell office:value-type="float" office:value="1764" calcext:value-type="float">
            <text:p>1764</text:p>
          </table:table-cell>
          <table:table-cell office:value-type="float" office:value="1113" calcext:value-type="float">
            <text:p>1113</text:p>
          </table:table-cell>
          <table:table-cell table:formula="of:=LN([.E4]/[.D4])" office:value-type="float" office:value="-0.460524885291192" calcext:value-type="float">
            <text:p>-0.4605248853</text:p>
          </table:table-cell>
          <table:table-cell table:formula="of:=[.E4]/25000" office:value-type="float" office:value="0.04452" calcext:value-type="float">
            <text:p>0.04452</text:p>
          </table:table-cell>
          <table:table-cell table:formula="of:=[.D4]/25000" office:value-type="float" office:value="0.07056" calcext:value-type="float">
            <text:p>0.07056</text:p>
          </table:table-cell>
          <table:table-cell table:formula="of:=SQRT([.G4]*(1-[.G4]))/25000" office:value-type="float" office:value="0.00000824989402113748" calcext:value-type="float">
            <text:p>8.24989402113748E-006</text:p>
          </table:table-cell>
          <table:table-cell table:formula="of:=SQRT([.H4]*(1-[.H4]))/25000" office:value-type="float" office:value="0.0000102435373890078" calcext:value-type="float">
            <text:p>1.02435373890078E-005</text:p>
          </table:table-cell>
          <table:table-cell table:formula="of:=SQRT( ([.I4]/[.G4])*([.I4]/[.G4]) + ([.J4]/[.H4])*([.J4]/[.H4]) )" office:value-type="float" office:value="0.000235403145316462" calcext:value-type="float">
            <text:p>0.0002354031</text:p>
          </table:table-cell>
          <table:table-cell table:number-columns-repeated="3"/>
          <table:table-cell table:formula="of:=LN([.N4]/[.M4])" office:value-type="string" office:string-value="" calcext:value-type="error">
            <text:p>#DIV/0!</text:p>
          </table:table-cell>
          <table:table-cell table:formula="of:=[.O4]/[.F4]" office:value-type="string" office:string-value="" calcext:value-type="error">
            <text:p>#DIV/0!</text:p>
          </table:table-cell>
          <table:table-cell table:formula="of:=[.N4]/25000" office:value-type="float" office:value="0" calcext:value-type="float">
            <text:p>0</text:p>
          </table:table-cell>
          <table:table-cell table:formula="of:=[.M4]/25000" office:value-type="float" office:value="0" calcext:value-type="float">
            <text:p>0</text:p>
          </table:table-cell>
          <table:table-cell table:formula="of:=SQRT([.Q4]*(1-[.Q4]))/25000" office:value-type="float" office:value="0" calcext:value-type="float">
            <text:p>0</text:p>
          </table:table-cell>
          <table:table-cell table:formula="of:=SQRT([.R4]*(1-[.R4]))/25000" office:value-type="float" office:value="0" calcext:value-type="float">
            <text:p>0</text:p>
          </table:table-cell>
          <table:table-cell table:formula="of:=SQRT( ([.S4]/[.Q4])*([.S4]/[.Q4]) + ([.T4]/[.R4])*([.T4]/[.R4]) )" office:value-type="string" office:string-value="" calcext:value-type="error">
            <text:p>#DIV/0!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C4]/[.AB4])" office:value-type="float" office:value="1.42658133722709" calcext:value-type="float">
            <text:p>1.4265813372</text:p>
          </table:table-cell>
          <table:table-cell table:formula="of:=[.AC4]/25000" office:value-type="float" office:value="0.46092" calcext:value-type="float">
            <text:p>0.46092</text:p>
          </table:table-cell>
          <table:table-cell table:formula="of:=[.AB4]/25000" office:value-type="float" office:value="0.11068" calcext:value-type="float">
            <text:p>0.11068</text:p>
          </table:table-cell>
          <table:table-cell table:formula="of:=SQRT([.AE4]*(1-[.AE4]))/25000" office:value-type="float" office:value="0.0000199388165586627" calcext:value-type="float">
            <text:p>1.99388165586627E-005</text:p>
          </table:table-cell>
          <table:table-cell table:formula="of:=SQRT([.AF4]*(1-[.AF4]))/25000" office:value-type="float" office:value="0.0000125494183195876" calcext:value-type="float">
            <text:p>1.25494183195876E-005</text:p>
          </table:table-cell>
          <table:table-cell table:formula="of:= SQRT( ([.AG4]/[.AE4])*([.AG4]/[.AE4]) + ([.AH4]/[.AF4])*([.AH4]/[.AF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L4]/[.AK4])" office:value-type="float" office:value="0.143319027046509" calcext:value-type="float">
            <text:p>0.143319027</text:p>
          </table:table-cell>
          <table:table-cell table:formula="of:=[.AL4]/25000" office:value-type="float" office:value="0.7052" calcext:value-type="float">
            <text:p>0.7052</text:p>
          </table:table-cell>
          <table:table-cell table:formula="of:=[.AK4]/25000" office:value-type="float" office:value="0.61104" calcext:value-type="float">
            <text:p>0.61104</text:p>
          </table:table-cell>
          <table:table-cell table:formula="of:=SQRT([.AN4]*(1-[.AN4]))/25000" office:value-type="float" office:value="0.0000182381121830084" calcext:value-type="float">
            <text:p>1.82381121830084E-005</text:p>
          </table:table-cell>
          <table:table-cell table:formula="of:=SQRT([.AO4]*(1-[.AO4]))/25000" office:value-type="float" office:value="0.0000195005689516998" calcext:value-type="float">
            <text:p>1.95005689516998E-005</text:p>
          </table:table-cell>
          <table:table-cell table:formula="of:=SQRT( ([.AP4]/[.AN4])*([.AP4]/[.AN4]) + ([.AQ4]/[.AO4])*([.AQ4]/[.AO4]) )" office:value-type="float" office:value="0.0000410773223652145" calcext:value-type="float">
            <text:p>4.10773223652145E-0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office:value-type="float" office:value="65.3" calcext:value-type="float">
            <text:p>65.3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LN([.E5]/[.D5])" office:value-type="string" office:string-value="" calcext:value-type="error">
            <text:p>Err:502</text:p>
          </table:table-cell>
          <table:table-cell table:formula="of:=[.E5]/25000" office:value-type="float" office:value="0" calcext:value-type="float">
            <text:p>0</text:p>
          </table:table-cell>
          <table:table-cell table:formula="of:=[.D5]/25000" office:value-type="float" office:value="0.03188" calcext:value-type="float">
            <text:p>0.03188</text:p>
          </table:table-cell>
          <table:table-cell table:formula="of:=SQRT([.G5]*(1-[.G5]))/25000" office:value-type="float" office:value="0" calcext:value-type="float">
            <text:p>0</text:p>
          </table:table-cell>
          <table:table-cell table:formula="of:=SQRT([.H5]*(1-[.H5]))/25000" office:value-type="float" office:value="0.00000702722313293096" calcext:value-type="float">
            <text:p>7.02722313293096E-006</text:p>
          </table:table-cell>
          <table:table-cell table:formula="of:=SQRT( ([.I5]/[.G5])*([.I5]/[.G5]) + ([.J5]/[.H5])*([.J5]/[.H5]) )" office:value-type="string" office:string-value="" calcext:value-type="error">
            <text:p>#DIV/0!</text:p>
          </table:table-cell>
          <table:table-cell table:number-columns-repeated="3"/>
          <table:table-cell table:formula="of:=LN([.N5]/[.M5])" office:value-type="string" office:string-value="" calcext:value-type="error">
            <text:p>#DIV/0!</text:p>
          </table:table-cell>
          <table:table-cell table:formula="of:=[.O5]/[.F5]" office:value-type="string" office:string-value="" calcext:value-type="error">
            <text:p>#DIV/0!</text:p>
          </table:table-cell>
          <table:table-cell table:formula="of:=[.N5]/25000" office:value-type="float" office:value="0" calcext:value-type="float">
            <text:p>0</text:p>
          </table:table-cell>
          <table:table-cell table:formula="of:=[.M5]/25000" office:value-type="float" office:value="0" calcext:value-type="float">
            <text:p>0</text:p>
          </table:table-cell>
          <table:table-cell table:formula="of:=SQRT([.Q5]*(1-[.Q5]))/25000" office:value-type="float" office:value="0" calcext:value-type="float">
            <text:p>0</text:p>
          </table:table-cell>
          <table:table-cell table:formula="of:=SQRT([.R5]*(1-[.R5]))/25000" office:value-type="float" office:value="0" calcext:value-type="float">
            <text:p>0</text:p>
          </table:table-cell>
          <table:table-cell table:formula="of:=SQRT( ([.S5]/[.Q5])*([.S5]/[.Q5]) + ([.T5]/[.R5])*([.T5]/[.R5]) )" office:value-type="string" office:string-value="" calcext:value-type="error">
            <text:p>#DIV/0!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C5]/[.AB5])" office:value-type="float" office:value="1.47531701944863" calcext:value-type="float">
            <text:p>1.4753170194</text:p>
          </table:table-cell>
          <table:table-cell table:formula="of:=[.AC5]/25000" office:value-type="float" office:value="0.45788" calcext:value-type="float">
            <text:p>0.45788</text:p>
          </table:table-cell>
          <table:table-cell table:formula="of:=[.AB5]/25000" office:value-type="float" office:value="0.10472" calcext:value-type="float">
            <text:p>0.10472</text:p>
          </table:table-cell>
          <table:table-cell table:formula="of:=SQRT([.AE5]*(1-[.AE5]))/25000" office:value-type="float" office:value="0.0000199289098788669" calcext:value-type="float">
            <text:p>1.99289098788669E-005</text:p>
          </table:table-cell>
          <table:table-cell table:formula="of:=SQRT([.AF5]*(1-[.AF5]))/25000" office:value-type="float" office:value="0.0000122476918053975" calcext:value-type="float">
            <text:p>1.22476918053975E-005</text:p>
          </table:table-cell>
          <table:table-cell table:formula="of:= SQRT( ([.AG5]/[.AE5])*([.AG5]/[.AE5]) + ([.AH5]/[.AF5])*([.AH5]/[.AF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L5]/[.AK5])" office:value-type="float" office:value="0.798425617997181" calcext:value-type="float">
            <text:p>0.798425618</text:p>
          </table:table-cell>
          <table:table-cell table:formula="of:=[.AL5]/25000" office:value-type="float" office:value="0.8122" calcext:value-type="float">
            <text:p>0.8122</text:p>
          </table:table-cell>
          <table:table-cell table:formula="of:=[.AK5]/25000" office:value-type="float" office:value="0.36552" calcext:value-type="float">
            <text:p>0.36552</text:p>
          </table:table-cell>
          <table:table-cell table:formula="of:=SQRT([.AN5]*(1-[.AN5]))/25000" office:value-type="float" office:value="0.0000156220951219739" calcext:value-type="float">
            <text:p>1.56220951219739E-005</text:p>
          </table:table-cell>
          <table:table-cell table:formula="of:=SQRT([.AO5]*(1-[.AO5]))/25000" office:value-type="float" office:value="0.0000192630269521693" calcext:value-type="float">
            <text:p>0.000019263</text:p>
          </table:table-cell>
          <table:table-cell table:formula="of:=SQRT( ([.AP5]/[.AN5])*([.AP5]/[.AN5]) + ([.AQ5]/[.AO5])*([.AQ5]/[.AO5]) )" office:value-type="float" office:value="0.0000561006559011307" calcext:value-type="float">
            <text:p>5.61006559011307E-00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.5" calcext:value-type="float">
            <text:p>1.5</text:p>
          </table:table-cell>
          <table:table-cell office:value-type="float" office:value="65.8" calcext:value-type="float">
            <text:p>65.8</text:p>
          </table:table-cell>
          <table:table-cell table:number-columns-repeated="2"/>
          <table:table-cell table:formula="of:=LN([.E6]/[.D6])" office:value-type="string" office:string-value="" calcext:value-type="error">
            <text:p>#DIV/0!</text:p>
          </table:table-cell>
          <table:table-cell table:formula="of:=[.E6]/25000" office:value-type="float" office:value="0" calcext:value-type="float">
            <text:p>0</text:p>
          </table:table-cell>
          <table:table-cell table:formula="of:=[.D6]/25000" office:value-type="float" office:value="0" calcext:value-type="float">
            <text:p>0</text:p>
          </table:table-cell>
          <table:table-cell table:formula="of:=SQRT([.G6]*(1-[.G6]))/25000" office:value-type="float" office:value="0" calcext:value-type="float">
            <text:p>0</text:p>
          </table:table-cell>
          <table:table-cell table:formula="of:=SQRT([.H6]*(1-[.H6]))/25000" office:value-type="float" office:value="0" calcext:value-type="float">
            <text:p>0</text:p>
          </table:table-cell>
          <table:table-cell table:formula="of:=SQRT( ([.I6]/[.G6])*([.I6]/[.G6]) + ([.J6]/[.H6])*([.J6]/[.H6]) )" office:value-type="string" office:string-value="" calcext:value-type="error">
            <text:p>#DIV/0!</text:p>
          </table:table-cell>
          <table:table-cell table:number-columns-repeated="3"/>
          <table:table-cell table:formula="of:=LN([.N6]/[.M6])" office:value-type="string" office:string-value="" calcext:value-type="error">
            <text:p>#DIV/0!</text:p>
          </table:table-cell>
          <table:table-cell table:formula="of:=[.O6]/[.F6]" office:value-type="string" office:string-value="" calcext:value-type="error">
            <text:p>#DIV/0!</text:p>
          </table:table-cell>
          <table:table-cell table:formula="of:=[.N6]/25000" office:value-type="float" office:value="0" calcext:value-type="float">
            <text:p>0</text:p>
          </table:table-cell>
          <table:table-cell table:formula="of:=[.M6]/25000" office:value-type="float" office:value="0" calcext:value-type="float">
            <text:p>0</text:p>
          </table:table-cell>
          <table:table-cell table:formula="of:=SQRT([.Q6]*(1-[.Q6]))/25000" office:value-type="float" office:value="0" calcext:value-type="float">
            <text:p>0</text:p>
          </table:table-cell>
          <table:table-cell table:formula="of:=SQRT([.R6]*(1-[.R6]))/25000" office:value-type="float" office:value="0" calcext:value-type="float">
            <text:p>0</text:p>
          </table:table-cell>
          <table:table-cell table:formula="of:=SQRT( ([.S6]/[.Q6])*([.S6]/[.Q6]) + ([.T6]/[.R6])*([.T6]/[.R6]) )" office:value-type="string" office:string-value="" calcext:value-type="error">
            <text:p>#DIV/0!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C6]/[.AB6])" office:value-type="float" office:value="1.63451070153957" calcext:value-type="float">
            <text:p>1.6345107015</text:p>
          </table:table-cell>
          <table:table-cell table:formula="of:=[.AC6]/25000" office:value-type="float" office:value="0.4604" calcext:value-type="float">
            <text:p>0.4604</text:p>
          </table:table-cell>
          <table:table-cell table:formula="of:=[.AB6]/25000" office:value-type="float" office:value="0.0898" calcext:value-type="float">
            <text:p>0.0898</text:p>
          </table:table-cell>
          <table:table-cell table:formula="of:=SQRT([.AE6]*(1-[.AE6]))/25000" office:value-type="float" office:value="0.0000199371749252496" calcext:value-type="float">
            <text:p>1.99371749252496E-005</text:p>
          </table:table-cell>
          <table:table-cell table:formula="of:=SQRT([.AF6]*(1-[.AF6]))/25000" office:value-type="float" office:value="0.0000114358006278529" calcext:value-type="float">
            <text:p>1.14358006278529E-005</text:p>
          </table:table-cell>
          <table:table-cell table:formula="of:= SQRT( ([.AG6]/[.AE6])*([.AG6]/[.AE6]) + ([.AH6]/[.AF6])*([.AH6]/[.AF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L6]/[.AK6])" office:value-type="float" office:value="1.05577230648703" calcext:value-type="float">
            <text:p>1.0557723065</text:p>
          </table:table-cell>
          <table:table-cell table:formula="of:=[.AL6]/25000" office:value-type="float" office:value="0.73108" calcext:value-type="float">
            <text:p>0.73108</text:p>
          </table:table-cell>
          <table:table-cell table:formula="of:=[.AK6]/25000" office:value-type="float" office:value="0.25436" calcext:value-type="float">
            <text:p>0.25436</text:p>
          </table:table-cell>
          <table:table-cell table:formula="of:=SQRT([.AN6]*(1-[.AN6]))/25000" office:value-type="float" office:value="0.0000177359311500693" calcext:value-type="float">
            <text:p>1.77359311500693E-005</text:p>
          </table:table-cell>
          <table:table-cell table:formula="of:=SQRT([.AO6]*(1-[.AO6]))/25000" office:value-type="float" office:value="0.000017420034002263" calcext:value-type="float">
            <text:p>0.00001742</text:p>
          </table:table-cell>
          <table:table-cell table:formula="of:=SQRT( ([.AP6]/[.AN6])*([.AP6]/[.AN6]) + ([.AQ6]/[.AO6])*([.AQ6]/[.AO6]) )" office:value-type="float" office:value="0.0000726556274080419" calcext:value-type="float">
            <text:p>7.26556274080419E-00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" calcext:value-type="float">
            <text:p>2</text:p>
          </table:table-cell>
          <table:table-cell office:value-type="float" office:value="66.3" calcext:value-type="float">
            <text:p>66.3</text:p>
          </table:table-cell>
          <table:table-cell table:number-columns-repeated="2"/>
          <table:table-cell table:formula="of:=LN([.E7]/[.D7])" office:value-type="string" office:string-value="" calcext:value-type="error">
            <text:p>#DIV/0!</text:p>
          </table:table-cell>
          <table:table-cell table:formula="of:=[.E7]/25000" office:value-type="float" office:value="0" calcext:value-type="float">
            <text:p>0</text:p>
          </table:table-cell>
          <table:table-cell table:formula="of:=[.D7]/25000" office:value-type="float" office:value="0" calcext:value-type="float">
            <text:p>0</text:p>
          </table:table-cell>
          <table:table-cell table:formula="of:=SQRT([.G7]*(1-[.G7]))/25000" office:value-type="float" office:value="0" calcext:value-type="float">
            <text:p>0</text:p>
          </table:table-cell>
          <table:table-cell table:formula="of:=SQRT([.H7]*(1-[.H7]))/25000" office:value-type="float" office:value="0" calcext:value-type="float">
            <text:p>0</text:p>
          </table:table-cell>
          <table:table-cell table:formula="of:=SQRT( ([.I7]/[.G7])*([.I7]/[.G7]) + ([.J7]/[.H7])*([.J7]/[.H7]) )" office:value-type="string" office:string-value="" calcext:value-type="error">
            <text:p>#DIV/0!</text:p>
          </table:table-cell>
          <table:table-cell table:number-columns-repeated="3"/>
          <table:table-cell table:formula="of:=LN([.N7]/[.M7])" office:value-type="string" office:string-value="" calcext:value-type="error">
            <text:p>#DIV/0!</text:p>
          </table:table-cell>
          <table:table-cell table:formula="of:=[.O7]/[.F7]" office:value-type="string" office:string-value="" calcext:value-type="error">
            <text:p>#DIV/0!</text:p>
          </table:table-cell>
          <table:table-cell table:formula="of:=[.N7]/25000" office:value-type="float" office:value="0" calcext:value-type="float">
            <text:p>0</text:p>
          </table:table-cell>
          <table:table-cell table:formula="of:=[.M7]/25000" office:value-type="float" office:value="0" calcext:value-type="float">
            <text:p>0</text:p>
          </table:table-cell>
          <table:table-cell table:formula="of:=SQRT([.Q7]*(1-[.Q7]))/25000" office:value-type="float" office:value="0" calcext:value-type="float">
            <text:p>0</text:p>
          </table:table-cell>
          <table:table-cell table:formula="of:=SQRT([.R7]*(1-[.R7]))/25000" office:value-type="float" office:value="0" calcext:value-type="float">
            <text:p>0</text:p>
          </table:table-cell>
          <table:table-cell table:formula="of:=SQRT( ([.S7]/[.Q7])*([.S7]/[.Q7]) + ([.T7]/[.R7])*([.T7]/[.R7]) )" office:value-type="string" office:string-value="" calcext:value-type="error">
            <text:p>#DIV/0!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C7]/[.AB7])" office:value-type="float" office:value="1.51377005855428" calcext:value-type="float">
            <text:p>1.5137700586</text:p>
          </table:table-cell>
          <table:table-cell table:formula="of:=[.AC7]/25000" office:value-type="float" office:value="0.41676" calcext:value-type="float">
            <text:p>0.41676</text:p>
          </table:table-cell>
          <table:table-cell table:formula="of:=[.AB7]/25000" office:value-type="float" office:value="0.09172" calcext:value-type="float">
            <text:p>0.09172</text:p>
          </table:table-cell>
          <table:table-cell table:formula="of:=SQRT([.AE7]*(1-[.AE7]))/25000" office:value-type="float" office:value="0.0000197208966287033" calcext:value-type="float">
            <text:p>1.97208966287033E-005</text:p>
          </table:table-cell>
          <table:table-cell table:formula="of:=SQRT([.AF7]*(1-[.AF7]))/25000" office:value-type="float" office:value="0.0000115452114125294" calcext:value-type="float">
            <text:p>1.15452114125294E-005</text:p>
          </table:table-cell>
          <table:table-cell table:formula="of:= SQRT( ([.AG7]/[.AE7])*([.AG7]/[.AE7]) + ([.AH7]/[.AF7])*([.AH7]/[.AF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L7]/[.AK7])" office:value-type="float" office:value="1.20264647652858" calcext:value-type="float">
            <text:p>1.2026464765</text:p>
          </table:table-cell>
          <table:table-cell table:formula="of:=[.AL7]/25000" office:value-type="float" office:value="0.653" calcext:value-type="float">
            <text:p>0.653</text:p>
          </table:table-cell>
          <table:table-cell table:formula="of:=[.AK7]/25000" office:value-type="float" office:value="0.19616" calcext:value-type="float">
            <text:p>0.19616</text:p>
          </table:table-cell>
          <table:table-cell table:formula="of:=SQRT([.AN7]*(1-[.AN7]))/25000" office:value-type="float" office:value="0.00001904063024167" calcext:value-type="float">
            <text:p>1.904063024167E-005</text:p>
          </table:table-cell>
          <table:table-cell table:formula="of:=SQRT([.AO7]*(1-[.AO7]))/25000" office:value-type="float" office:value="0.0000158836396030633" calcext:value-type="float">
            <text:p>1.58836396030633E-005</text:p>
          </table:table-cell>
          <table:table-cell table:formula="of:=SQRT( ([.AP7]/[.AN7])*([.AP7]/[.AN7]) + ([.AQ7]/[.AO7])*([.AQ7]/[.AO7]) )" office:value-type="float" office:value="0.0000860629801981373" calcext:value-type="float">
            <text:p>0.00008606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.5" calcext:value-type="float">
            <text:p>2.5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table:formula="of:=LN([.E8]/[.D8])" office:value-type="string" office:string-value="" calcext:value-type="error">
            <text:p>#DIV/0!</text:p>
          </table:table-cell>
          <table:table-cell table:formula="of:=[.E8]/25000" office:value-type="float" office:value="0" calcext:value-type="float">
            <text:p>0</text:p>
          </table:table-cell>
          <table:table-cell table:formula="of:=[.D8]/25000" office:value-type="float" office:value="0" calcext:value-type="float">
            <text:p>0</text:p>
          </table:table-cell>
          <table:table-cell table:formula="of:=SQRT([.G8]*(1-[.G8]))/25000" office:value-type="float" office:value="0" calcext:value-type="float">
            <text:p>0</text:p>
          </table:table-cell>
          <table:table-cell table:formula="of:=SQRT([.H8]*(1-[.H8]))/25000" office:value-type="float" office:value="0" calcext:value-type="float">
            <text:p>0</text:p>
          </table:table-cell>
          <table:table-cell table:formula="of:=SQRT( ([.I8]/[.G8])*([.I8]/[.G8]) + ([.J8]/[.H8])*([.J8]/[.H8]) )" office:value-type="string" office:string-value="" calcext:value-type="error">
            <text:p>#DIV/0!</text:p>
          </table:table-cell>
          <table:table-cell table:number-columns-repeated="3"/>
          <table:table-cell table:formula="of:=LN([.N8]/[.M8])" office:value-type="string" office:string-value="" calcext:value-type="error">
            <text:p>#DIV/0!</text:p>
          </table:table-cell>
          <table:table-cell table:formula="of:=[.O8]/[.F8]" office:value-type="string" office:string-value="" calcext:value-type="error">
            <text:p>#DIV/0!</text:p>
          </table:table-cell>
          <table:table-cell table:formula="of:=[.N8]/25000" office:value-type="float" office:value="0" calcext:value-type="float">
            <text:p>0</text:p>
          </table:table-cell>
          <table:table-cell table:formula="of:=[.M8]/25000" office:value-type="float" office:value="0" calcext:value-type="float">
            <text:p>0</text:p>
          </table:table-cell>
          <table:table-cell table:formula="of:=SQRT([.Q8]*(1-[.Q8]))/25000" office:value-type="float" office:value="0" calcext:value-type="float">
            <text:p>0</text:p>
          </table:table-cell>
          <table:table-cell table:formula="of:=SQRT([.R8]*(1-[.R8]))/25000" office:value-type="float" office:value="0" calcext:value-type="float">
            <text:p>0</text:p>
          </table:table-cell>
          <table:table-cell table:formula="of:=SQRT( ([.S8]/[.Q8])*([.S8]/[.Q8]) + ([.T8]/[.R8])*([.T8]/[.R8]) )" office:value-type="string" office:string-value="" calcext:value-type="error">
            <text:p>#DIV/0!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C8]/[.AB8])" office:value-type="float" office:value="1.58870937363345" calcext:value-type="float">
            <text:p>1.5887093736</text:p>
          </table:table-cell>
          <table:table-cell table:formula="of:=[.AC8]/25000" office:value-type="float" office:value="0.42588" calcext:value-type="float">
            <text:p>0.42588</text:p>
          </table:table-cell>
          <table:table-cell table:formula="of:=[.AB8]/25000" office:value-type="float" office:value="0.08696" calcext:value-type="float">
            <text:p>0.08696</text:p>
          </table:table-cell>
          <table:table-cell table:formula="of:=SQRT([.AE8]*(1-[.AE8]))/25000" office:value-type="float" office:value="0.0000197790283118256" calcext:value-type="float">
            <text:p>0.000019779</text:p>
          </table:table-cell>
          <table:table-cell table:formula="of:=SQRT([.AF8]*(1-[.AF8]))/25000" office:value-type="float" office:value="0.0000112710573346071" calcext:value-type="float">
            <text:p>1.12710573346071E-005</text:p>
          </table:table-cell>
          <table:table-cell table:formula="of:= SQRT( ([.AG8]/[.AE8])*([.AG8]/[.AE8]) + ([.AH8]/[.AF8])*([.AH8]/[.AF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L8]/[.AK8])" office:value-type="float" office:value="1.32874441638918" calcext:value-type="float">
            <text:p>1.3287444164</text:p>
          </table:table-cell>
          <table:table-cell table:formula="of:=[.AL8]/25000" office:value-type="float" office:value="0.59016" calcext:value-type="float">
            <text:p>0.59016</text:p>
          </table:table-cell>
          <table:table-cell table:formula="of:=[.AK8]/25000" office:value-type="float" office:value="0.15628" calcext:value-type="float">
            <text:p>0.15628</text:p>
          </table:table-cell>
          <table:table-cell table:formula="of:=SQRT([.AN8]*(1-[.AN8]))/25000" office:value-type="float" office:value="0.0000196721599993493" calcext:value-type="float">
            <text:p>1.96721599993493E-005</text:p>
          </table:table-cell>
          <table:table-cell table:formula="of:=SQRT([.AO8]*(1-[.AO8]))/25000" office:value-type="float" office:value="0.0000145248235293927" calcext:value-type="float">
            <text:p>1.45248235293927E-005</text:p>
          </table:table-cell>
          <table:table-cell table:formula="of:=SQRT( ([.AP8]/[.AN8])*([.AP8]/[.AN8]) + ([.AQ8]/[.AO8])*([.AQ8]/[.AO8]) )" office:value-type="float" office:value="0.0000987378523298971" calcext:value-type="float">
            <text:p>9.87378523298971E-00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" calcext:value-type="float">
            <text:p>3</text:p>
          </table:table-cell>
          <table:table-cell office:value-type="float" office:value="67.3" calcext:value-type="float">
            <text:p>67.3</text:p>
          </table:table-cell>
          <table:table-cell table:number-columns-repeated="2"/>
          <table:table-cell table:formula="of:=LN([.E9]/[.D9])" office:value-type="string" office:string-value="" calcext:value-type="error">
            <text:p>#DIV/0!</text:p>
          </table:table-cell>
          <table:table-cell table:formula="of:=[.E9]/25000" office:value-type="float" office:value="0" calcext:value-type="float">
            <text:p>0</text:p>
          </table:table-cell>
          <table:table-cell table:formula="of:=[.D9]/25000" office:value-type="float" office:value="0" calcext:value-type="float">
            <text:p>0</text:p>
          </table:table-cell>
          <table:table-cell table:formula="of:=SQRT([.G9]*(1-[.G9]))/25000" office:value-type="float" office:value="0" calcext:value-type="float">
            <text:p>0</text:p>
          </table:table-cell>
          <table:table-cell table:formula="of:=SQRT([.H9]*(1-[.H9]))/25000" office:value-type="float" office:value="0" calcext:value-type="float">
            <text:p>0</text:p>
          </table:table-cell>
          <table:table-cell table:formula="of:=SQRT( ([.I9]/[.G9])*([.I9]/[.G9]) + ([.J9]/[.H9])*([.J9]/[.H9]) )" office:value-type="string" office:string-value="" calcext:value-type="error">
            <text:p>#DIV/0!</text:p>
          </table:table-cell>
          <table:table-cell table:number-columns-repeated="3"/>
          <table:table-cell table:formula="of:=LN([.N9]/[.M9])" office:value-type="string" office:string-value="" calcext:value-type="error">
            <text:p>#DIV/0!</text:p>
          </table:table-cell>
          <table:table-cell table:formula="of:=[.O9]/[.F9]" office:value-type="string" office:string-value="" calcext:value-type="error">
            <text:p>#DIV/0!</text:p>
          </table:table-cell>
          <table:table-cell table:formula="of:=[.N9]/25000" office:value-type="float" office:value="0" calcext:value-type="float">
            <text:p>0</text:p>
          </table:table-cell>
          <table:table-cell table:formula="of:=[.M9]/25000" office:value-type="float" office:value="0" calcext:value-type="float">
            <text:p>0</text:p>
          </table:table-cell>
          <table:table-cell table:formula="of:=SQRT([.Q9]*(1-[.Q9]))/25000" office:value-type="float" office:value="0" calcext:value-type="float">
            <text:p>0</text:p>
          </table:table-cell>
          <table:table-cell table:formula="of:=SQRT([.R9]*(1-[.R9]))/25000" office:value-type="float" office:value="0" calcext:value-type="float">
            <text:p>0</text:p>
          </table:table-cell>
          <table:table-cell table:formula="of:=SQRT( ([.S9]/[.Q9])*([.S9]/[.Q9]) + ([.T9]/[.R9])*([.T9]/[.R9]) )" office:value-type="string" office:string-value="" calcext:value-type="error">
            <text:p>#DIV/0!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C9]/[.AB9])" office:value-type="float" office:value="1.63749936823863" calcext:value-type="float">
            <text:p>1.6374993682</text:p>
          </table:table-cell>
          <table:table-cell table:formula="of:=[.AC9]/25000" office:value-type="float" office:value="0.41776" calcext:value-type="float">
            <text:p>0.41776</text:p>
          </table:table-cell>
          <table:table-cell table:formula="of:=[.AB9]/25000" office:value-type="float" office:value="0.08124" calcext:value-type="float">
            <text:p>0.08124</text:p>
          </table:table-cell>
          <table:table-cell table:formula="of:=SQRT([.AE9]*(1-[.AE9]))/25000" office:value-type="float" office:value="0.0000197276083659424" calcext:value-type="float">
            <text:p>1.97276083659424E-005</text:p>
          </table:table-cell>
          <table:table-cell table:formula="of:=SQRT([.AF9]*(1-[.AF9]))/25000" office:value-type="float" office:value="0.0000109281334106059" calcext:value-type="float">
            <text:p>1.09281334106059E-005</text:p>
          </table:table-cell>
          <table:table-cell table:formula="of:= SQRT( ([.AG9]/[.AE9])*([.AG9]/[.AE9]) + ([.AH9]/[.AF9])*([.AH9]/[.AF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L9]/[.AK9])" office:value-type="float" office:value="1.40710776183111" calcext:value-type="float">
            <text:p>1.4071077618</text:p>
          </table:table-cell>
          <table:table-cell table:formula="of:=[.AL9]/25000" office:value-type="float" office:value="0.54956" calcext:value-type="float">
            <text:p>0.54956</text:p>
          </table:table-cell>
          <table:table-cell table:formula="of:=[.AK9]/25000" office:value-type="float" office:value="0.13456" calcext:value-type="float">
            <text:p>0.13456</text:p>
          </table:table-cell>
          <table:table-cell table:formula="of:=SQRT([.AN9]*(1-[.AN9]))/25000" office:value-type="float" office:value="0.0000199015097477553" calcext:value-type="float">
            <text:p>1.99015097477553E-005</text:p>
          </table:table-cell>
          <table:table-cell table:formula="of:=SQRT([.AO9]*(1-[.AO9]))/25000" office:value-type="float" office:value="0.0000136501197884854" calcext:value-type="float">
            <text:p>1.36501197884854E-005</text:p>
          </table:table-cell>
          <table:table-cell table:formula="of:=SQRT( ([.AP9]/[.AN9])*([.AP9]/[.AN9]) + ([.AQ9]/[.AO9])*([.AQ9]/[.AO9]) )" office:value-type="float" office:value="0.000107712703364341" calcext:value-type="float">
            <text:p>0.000107712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.5" calcext:value-type="float">
            <text:p>3.5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formula="of:=LN([.E10]/[.D10])" office:value-type="string" office:string-value="" calcext:value-type="error">
            <text:p>#DIV/0!</text:p>
          </table:table-cell>
          <table:table-cell table:formula="of:=[.E10]/25000" office:value-type="float" office:value="0" calcext:value-type="float">
            <text:p>0</text:p>
          </table:table-cell>
          <table:table-cell table:formula="of:=[.D10]/25000" office:value-type="float" office:value="0" calcext:value-type="float">
            <text:p>0</text:p>
          </table:table-cell>
          <table:table-cell table:formula="of:=SQRT([.G10]*(1-[.G10]))/25000" office:value-type="float" office:value="0" calcext:value-type="float">
            <text:p>0</text:p>
          </table:table-cell>
          <table:table-cell table:formula="of:=SQRT([.H10]*(1-[.H10]))/25000" office:value-type="float" office:value="0" calcext:value-type="float">
            <text:p>0</text:p>
          </table:table-cell>
          <table:table-cell table:formula="of:=SQRT( ([.I10]/[.G10])*([.I10]/[.G10]) + ([.J10]/[.H10])*([.J10]/[.H10]) )" office:value-type="string" office:string-value="" calcext:value-type="error">
            <text:p>#DIV/0!</text:p>
          </table:table-cell>
          <table:table-cell table:number-columns-repeated="3"/>
          <table:table-cell table:formula="of:=LN([.N10]/[.M10])" office:value-type="string" office:string-value="" calcext:value-type="error">
            <text:p>#DIV/0!</text:p>
          </table:table-cell>
          <table:table-cell table:formula="of:=[.O10]/[.F10]" office:value-type="string" office:string-value="" calcext:value-type="error">
            <text:p>#DIV/0!</text:p>
          </table:table-cell>
          <table:table-cell table:formula="of:=[.N10]/25000" office:value-type="float" office:value="0" calcext:value-type="float">
            <text:p>0</text:p>
          </table:table-cell>
          <table:table-cell table:formula="of:=[.M10]/25000" office:value-type="float" office:value="0" calcext:value-type="float">
            <text:p>0</text:p>
          </table:table-cell>
          <table:table-cell table:formula="of:=SQRT([.Q10]*(1-[.Q10]))/25000" office:value-type="float" office:value="0" calcext:value-type="float">
            <text:p>0</text:p>
          </table:table-cell>
          <table:table-cell table:formula="of:=SQRT([.R10]*(1-[.R10]))/25000" office:value-type="float" office:value="0" calcext:value-type="float">
            <text:p>0</text:p>
          </table:table-cell>
          <table:table-cell table:formula="of:=SQRT( ([.S10]/[.Q10])*([.S10]/[.Q10]) + ([.T10]/[.R10])*([.T10]/[.R10]) )" office:value-type="string" office:string-value="" calcext:value-type="error">
            <text:p>#DIV/0!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C10]/[.AB10])" office:value-type="float" office:value="1.64070855532192" calcext:value-type="float">
            <text:p>1.6407085553</text:p>
          </table:table-cell>
          <table:table-cell table:formula="of:=[.AC10]/25000" office:value-type="float" office:value="0.42096" calcext:value-type="float">
            <text:p>0.42096</text:p>
          </table:table-cell>
          <table:table-cell table:formula="of:=[.AB10]/25000" office:value-type="float" office:value="0.0816" calcext:value-type="float">
            <text:p>0.0816</text:p>
          </table:table-cell>
          <table:table-cell table:formula="of:=SQRT([.AE10]*(1-[.AE10]))/25000" office:value-type="float" office:value="0.0000197485261586783" calcext:value-type="float">
            <text:p>1.97485261586783E-005</text:p>
          </table:table-cell>
          <table:table-cell table:formula="of:=SQRT([.AF10]*(1-[.AF10]))/25000" office:value-type="float" office:value="0.0000109501736972525" calcext:value-type="float">
            <text:p>1.09501736972525E-005</text:p>
          </table:table-cell>
          <table:table-cell table:formula="of:= SQRT( ([.AG10]/[.AE10])*([.AG10]/[.AE10]) + ([.AH10]/[.AF10])*([.AH10]/[.AF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L10]/[.AK10])" office:value-type="float" office:value="1.4761261223299" calcext:value-type="float">
            <text:p>1.4761261223</text:p>
          </table:table-cell>
          <table:table-cell table:formula="of:=[.AL10]/25000" office:value-type="float" office:value="0.50096" calcext:value-type="float">
            <text:p>0.50096</text:p>
          </table:table-cell>
          <table:table-cell table:formula="of:=[.AK10]/25000" office:value-type="float" office:value="0.11448" calcext:value-type="float">
            <text:p>0.11448</text:p>
          </table:table-cell>
          <table:table-cell table:formula="of:=SQRT([.AN10]*(1-[.AN10]))/25000" office:value-type="float" office:value="0.000019999963135966" calcext:value-type="float">
            <text:p>0.00002</text:p>
          </table:table-cell>
          <table:table-cell table:formula="of:=SQRT([.AO10]*(1-[.AO10]))/25000" office:value-type="float" office:value="0.0000127357342685846" calcext:value-type="float">
            <text:p>1.27357342685846E-005</text:p>
          </table:table-cell>
          <table:table-cell table:formula="of:=SQRT( ([.AP10]/[.AN10])*([.AP10]/[.AN10]) + ([.AQ10]/[.AO10])*([.AQ10]/[.AO10]) )" office:value-type="float" office:value="0.000118195212107804" calcext:value-type="float">
            <text:p>0.000118195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12"/>
          <table:table-cell table:formula="of:=LN([.N11]/[.M11])" office:value-type="string" office:string-value="" calcext:value-type="error">
            <text:p>#DIV/0!</text:p>
          </table:table-cell>
          <table:table-cell table:formula="of:=[.O11]/[.F11]" office:value-type="string" office:string-value="" calcext:value-type="error">
            <text:p>#DIV/0!</text:p>
          </table:table-cell>
          <table:table-cell table:formula="of:=[.N11]/25000" office:value-type="float" office:value="0" calcext:value-type="float">
            <text:p>0</text:p>
          </table:table-cell>
          <table:table-cell table:formula="of:=[.M11]/25000" office:value-type="float" office:value="0" calcext:value-type="float">
            <text:p>0</text:p>
          </table:table-cell>
          <table:table-cell table:formula="of:=SQRT([.Q11]*(1-[.Q11]))/25000" office:value-type="float" office:value="0" calcext:value-type="float">
            <text:p>0</text:p>
          </table:table-cell>
          <table:table-cell table:formula="of:=SQRT([.R11]*(1-[.R11]))/25000" office:value-type="float" office:value="0" calcext:value-type="float">
            <text:p>0</text:p>
          </table:table-cell>
          <table:table-cell table:formula="of:=SQRT( ([.S11]/[.Q11])*([.S11]/[.Q11]) + ([.T11]/[.R11])*([.T11]/[.R11]) )" office:value-type="string" office:string-value="" calcext:value-type="error">
            <text:p>#DIV/0!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C11]/[.AB11])" office:value-type="float" office:value="1.63485085860668" calcext:value-type="float">
            <text:p>1.6348508586</text:p>
          </table:table-cell>
          <table:table-cell table:formula="of:=[.AC11]/25000" office:value-type="float" office:value="0.40968" calcext:value-type="float">
            <text:p>0.40968</text:p>
          </table:table-cell>
          <table:table-cell table:formula="of:=[.AB11]/25000" office:value-type="float" office:value="0.07988" calcext:value-type="float">
            <text:p>0.07988</text:p>
          </table:table-cell>
          <table:table-cell table:formula="of:=SQRT([.AE11]*(1-[.AE11]))/25000" office:value-type="float" office:value="0.0000196709856428192" calcext:value-type="float">
            <text:p>0.000019671</text:p>
          </table:table-cell>
          <table:table-cell table:formula="of:=SQRT([.AF11]*(1-[.AF11]))/25000" office:value-type="float" office:value="0.0000108442932900213" calcext:value-type="float">
            <text:p>1.08442932900213E-005</text:p>
          </table:table-cell>
          <table:table-cell table:formula="of:= SQRT( ([.AG11]/[.AE11])*([.AG11]/[.AE11]) + ([.AH11]/[.AF11])*([.AH11]/[.AF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L11]/[.AK11])" office:value-type="float" office:value="1.50959139262956" calcext:value-type="float">
            <text:p>1.5095913926</text:p>
          </table:table-cell>
          <table:table-cell table:formula="of:=[.AL11]/25000" office:value-type="float" office:value="0.45828" calcext:value-type="float">
            <text:p>0.45828</text:p>
          </table:table-cell>
          <table:table-cell table:formula="of:=[.AK11]/25000" office:value-type="float" office:value="0.10128" calcext:value-type="float">
            <text:p>0.10128</text:p>
          </table:table-cell>
          <table:table-cell table:formula="of:=SQRT([.AN11]*(1-[.AN11]))/25000" office:value-type="float" office:value="0.0000199302560585658" calcext:value-type="float">
            <text:p>1.99302560585658E-005</text:p>
          </table:table-cell>
          <table:table-cell table:formula="of:=SQRT([.AO11]*(1-[.AO11]))/25000" office:value-type="float" office:value="0.0000120679649717755" calcext:value-type="float">
            <text:p>0.000012068</text:p>
          </table:table-cell>
          <table:table-cell table:formula="of:=SQRT( ([.AP11]/[.AN11])*([.AP11]/[.AN11]) + ([.AQ11]/[.AO11])*([.AQ11]/[.AO11]) )" office:value-type="float" office:value="0.000126842830552995" calcext:value-type="float">
            <text:p>0.0001268428</text:p>
          </table:table-cell>
        </table:table-row>
        <table:table-row table:style-name="ro1">
          <table:table-cell table:number-columns-repeated="14"/>
          <table:table-cell table:formula="of:=LN([.N12]/[.M12])" office:value-type="string" office:string-value="" calcext:value-type="error">
            <text:p>#DIV/0!</text:p>
          </table:table-cell>
          <table:table-cell table:formula="of:=[.O12]/[.F12]" office:value-type="string" office:string-value="" calcext:value-type="error">
            <text:p>#DIV/0!</text:p>
          </table:table-cell>
          <table:table-cell table:formula="of:=[.N12]/25000" office:value-type="float" office:value="0" calcext:value-type="float">
            <text:p>0</text:p>
          </table:table-cell>
          <table:table-cell table:formula="of:=[.M12]/25000" office:value-type="float" office:value="0" calcext:value-type="float">
            <text:p>0</text:p>
          </table:table-cell>
          <table:table-cell table:formula="of:=SQRT([.Q12]*(1-[.Q12]))/25000" office:value-type="float" office:value="0" calcext:value-type="float">
            <text:p>0</text:p>
          </table:table-cell>
          <table:table-cell table:formula="of:=SQRT([.R12]*(1-[.R12]))/25000" office:value-type="float" office:value="0" calcext:value-type="float">
            <text:p>0</text:p>
          </table:table-cell>
          <table:table-cell table:formula="of:=SQRT( ([.S12]/[.Q12])*([.S12]/[.Q12]) + ([.T12]/[.R12])*([.T12]/[.R12]) )" office:value-type="string" office:string-value="" calcext:value-type="error">
            <text:p>#DIV/0!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C12]/[.AB12])" office:value-type="float" office:value="1.69280678243851" calcext:value-type="float">
            <text:p>1.6928067824</text:p>
          </table:table-cell>
          <table:table-cell table:formula="of:=[.AC12]/25000" office:value-type="float" office:value="0.40956" calcext:value-type="float">
            <text:p>0.40956</text:p>
          </table:table-cell>
          <table:table-cell table:formula="of:=[.AB12]/25000" office:value-type="float" office:value="0.07536" calcext:value-type="float">
            <text:p>0.07536</text:p>
          </table:table-cell>
          <table:table-cell table:formula="of:=SQRT([.AE12]*(1-[.AE12]))/25000" office:value-type="float" office:value="0.0000196701034628697" calcext:value-type="float">
            <text:p>1.96701034628697E-005</text:p>
          </table:table-cell>
          <table:table-cell table:formula="of:=SQRT([.AF12]*(1-[.AF12]))/25000" office:value-type="float" office:value="0.0000105588537559718" calcext:value-type="float">
            <text:p>1.05588537559718E-005</text:p>
          </table:table-cell>
          <table:table-cell table:formula="of:= SQRT( ([.AG12]/[.AE12])*([.AG12]/[.AE12]) + ([.AH12]/[.AF12])*([.AH12]/[.AF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L12]/[.AK12])" office:value-type="float" office:value="1.51055299315968" calcext:value-type="float">
            <text:p>1.5105529932</text:p>
          </table:table-cell>
          <table:table-cell table:formula="of:=[.AL12]/25000" office:value-type="float" office:value="0.4214" calcext:value-type="float">
            <text:p>0.4214</text:p>
          </table:table-cell>
          <table:table-cell table:formula="of:=[.AK12]/25000" office:value-type="float" office:value="0.09304" calcext:value-type="float">
            <text:p>0.09304</text:p>
          </table:table-cell>
          <table:table-cell table:formula="of:=SQRT([.AN12]*(1-[.AN12]))/25000" office:value-type="float" office:value="0.0000197513357522979" calcext:value-type="float">
            <text:p>1.97513357522979E-005</text:p>
          </table:table-cell>
          <table:table-cell table:formula="of:=SQRT([.AO12]*(1-[.AO12]))/25000" office:value-type="float" office:value="0.0000116195392955143" calcext:value-type="float">
            <text:p>1.16195392955143E-005</text:p>
          </table:table-cell>
          <table:table-cell table:formula="of:=SQRT( ([.AP12]/[.AN12])*([.AP12]/[.AN12]) + ([.AQ12]/[.AO12])*([.AQ12]/[.AO12]) )" office:value-type="float" office:value="0.000133393298712577" calcext:value-type="float">
            <text:p>0.0001333933</text:p>
          </table:table-cell>
        </table:table-row>
        <table:table-row table:style-name="ro1">
          <table:table-cell table:number-columns-repeated="25"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C13]/[.AB13])" office:value-type="float" office:value="1.76440638238651" calcext:value-type="float">
            <text:p>1.7644063824</text:p>
          </table:table-cell>
          <table:table-cell table:formula="of:=[.AC13]/25000" office:value-type="float" office:value="0.42408" calcext:value-type="float">
            <text:p>0.42408</text:p>
          </table:table-cell>
          <table:table-cell table:formula="of:=[.AB13]/25000" office:value-type="float" office:value="0.07264" calcext:value-type="float">
            <text:p>0.07264</text:p>
          </table:table-cell>
          <table:table-cell table:formula="of:=SQRT([.AE13]*(1-[.AE13]))/25000" office:value-type="float" office:value="0.0000197681017237367" calcext:value-type="float">
            <text:p>1.97681017237367E-005</text:p>
          </table:table-cell>
          <table:table-cell table:formula="of:=SQRT([.AF13]*(1-[.AF13]))/25000" office:value-type="float" office:value="0.0000103817863896345" calcext:value-type="float">
            <text:p>1.03817863896345E-005</text:p>
          </table:table-cell>
          <table:table-cell table:formula="of:= SQRT( ([.AG13]/[.AE13])*([.AG13]/[.AE13]) + ([.AH13]/[.AF13])*([.AH13]/[.AF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L13]/[.AK13])" office:value-type="float" office:value="1.57611659525769" calcext:value-type="float">
            <text:p>1.5761165953</text:p>
          </table:table-cell>
          <table:table-cell table:formula="of:=[.AL13]/25000" office:value-type="float" office:value="0.39076" calcext:value-type="float">
            <text:p>0.39076</text:p>
          </table:table-cell>
          <table:table-cell table:formula="of:=[.AK13]/25000" office:value-type="float" office:value="0.0808" calcext:value-type="float">
            <text:p>0.0808</text:p>
          </table:table-cell>
          <table:table-cell table:formula="of:=SQRT([.AN13]*(1-[.AN13]))/25000" office:value-type="float" office:value="0.0000195168285292462" calcext:value-type="float">
            <text:p>1.95168285292462E-005</text:p>
          </table:table-cell>
          <table:table-cell table:formula="of:=SQRT([.AO13]*(1-[.AO13]))/25000" office:value-type="float" office:value="0.0000109011089344158" calcext:value-type="float">
            <text:p>1.09011089344158E-005</text:p>
          </table:table-cell>
          <table:table-cell table:formula="of:=SQRT( ([.AP13]/[.AN13])*([.AP13]/[.AN13]) + ([.AQ13]/[.AO13])*([.AQ13]/[.AO13]) )" office:value-type="float" office:value="0.000143863008134386" calcext:value-type="float">
            <text:p>0.000143863</text:p>
          </table:table-cell>
        </table:table-row>
        <table:table-row table:style-name="ro1">
          <table:table-cell table:number-columns-repeated="25"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C14]/[.AB14])" office:value-type="float" office:value="1.77057581083966" calcext:value-type="float">
            <text:p>1.7705758108</text:p>
          </table:table-cell>
          <table:table-cell table:formula="of:=[.AC14]/25000" office:value-type="float" office:value="0.42224" calcext:value-type="float">
            <text:p>0.42224</text:p>
          </table:table-cell>
          <table:table-cell table:formula="of:=[.AB14]/25000" office:value-type="float" office:value="0.07188" calcext:value-type="float">
            <text:p>0.07188</text:p>
          </table:table-cell>
          <table:table-cell table:formula="of:=SQRT([.AE14]*(1-[.AE14]))/25000" office:value-type="float" office:value="0.0000197566548747504" calcext:value-type="float">
            <text:p>1.97566548747504E-005</text:p>
          </table:table-cell>
          <table:table-cell table:formula="of:=SQRT([.AF14]*(1-[.AF14]))/25000" office:value-type="float" office:value="0.0000103315644972095" calcext:value-type="float">
            <text:p>1.03315644972095E-005</text:p>
          </table:table-cell>
          <table:table-cell table:formula="of:= SQRT( ([.AG14]/[.AE14])*([.AG14]/[.AE14]) + ([.AH14]/[.AF14])*([.AH14]/[.AF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L14]/[.AK14])" office:value-type="float" office:value="1.58523790870208" calcext:value-type="float">
            <text:p>1.5852379087</text:p>
          </table:table-cell>
          <table:table-cell table:formula="of:=[.AL14]/25000" office:value-type="float" office:value="0.36252" calcext:value-type="float">
            <text:p>0.36252</text:p>
          </table:table-cell>
          <table:table-cell table:formula="of:=[.AK14]/25000" office:value-type="float" office:value="0.07428" calcext:value-type="float">
            <text:p>0.07428</text:p>
          </table:table-cell>
          <table:table-cell table:formula="of:=SQRT([.AN14]*(1-[.AN14]))/25000" office:value-type="float" office:value="0.0000192291133274522" calcext:value-type="float">
            <text:p>1.92291133274522E-005</text:p>
          </table:table-cell>
          <table:table-cell table:formula="of:=SQRT([.AO14]*(1-[.AO14]))/25000" office:value-type="float" office:value="0.000010489040497586" calcext:value-type="float">
            <text:p>0.000010489</text:p>
          </table:table-cell>
          <table:table-cell table:formula="of:=SQRT( ([.AP14]/[.AN14])*([.AP14]/[.AN14]) + ([.AQ14]/[.AO14])*([.AQ14]/[.AO14]) )" office:value-type="float" office:value="0.000150843190326628" calcext:value-type="float">
            <text:p>0.0001508432</text:p>
          </table:table-cell>
        </table:table-row>
        <table:table-row table:style-name="ro1">
          <table:table-cell table:number-columns-repeated="25"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C15]/[.AB15])" office:value-type="float" office:value="1.80404656547055" calcext:value-type="float">
            <text:p>1.8040465655</text:p>
          </table:table-cell>
          <table:table-cell table:formula="of:=[.AC15]/25000" office:value-type="float" office:value="0.43564" calcext:value-type="float">
            <text:p>0.43564</text:p>
          </table:table-cell>
          <table:table-cell table:formula="of:=[.AB15]/25000" office:value-type="float" office:value="0.07172" calcext:value-type="float">
            <text:p>0.07172</text:p>
          </table:table-cell>
          <table:table-cell table:formula="of:=SQRT([.AE15]*(1-[.AE15]))/25000" office:value-type="float" office:value="0.0000198336195546854" calcext:value-type="float">
            <text:p>1.98336195546854E-005</text:p>
          </table:table-cell>
          <table:table-cell table:formula="of:=SQRT([.AF15]*(1-[.AF15]))/25000" office:value-type="float" office:value="0.0000103209489176141" calcext:value-type="float">
            <text:p>1.03209489176141E-005</text:p>
          </table:table-cell>
          <table:table-cell table:formula="of:= SQRT( ([.AG15]/[.AE15])*([.AG15]/[.AE15]) + ([.AH15]/[.AF15])*([.AH15]/[.AF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L15]/[.AK15])" office:value-type="float" office:value="1.59829139563713" calcext:value-type="float">
            <text:p>1.5982913956</text:p>
          </table:table-cell>
          <table:table-cell table:formula="of:=[.AL15]/25000" office:value-type="float" office:value="0.33188" calcext:value-type="float">
            <text:p>0.33188</text:p>
          </table:table-cell>
          <table:table-cell table:formula="of:=[.AK15]/25000" office:value-type="float" office:value="0.06712" calcext:value-type="float">
            <text:p>0.06712</text:p>
          </table:table-cell>
          <table:table-cell table:formula="of:=SQRT([.AN15]*(1-[.AN15]))/25000" office:value-type="float" office:value="0.0000188355266706296" calcext:value-type="float">
            <text:p>1.88355266706296E-005</text:p>
          </table:table-cell>
          <table:table-cell table:formula="of:=SQRT([.AO15]*(1-[.AO15]))/25000" office:value-type="float" office:value="0.0000100091882268244" calcext:value-type="float">
            <text:p>1.00091882268244E-005</text:p>
          </table:table-cell>
          <table:table-cell table:formula="of:=SQRT( ([.AP15]/[.AN15])*([.AP15]/[.AN15]) + ([.AQ15]/[.AO15])*([.AQ15]/[.AO15]) )" office:value-type="float" office:value="0.000159558521897941" calcext:value-type="float">
            <text:p>0.0001595585</text:p>
          </table:table-cell>
        </table:table-row>
        <table:table-row table:style-name="ro1">
          <table:table-cell table:number-columns-repeated="25"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C16]/[.AB16])" office:value-type="float" office:value="1.86913319865907" calcext:value-type="float">
            <text:p>1.8691331987</text:p>
          </table:table-cell>
          <table:table-cell table:formula="of:=[.AC16]/25000" office:value-type="float" office:value="0.42656" calcext:value-type="float">
            <text:p>0.42656</text:p>
          </table:table-cell>
          <table:table-cell table:formula="of:=[.AB16]/25000" office:value-type="float" office:value="0.0658" calcext:value-type="float">
            <text:p>0.0658</text:p>
          </table:table-cell>
          <table:table-cell table:formula="of:=SQRT([.AE16]*(1-[.AE16]))/25000" office:value-type="float" office:value="0.0000197830863679053" calcext:value-type="float">
            <text:p>1.97830863679053E-005</text:p>
          </table:table-cell>
          <table:table-cell table:formula="of:=SQRT([.AF16]*(1-[.AF16]))/25000" office:value-type="float" office:value="0.00000991728672571284" calcext:value-type="float">
            <text:p>9.91728672571284E-006</text:p>
          </table:table-cell>
          <table:table-cell table:formula="of:= SQRT( ([.AG16]/[.AE16])*([.AG16]/[.AE16]) + ([.AH16]/[.AF16])*([.AH16]/[.AF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L16]/[.AK16])" office:value-type="float" office:value="1.62596721438531" calcext:value-type="float">
            <text:p>1.6259672144</text:p>
          </table:table-cell>
          <table:table-cell table:formula="of:=[.AL16]/25000" office:value-type="float" office:value="0.30744" calcext:value-type="float">
            <text:p>0.30744</text:p>
          </table:table-cell>
          <table:table-cell table:formula="of:=[.AK16]/25000" office:value-type="float" office:value="0.06048" calcext:value-type="float">
            <text:p>0.06048</text:p>
          </table:table-cell>
          <table:table-cell table:formula="of:=SQRT([.AN16]*(1-[.AN16]))/25000" office:value-type="float" office:value="0.000018457330095114" calcext:value-type="float">
            <text:p>1.8457330095114E-005</text:p>
          </table:table-cell>
          <table:table-cell table:formula="of:=SQRT([.AO16]*(1-[.AO16]))/25000" office:value-type="float" office:value="0.00000953496048025371" calcext:value-type="float">
            <text:p>0.000009535</text:p>
          </table:table-cell>
          <table:table-cell table:formula="of:=SQRT( ([.AP16]/[.AN16])*([.AP16]/[.AN16]) + ([.AQ16]/[.AO16])*([.AQ16]/[.AO16]) )" office:value-type="float" office:value="0.000168698826179603" calcext:value-type="float">
            <text:p>0.0001686988</text:p>
          </table:table-cell>
        </table:table-row>
        <table:table-row table:style-name="ro1">
          <table:table-cell table:number-columns-repeated="25"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C17]/[.AB17])" office:value-type="float" office:value="1.86154372827695" calcext:value-type="float">
            <text:p>1.8615437283</text:p>
          </table:table-cell>
          <table:table-cell table:formula="of:=[.AC17]/25000" office:value-type="float" office:value="0.41896" calcext:value-type="float">
            <text:p>0.41896</text:p>
          </table:table-cell>
          <table:table-cell table:formula="of:=[.AB17]/25000" office:value-type="float" office:value="0.06512" calcext:value-type="float">
            <text:p>0.06512</text:p>
          </table:table-cell>
          <table:table-cell table:formula="of:=SQRT([.AE17]*(1-[.AE17]))/25000" office:value-type="float" office:value="0.0000197355524229751" calcext:value-type="float">
            <text:p>1.97355524229751E-005</text:p>
          </table:table-cell>
          <table:table-cell table:formula="of:=SQRT([.AF17]*(1-[.AF17]))/25000" office:value-type="float" office:value="0.00000986949932671359" calcext:value-type="float">
            <text:p>9.86949932671359E-006</text:p>
          </table:table-cell>
          <table:table-cell table:formula="of:= SQRT( ([.AG17]/[.AE17])*([.AG17]/[.AE17]) + ([.AH17]/[.AF17])*([.AH17]/[.AF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L17]/[.AK17])" office:value-type="float" office:value="1.6383940269755" calcext:value-type="float">
            <text:p>1.638394027</text:p>
          </table:table-cell>
          <table:table-cell table:formula="of:=[.AL17]/25000" office:value-type="float" office:value="0.26208" calcext:value-type="float">
            <text:p>0.26208</text:p>
          </table:table-cell>
          <table:table-cell table:formula="of:=[.AK17]/25000" office:value-type="float" office:value="0.05092" calcext:value-type="float">
            <text:p>0.05092</text:p>
          </table:table-cell>
          <table:table-cell table:formula="of:=SQRT([.AN17]*(1-[.AN17]))/25000" office:value-type="float" office:value="0.0000175906372187025" calcext:value-type="float">
            <text:p>1.75906372187025E-005</text:p>
          </table:table-cell>
          <table:table-cell table:formula="of:=SQRT([.AO17]*(1-[.AO17]))/25000" office:value-type="float" office:value="0.00000879337510629451" calcext:value-type="float">
            <text:p>8.79337510629451E-006</text:p>
          </table:table-cell>
          <table:table-cell table:formula="of:=SQRT( ([.AP17]/[.AN17])*([.AP17]/[.AN17]) + ([.AQ17]/[.AO17])*([.AQ17]/[.AO17]) )" office:value-type="float" office:value="0.00018527505035093" calcext:value-type="float">
            <text:p>0.0001852751</text:p>
          </table:table-cell>
        </table:table-row>
        <table:table-row table:style-name="ro1">
          <table:table-cell table:number-columns-repeated="25"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C18]/[.AB18])" office:value-type="float" office:value="1.84899770108297" calcext:value-type="float">
            <text:p>1.8489977011</text:p>
          </table:table-cell>
          <table:table-cell table:formula="of:=[.AC18]/25000" office:value-type="float" office:value="0.41272" calcext:value-type="float">
            <text:p>0.41272</text:p>
          </table:table-cell>
          <table:table-cell table:formula="of:=[.AB18]/25000" office:value-type="float" office:value="0.06496" calcext:value-type="float">
            <text:p>0.06496</text:p>
          </table:table-cell>
          <table:table-cell table:formula="of:=SQRT([.AE18]*(1-[.AE18]))/25000" office:value-type="float" office:value="0.0000196929307762964" calcext:value-type="float">
            <text:p>1.96929307762964E-005</text:p>
          </table:table-cell>
          <table:table-cell table:formula="of:=SQRT([.AF18]*(1-[.AF18]))/25000" office:value-type="float" office:value="0.0000098582106611697" calcext:value-type="float">
            <text:p>9.8582106611697E-006</text:p>
          </table:table-cell>
          <table:table-cell table:formula="of:= SQRT( ([.AG18]/[.AE18])*([.AG18]/[.AE18]) + ([.AH18]/[.AF18])*([.AH18]/[.AF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L18]/[.AK18])" office:value-type="float" office:value="1.74278812922698" calcext:value-type="float">
            <text:p>1.7427881292</text:p>
          </table:table-cell>
          <table:table-cell table:formula="of:=[.AL18]/25000" office:value-type="float" office:value="0.22076" calcext:value-type="float">
            <text:p>0.22076</text:p>
          </table:table-cell>
          <table:table-cell table:formula="of:=[.AK18]/25000" office:value-type="float" office:value="0.03864" calcext:value-type="float">
            <text:p>0.03864</text:p>
          </table:table-cell>
          <table:table-cell table:formula="of:=SQRT([.AN18]*(1-[.AN18]))/25000" office:value-type="float" office:value="0.0000165903597260578" calcext:value-type="float">
            <text:p>1.65903597260578E-005</text:p>
          </table:table-cell>
          <table:table-cell table:formula="of:=SQRT([.AO18]*(1-[.AO18]))/25000" office:value-type="float" office:value="0.00000770941765894156" calcext:value-type="float">
            <text:p>7.70941765894156E-006</text:p>
          </table:table-cell>
          <table:table-cell table:formula="of:=SQRT( ([.AP18]/[.AN18])*([.AP18]/[.AN18]) + ([.AQ18]/[.AO18])*([.AQ18]/[.AO18]) )" office:value-type="float" office:value="0.000213203089315565" calcext:value-type="float">
            <text:p>0.0002132031</text:p>
          </table:table-cell>
        </table:table-row>
        <table:table-row table:style-name="ro1">
          <table:table-cell table:number-columns-repeated="25"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C19]/[.AB19])" office:value-type="float" office:value="1.63900734850505" calcext:value-type="float">
            <text:p>1.6390073485</text:p>
          </table:table-cell>
          <table:table-cell table:formula="of:=[.AC19]/25000" office:value-type="float" office:value="0.18808" calcext:value-type="float">
            <text:p>0.18808</text:p>
          </table:table-cell>
          <table:table-cell table:formula="of:=[.AB19]/25000" office:value-type="float" office:value="0.03652" calcext:value-type="float">
            <text:p>0.03652</text:p>
          </table:table-cell>
          <table:table-cell table:formula="of:=SQRT([.AE19]*(1-[.AE19]))/25000" office:value-type="float" office:value="0.000015631041608287" calcext:value-type="float">
            <text:p>0.000015631</text:p>
          </table:table-cell>
          <table:table-cell table:formula="of:=SQRT([.AF19]*(1-[.AF19]))/25000" office:value-type="float" office:value="0.00000750320353982217" calcext:value-type="float">
            <text:p>7.50320353982217E-006</text:p>
          </table:table-cell>
          <table:table-cell table:formula="of:= SQRT( ([.AG19]/[.AE19])*([.AG19]/[.AE19]) + ([.AH19]/[.AF19])*([.AH19]/[.AF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L19]/[.AK19])" office:value-type="string" office:string-value="" calcext:value-type="error">
            <text:p>#DIV/0!</text:p>
          </table:table-cell>
          <table:table-cell table:formula="of:=[.AL19]/25000" office:value-type="float" office:value="0" calcext:value-type="float">
            <text:p>0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[.AO19]*(1-[.AO19]))/25000" office:value-type="float" office:value="0" calcext:value-type="float">
            <text:p>0</text:p>
          </table:table-cell>
          <table:table-cell table:formula="of:=SQRT( ([.AP19]/[.AN19])*([.AP19]/[.AN19]) + ([.AQ19]/[.AO19])*([.AQ19]/[.AO19]) 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5"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C20]/[.AB20])" office:value-type="string" office:string-value="" calcext:value-type="error">
            <text:p>#DIV/0!</text:p>
          </table:table-cell>
          <table:table-cell table:formula="of:=[.AC20]/25000" office:value-type="float" office:value="0" calcext:value-type="float">
            <text:p>0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SQRT([.AF20]*(1-[.AF20]))/25000" office:value-type="float" office:value="0" calcext:value-type="float">
            <text:p>0</text:p>
          </table:table-cell>
          <table:table-cell table:formula="of:= SQRT( ([.AG20]/[.AE20])*([.AG20]/[.AE20]) + ([.AH20]/[.AF20])*([.AH20]/[.AF20]) )" office:value-type="string" office:string-value="" calcext:value-type="error">
            <text:p>#DIV/0!</text:p>
          </table:table-cell>
          <table:table-cell table:number-columns-repeated="3"/>
          <table:table-cell table:formula="of:=LN([.AL20]/[.AK20])" office:value-type="string" office:string-value="" calcext:value-type="error">
            <text:p>#DIV/0!</text:p>
          </table:table-cell>
          <table:table-cell table:formula="of:=[.AL20]/25000" office:value-type="float" office:value="0" calcext:value-type="float">
            <text:p>0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[.AO20]*(1-[.AO20]))/25000" office:value-type="float" office:value="0" calcext:value-type="float">
            <text:p>0</text:p>
          </table:table-cell>
          <table:table-cell table:formula="of:=SQRT( ([.AP20]/[.AN20])*([.AP20]/[.AN20]) + ([.AQ20]/[.AO20])*([.AQ20]/[.AO20]) 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08:56:06.129905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8-13T15:24:58.001733915</dc:date>
    <meta:editing-duration>P3DT2H38M17S</meta:editing-duration>
    <meta:editing-cycles>269</meta:editing-cycles>
    <meta:generator>LibreOffice/4.2.8.2$Linux_X86_64 LibreOffice_project/420m0$Build-2</meta:generator>
    <meta:document-statistic meta:table-count="19" meta:cell-count="582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1.893cm" style:legend-expansion="high" chart:style-name="ch2"/>
        <chart:plot-area chart:style-name="ch3" table:cell-range-address="Sheet5.B4:Sheet5.B10 Sheet5.C15:Sheet5.D15 Sheet5.F4:Sheet5.F10 Sheet15.B14:Sheet15.B14 Sheet15.F4:Sheet15.F12 Sheet5.D16:Sheet5.F16 Sheet5.T4:Sheet5.T19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15.F4:Sheet15.F12" chart:label-cell-address="Sheet15.B14:Sheet15.B14" chart:class="chart:scatter">
            <chart:domain table:cell-range-address="Sheet5.B4:Sheet5.B12"/>
            <chart:data-point chart:repeated="9"/>
          </chart:series>
          <chart:series chart:style-name="ch8" chart:values-cell-range-address="Sheet5.T4:Sheet5.T19" chart:label-cell-address="Sheet5.F16:Sheet5.F16" chart:class="chart:scatter">
            <chart:domain table:cell-range-address="Sheet5.S4:Sheet5.S19"/>
            <chart:data-point chart:repeated="16"/>
          </chart:series>
          <chart:series chart:style-name="ch9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10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11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2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3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UV3_test5</text:p>
                <draw:g>
                  <svg:desc>Sheet5.F16:Sheet5.F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">
                <text:p>0</text:p>
                <draw:g>
                  <svg:desc>Sheet5.B4:Sheet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0.5">
                <text:p>0.5</text:p>
                <draw:g>
                  <svg:desc>Sheet5.S4:Sheet5.S19</svg:desc>
                </draw:g>
              </table:table-cell>
              <table:table-cell office:value-type="float" office:value="0.140969498754988">
                <text:p>0.140969498754988</text:p>
                <draw:g>
                  <svg:desc>Sheet5.T4:Sheet5.T19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1">
                <text:p>1</text:p>
              </table:table-cell>
              <table:table-cell office:value-type="float" office:value="0.213240755850157">
                <text:p>0.213240755850157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1.5">
                <text:p>1.5</text:p>
              </table:table-cell>
              <table:table-cell office:value-type="float" office:value="0.267505148401012">
                <text:p>0.267505148401012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2">
                <text:p>2</text:p>
              </table:table-cell>
              <table:table-cell office:value-type="float" office:value="0.287059877862578">
                <text:p>0.287059877862578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2.5">
                <text:p>2.5</text:p>
              </table:table-cell>
              <table:table-cell office:value-type="float" office:value="0.299621311463038">
                <text:p>0.299621311463038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3">
                <text:p>3</text:p>
              </table:table-cell>
              <table:table-cell office:value-type="float" office:value="0.320790570773176">
                <text:p>0.320790570773176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3.5">
                <text:p>3.5</text:p>
              </table:table-cell>
              <table:table-cell office:value-type="float" office:value="0.315948204750467">
                <text:p>0.315948204750467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4">
                <text:p>4</text:p>
              </table:table-cell>
              <table:table-cell office:value-type="float" office:value="0.337739790745362">
                <text:p>0.337739790745362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4.5">
                <text:p>4.5</text:p>
              </table:table-cell>
              <table:table-cell office:value-type="float" office:value="0.332319760467047">
                <text:p>0.332319760467047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30488176211161">
                <text:p>0.330488176211161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34670178478991">
                <text:p>0.34670178478991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82210139243">
                <text:p>0.3382210139243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33462432516567">
                <text:p>0.333462432516567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32360153429329">
                <text:p>0.332360153429329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318912383605591">
                <text:p>0.318912383605591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703cm" style:legend-expansion="high" chart:style-name="ch2"/>
        <chart:plot-area chart:style-name="ch3" table:cell-range-address="Sheet15.B4:Sheet15.B12 Sheet15.B14:Sheet15.C14 Sheet15.F4:Sheet15.F12 Sheet15.D14:Sheet15.D14 Sheet15.T4:Sheet15.T12 Sheet15.M4:Sheet15.M12" chart:data-source-has-labels="row" svg:x="0.32cm" svg:y="0.18cm" svg:width="13.838cm" svg:height="8.64cm">
          <chartooo:coordinate-region svg:x="1.338cm" svg:y="0.379cm" svg:width="12.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label-cell-address="Sheet15.B14:Sheet15.B14" chart:class="chart:scatter">
            <chart:domain table:cell-range-address="Sheet15.B4:Sheet15.B12"/>
            <chart:data-point chart:repeated="9"/>
          </chart:series>
          <chart:series chart:style-name="ch7" chart:values-cell-range-address="Sheet15.T4:Sheet15.T12" chart:label-cell-address="Sheet15.D14:Sheet15.D14" chart:class="chart:scatter">
            <chart:data-point chart:repeated="9"/>
          </chart:series>
          <chart:series chart:style-name="ch8" chart:values-cell-range-address="Sheet15.M4:Sheet15.M12" chart:label-cell-address="Sheet15.C14:Sheet15.C14" chart:class="chart:scatter">
            <chart:domain table:cell-range-address="Sheet15.I4:Sheet15.I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run 3</text:p>
                <draw:g>
                  <svg:desc>Sheet15.D14:Sheet15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un2</text:p>
                <draw:g>
                  <svg:desc>Sheet15.C14:Sheet15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NaN">
                <text:p>NaN</text:p>
                <draw:g>
                  <svg:desc>Sheet15.T4:Sheet15.T12</svg:desc>
                </draw:g>
              </table:table-cell>
              <table:table-cell office:value-type="float" office:value="0">
                <text:p>0</text:p>
                <draw:g>
                  <svg:desc>Sheet15.I4:Sheet15.I12</svg:desc>
                </draw:g>
              </table:table-cell>
              <table:table-cell office:value-type="float" office:value="-0.00197164968518588">
                <text:p>-0.00197164968518588</text:p>
                <draw:g>
                  <svg:desc>Sheet15.M4:Sheet1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0.00271315366867934">
                <text:p>0.00271315366867934</text:p>
              </table:table-cell>
              <table:table-cell office:value-type="float" office:value="0.5">
                <text:p>0.5</text:p>
              </table:table-cell>
              <table:table-cell office:value-type="float" office:value="0.00176522552456919">
                <text:p>0.0017652255245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0.0240192867111414">
                <text:p>0.0240192867111414</text:p>
              </table:table-cell>
              <table:table-cell office:value-type="float" office:value="1">
                <text:p>1</text:p>
              </table:table-cell>
              <table:table-cell office:value-type="float" office:value="0.0272691885752237">
                <text:p>0.027269188575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0.0205799426824387">
                <text:p>0.0205799426824387</text:p>
              </table:table-cell>
              <table:table-cell office:value-type="float" office:value="1.5">
                <text:p>1.5</text:p>
              </table:table-cell>
              <table:table-cell office:value-type="float" office:value="0.0326941761905135">
                <text:p>0.032694176190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0.0331839009092888">
                <text:p>0.0331839009092888</text:p>
              </table:table-cell>
              <table:table-cell office:value-type="float" office:value="2">
                <text:p>2</text:p>
              </table:table-cell>
              <table:table-cell office:value-type="float" office:value="0.0376760388979542">
                <text:p>0.037676038897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0.0405793380160794">
                <text:p>0.0405793380160794</text:p>
              </table:table-cell>
              <table:table-cell office:value-type="float" office:value="2.5">
                <text:p>2.5</text:p>
              </table:table-cell>
              <table:table-cell office:value-type="float" office:value="0.0421330211081002">
                <text:p>0.04213302110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0.0424189179711492">
                <text:p>0.0424189179711492</text:p>
              </table:table-cell>
              <table:table-cell office:value-type="float" office:value="3">
                <text:p>3</text:p>
              </table:table-cell>
              <table:table-cell office:value-type="float" office:value="0.0447341476639921">
                <text:p>0.044734147663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0.0448823879243389">
                <text:p>0.0448823879243389</text:p>
              </table:table-cell>
              <table:table-cell office:value-type="float" office:value="3.5">
                <text:p>3.5</text:p>
              </table:table-cell>
              <table:table-cell office:value-type="float" office:value="0.0503121453799293">
                <text:p>0.050312145379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0.0340741529499073">
                <text:p>0.0340741529499073</text:p>
              </table:table-cell>
              <table:table-cell office:value-type="float" office:value="4">
                <text:p>4</text:p>
              </table:table-cell>
              <table:table-cell office:value-type="float" office:value="0.049613891565591">
                <text:p>0.0496138915655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8cm" svg:y="4.201cm" style:legend-expansion="high" chart:style-name="ch2"/>
        <chart:plot-area chart:style-name="ch3" table:cell-range-address="Sheet16.K3:Sheet16.K21 Sheet16.L1:Sheet16.L1 Sheet16.N3:Sheet16.N21" chart:data-source-has-labels="row" svg:x="0.32cm" svg:y="0.18cm" svg:width="10.028cm" svg:height="8.64cm">
          <chartooo:coordinate-region svg:x="1.047cm" svg:y="0.379cm" svg:width="9.1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N3:Sheet16.N21" chart:label-cell-address="Sheet16.L1:Sheet16.L1" chart:class="chart:scatter">
            <chart:domain table:cell-range-address="Sheet16.K3:Sheet16.K2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UV 2 , RT, N2, no colling, bs</text:p>
                <draw:g>
                  <svg:desc>Sheet16.L1:Sheet16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6.K3:Sheet16.K21</svg:desc>
                </draw:g>
              </table:table-cell>
              <table:table-cell office:value-type="float" office:value="0.642331620356536">
                <text:p>0.642331620356536</text:p>
                <draw:g>
                  <svg:desc>Sheet16.N3:Sheet16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0100904782397">
                <text:p>0.6010090478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658767914261889">
                <text:p>0.65876791426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808168700872301">
                <text:p>0.808168700872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1170553971712">
                <text:p>0.9117055397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.02260474018177">
                <text:p>1.0226047401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.1580054573533">
                <text:p>1.1580054573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29074077689793">
                <text:p>1.2907407768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34682132255725">
                <text:p>1.3468213225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47665029076242">
                <text:p>1.47665029076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58798193354556">
                <text:p>1.5879819335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66073120682165">
                <text:p>1.6607312068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65386224354928">
                <text:p>1.65386224354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73778794631663">
                <text:p>1.7377879463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76288037693431">
                <text:p>1.762880376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81574289938548">
                <text:p>1.8157428993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.77037808047777">
                <text:p>1.77037808047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8646068228179">
                <text:p>1.864606822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1.88752868048409">
                <text:p>1.88752868048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 chart:error-upper-range="Sheet17.AQ4:Sheet17.AQ18" chart:error-lower-range="Sheet17.AQ4:Sheet17.AQ1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7cm" svg:height="11.9cm" xlink:href=".." xlink:type="simple" chart:class="chart:scatter" chart:style-name="ch1">
        <chart:legend chart:legend-position="end" svg:x="20.858cm" svg:y="5.402cm" style:legend-expansion="high" chart:style-name="ch2"/>
        <chart:plot-area chart:style-name="ch3" table:cell-range-address="Sheet17.B4:Sheet17.B23 Sheet17.AJ2:Sheet17.AJ2 Sheet17.AL4:Sheet17.AL20 Sheet17.L2:Sheet17.L2 Sheet17.N4:Sheet17.N20" chart:data-source-has-labels="row" svg:x="0.471cm" svg:y="0.238cm" svg:width="19.916cm" svg:height="11.424cm">
          <chartooo:coordinate-region svg:x="1.198cm" svg:y="0.437cm" svg:width="19.002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7.AL4:Sheet17.AL20" chart:label-cell-address="Sheet17.AJ2:Sheet17.AJ2" chart:class="chart:scatter">
            <chart:domain table:cell-range-address="Sheet17.B4:Sheet17.B23"/>
            <chart:data-point chart:repeated="20"/>
          </chart:series>
          <chart:series chart:style-name="ch7" chart:values-cell-range-address="Sheet17.N4:Sheet17.N20" chart:label-cell-address="Sheet17.L2:Sheet17.L2" chart:class="chart:scatter">
            <chart:domain table:cell-range-address="Sheet17.Z4:Sheet17.Z20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UV3, test 2</text:p>
                <draw:g>
                  <svg:desc>Sheet17.AJ2:Sheet17.AJ2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VUV3, test 1</text:p>
                <draw:g>
                  <svg:desc>Sheet17.L2:Sheet17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7.B4:Sheet17.B23</svg:desc>
                </draw:g>
              </table:table-cell>
              <table:table-cell office:value-type="float" office:value="0.143319027046509">
                <text:p>0.143319027046509</text:p>
                <draw:g>
                  <svg:desc>Sheet17.AL4:Sheet17.AL20</svg:desc>
                </draw:g>
              </table:table-cell>
              <table:table-cell office:value-type="float" office:value="0.5">
                <text:p>0.5</text:p>
                <draw:g>
                  <svg:desc>Sheet17.Z4:Sheet17.Z20</svg:desc>
                </draw:g>
              </table:table-cell>
              <table:table-cell office:value-type="float" office:value="0.270651598201136">
                <text:p>0.270651598201136</text:p>
                <draw:g>
                  <svg:desc>Sheet17.N4:Sheet17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98425617997181">
                <text:p>0.798425617997181</text:p>
              </table:table-cell>
              <table:table-cell office:value-type="float" office:value="1">
                <text:p>1</text:p>
              </table:table-cell>
              <table:table-cell office:value-type="float" office:value="0.839975523999056">
                <text:p>0.839975523999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05577230648703">
                <text:p>1.05577230648703</text:p>
              </table:table-cell>
              <table:table-cell office:value-type="float" office:value="1.5">
                <text:p>1.5</text:p>
              </table:table-cell>
              <table:table-cell office:value-type="float" office:value="1.08128593172519">
                <text:p>1.08128593172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20264647652858">
                <text:p>1.20264647652858</text:p>
              </table:table-cell>
              <table:table-cell office:value-type="float" office:value="2">
                <text:p>2</text:p>
              </table:table-cell>
              <table:table-cell office:value-type="float" office:value="1.2583625255295">
                <text:p>1.2583625255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32874441638918">
                <text:p>1.32874441638918</text:p>
              </table:table-cell>
              <table:table-cell office:value-type="float" office:value="2.5">
                <text:p>2.5</text:p>
              </table:table-cell>
              <table:table-cell office:value-type="float" office:value="1.37651416939394">
                <text:p>1.37651416939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40710776183111">
                <text:p>1.40710776183111</text:p>
              </table:table-cell>
              <table:table-cell office:value-type="float" office:value="3">
                <text:p>3</text:p>
              </table:table-cell>
              <table:table-cell office:value-type="float" office:value="1.44946379108614">
                <text:p>1.44946379108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4761261223299">
                <text:p>1.4761261223299</text:p>
              </table:table-cell>
              <table:table-cell office:value-type="float" office:value="3.5">
                <text:p>3.5</text:p>
              </table:table-cell>
              <table:table-cell office:value-type="float" office:value="1.45497619598841">
                <text:p>1.4549761959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50959139262956">
                <text:p>1.50959139262956</text:p>
              </table:table-cell>
              <table:table-cell office:value-type="float" office:value="4">
                <text:p>4</text:p>
              </table:table-cell>
              <table:table-cell office:value-type="float" office:value="1.51630861969809">
                <text:p>1.51630861969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51055299315968">
                <text:p>1.51055299315968</text:p>
              </table:table-cell>
              <table:table-cell office:value-type="float" office:value="4.5">
                <text:p>4.5</text:p>
              </table:table-cell>
              <table:table-cell office:value-type="float" office:value="1.5470211904504">
                <text:p>1.5470211904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7611659525769">
                <text:p>1.57611659525769</text:p>
              </table:table-cell>
              <table:table-cell office:value-type="float" office:value="5">
                <text:p>5</text:p>
              </table:table-cell>
              <table:table-cell office:value-type="float" office:value="1.58152817665588">
                <text:p>1.58152817665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58523790870208">
                <text:p>1.58523790870208</text:p>
              </table:table-cell>
              <table:table-cell office:value-type="float" office:value="5.5">
                <text:p>5.5</text:p>
              </table:table-cell>
              <table:table-cell office:value-type="float" office:value="1.53980975252353">
                <text:p>1.53980975252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59829139563713">
                <text:p>1.59829139563713</text:p>
              </table:table-cell>
              <table:table-cell office:value-type="float" office:value="6">
                <text:p>6</text:p>
              </table:table-cell>
              <table:table-cell office:value-type="float" office:value="1.58610451761644">
                <text:p>1.58610451761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62596721438531">
                <text:p>1.62596721438531</text:p>
              </table:table-cell>
              <table:table-cell office:value-type="float" office:value="6.5">
                <text:p>6.5</text:p>
              </table:table-cell>
              <table:table-cell office:value-type="float" office:value="1.58836245470746">
                <text:p>1.58836245470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1.6383940269755">
                <text:p>1.6383940269755</text:p>
              </table:table-cell>
              <table:table-cell office:value-type="float" office:value="7.5">
                <text:p>7.5</text:p>
              </table:table-cell>
              <table:table-cell office:value-type="float" office:value="1.6141254210172">
                <text:p>1.614125421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1.74278812922698">
                <text:p>1.74278812922698</text:p>
              </table:table-cell>
              <table:table-cell office:value-type="float" office:value="8.5">
                <text:p>8.5</text:p>
              </table:table-cell>
              <table:table-cell office:value-type="float" office:value="1.62649785108598">
                <text:p>1.62649785108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.68509782644285">
                <text:p>1.68509782644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1.68649986683536">
                <text:p>1.68649986683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